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Grammar Summary</text:h>
      <text:h text:style-name="Heading_20_1" text:outline-level="1">A.1 Lexical Grammar</text:h>
      <text:p text:style-name="Text_20_body"><text:a xlink:type="simple" xlink:href="https://262.ecma-international.org/11.0/#prod-SourceCharacter" text:style-name="Internet_20_link" text:visited-style-name="Visited_20_Internet_20_Link">SourceCharacter</text:a> <text:a xlink:type="simple" xlink:href="https://262.ecma-international.org/11.0/#prod-InputElementDiv" text:style-name="Internet_20_link" text:visited-style-name="Visited_20_Internet_20_Link">InputElementDiv</text:a><text:a xlink:type="simple" xlink:href="https://262.ecma-international.org/11.0/#prod-WhiteSpace" text:style-name="Internet_20_link" text:visited-style-name="Visited_20_Internet_20_Link">WhiteSpace</text:a>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Comment" text:style-name="Internet_20_link" text:visited-style-name="Visited_20_Internet_20_Link">Comment</text:a> <text:a xlink:type="simple" xlink:href="https://262.ecma-international.org/11.0/#prod-CommonToken" text:style-name="Internet_20_link" text:visited-style-name="Visited_20_Internet_20_Link">CommonToken</text:a> <text:a xlink:type="simple" xlink:href="https://262.ecma-international.org/11.0/#prod-DivPunctuator" text:style-name="Internet_20_link" text:visited-style-name="Visited_20_Internet_20_Link">DivPunctuator</text:a> <text:a xlink:type="simple" xlink:href="https://262.ecma-international.org/11.0/#prod-RightBracePunctuator" text:style-name="Internet_20_link" text:visited-style-name="Visited_20_Internet_20_Link">RightBracePunctuator</text:a> <text:a xlink:type="simple" xlink:href="https://262.ecma-international.org/11.0/#prod-InputElementRegExp" text:style-name="Internet_20_link" text:visited-style-name="Visited_20_Internet_20_Link">InputElementRegExp</text:a><text:a xlink:type="simple" xlink:href="https://262.ecma-international.org/11.0/#prod-WhiteSpace" text:style-name="Internet_20_link" text:visited-style-name="Visited_20_Internet_20_Link">WhiteSpace</text:a>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Comment" text:style-name="Internet_20_link" text:visited-style-name="Visited_20_Internet_20_Link">Comment</text:a> <text:a xlink:type="simple" xlink:href="https://262.ecma-international.org/11.0/#prod-CommonToken" text:style-name="Internet_20_link" text:visited-style-name="Visited_20_Internet_20_Link">CommonToken</text:a> <text:a xlink:type="simple" xlink:href="https://262.ecma-international.org/11.0/#prod-RightBracePunctuator" text:style-name="Internet_20_link" text:visited-style-name="Visited_20_Internet_20_Link">RightBracePunctuator</text:a> <text:a xlink:type="simple" xlink:href="https://262.ecma-international.org/11.0/#prod-RegularExpressionLiteral" text:style-name="Internet_20_link" text:visited-style-name="Visited_20_Internet_20_Link">RegularExpressionLiteral</text:a> <text:a xlink:type="simple" xlink:href="https://262.ecma-international.org/11.0/#prod-InputElementRegExpOrTemplateTail" text:style-name="Internet_20_link" text:visited-style-name="Visited_20_Internet_20_Link">InputElementRegExpOrTemplateTail</text:a><text:a xlink:type="simple" xlink:href="https://262.ecma-international.org/11.0/#prod-WhiteSpace" text:style-name="Internet_20_link" text:visited-style-name="Visited_20_Internet_20_Link">WhiteSpace</text:a>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Comment" text:style-name="Internet_20_link" text:visited-style-name="Visited_20_Internet_20_Link">Comment</text:a> <text:a xlink:type="simple" xlink:href="https://262.ecma-international.org/11.0/#prod-CommonToken" text:style-name="Internet_20_link" text:visited-style-name="Visited_20_Internet_20_Link">CommonToken</text:a> <text:a xlink:type="simple" xlink:href="https://262.ecma-international.org/11.0/#prod-RegularExpressionLiteral" text:style-name="Internet_20_link" text:visited-style-name="Visited_20_Internet_20_Link">RegularExpressionLiteral</text:a> <text:a xlink:type="simple" xlink:href="https://262.ecma-international.org/11.0/#prod-TemplateSubstitutionTail" text:style-name="Internet_20_link" text:visited-style-name="Visited_20_Internet_20_Link">TemplateSubstitutionTail</text:a> <text:a xlink:type="simple" xlink:href="https://262.ecma-international.org/11.0/#prod-InputElementTemplateTail" text:style-name="Internet_20_link" text:visited-style-name="Visited_20_Internet_20_Link">InputElementTemplateTail</text:a><text:a xlink:type="simple" xlink:href="https://262.ecma-international.org/11.0/#prod-WhiteSpace" text:style-name="Internet_20_link" text:visited-style-name="Visited_20_Internet_20_Link">WhiteSpace</text:a>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Comment" text:style-name="Internet_20_link" text:visited-style-name="Visited_20_Internet_20_Link">Comment</text:a> <text:a xlink:type="simple" xlink:href="https://262.ecma-international.org/11.0/#prod-CommonToken" text:style-name="Internet_20_link" text:visited-style-name="Visited_20_Internet_20_Link">CommonToken</text:a> <text:a xlink:type="simple" xlink:href="https://262.ecma-international.org/11.0/#prod-DivPunctuator" text:style-name="Internet_20_link" text:visited-style-name="Visited_20_Internet_20_Link">DivPunctuator</text:a> <text:a xlink:type="simple" xlink:href="https://262.ecma-international.org/11.0/#prod-TemplateSubstitutionTail" text:style-name="Internet_20_link" text:visited-style-name="Visited_20_Internet_20_Link">TemplateSubstitutionTail</text:a> <text:a xlink:type="simple" xlink:href="https://262.ecma-international.org/11.0/#prod-WhiteSpace" text:style-name="Internet_20_link" text:visited-style-name="Visited_20_Internet_20_Link">WhiteSpace</text:a>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LineTerminatorSequence" text:style-name="Internet_20_link" text:visited-style-name="Visited_20_Internet_20_Link">LineTerminatorSequence</text:a> ] <text:a xlink:type="simple" xlink:href="https://262.ecma-international.org/11.0/#prod-Comment" text:style-name="Internet_20_link" text:visited-style-name="Visited_20_Internet_20_Link">Comment</text:a><text:a xlink:type="simple" xlink:href="https://262.ecma-international.org/11.0/#prod-MultiLineComment" text:style-name="Internet_20_link" text:visited-style-name="Visited_20_Internet_20_Link">MultiLineComment</text:a> <text:a xlink:type="simple" xlink:href="https://262.ecma-international.org/11.0/#prod-SingleLineComment" text:style-name="Internet_20_link" text:visited-style-name="Visited_20_Internet_20_Link">SingleLineComment</text:a> <text:a xlink:type="simple" xlink:href="https://262.ecma-international.org/11.0/#prod-MultiLineComment" text:style-name="Internet_20_link" text:visited-style-name="Visited_20_Internet_20_Link">MultiLineComment</text:a><text:a xlink:type="simple" xlink:href="https://262.ecma-international.org/11.0/#prod-MultiLineCommentChars" text:style-name="Internet_20_link" text:visited-style-name="Visited_20_Internet_20_Link">MultiLineCommentChars</text:a> <text:a xlink:type="simple" xlink:href="https://262.ecma-international.org/11.0/#prod-MultiLineCommentChars" text:style-name="Internet_20_link" text:visited-style-name="Visited_20_Internet_20_Link">MultiLineCommentChars</text:a><text:a xlink:type="simple" xlink:href="https://262.ecma-international.org/11.0/#prod-MultiLineNotAsteriskChar" text:style-name="Internet_20_link" text:visited-style-name="Visited_20_Internet_20_Link">MultiLineNotAsteriskChar</text:a><text:a xlink:type="simple" xlink:href="https://262.ecma-international.org/11.0/#prod-MultiLineCommentChars" text:style-name="Internet_20_link" text:visited-style-name="Visited_20_Internet_20_Link">MultiLineCommentChars</text:a> <text:a xlink:type="simple" xlink:href="https://262.ecma-international.org/11.0/#prod-PostAsteriskCommentChars" text:style-name="Internet_20_link" text:visited-style-name="Visited_20_Internet_20_Link">PostAsteriskCommentChars</text:a> <text:a xlink:type="simple" xlink:href="https://262.ecma-international.org/11.0/#prod-PostAsteriskCommentChars" text:style-name="Internet_20_link" text:visited-style-name="Visited_20_Internet_20_Link">PostAsteriskCommentChars</text:a><text:a xlink:type="simple" xlink:href="https://262.ecma-international.org/11.0/#prod-MultiLineNotForwardSlashOrAsteriskChar" text:style-name="Internet_20_link" text:visited-style-name="Visited_20_Internet_20_Link">MultiLineNotForwardSlashOrAsteriskChar</text:a><text:a xlink:type="simple" xlink:href="https://262.ecma-international.org/11.0/#prod-MultiLineCommentChars" text:style-name="Internet_20_link" text:visited-style-name="Visited_20_Internet_20_Link">MultiLineCommentChars</text:a> <text:a xlink:type="simple" xlink:href="https://262.ecma-international.org/11.0/#prod-PostAsteriskCommentChars" text:style-name="Internet_20_link" text:visited-style-name="Visited_20_Internet_20_Link">PostAsteriskCommentChars</text:a> <text:a xlink:type="simple" xlink:href="https://262.ecma-international.org/11.0/#prod-MultiLineNotAsteriskChar" text:style-name="Internet_20_link" text:visited-style-name="Visited_20_Internet_20_Link">MultiLineNotAsteriskChar</text:a><text:a xlink:type="simple" xlink:href="https://262.ecma-international.org/11.0/#prod-SourceCharacter" text:style-name="Internet_20_link" text:visited-style-name="Visited_20_Internet_20_Link">SourceCharacter</text:a> <text:a xlink:type="simple" xlink:href="https://262.ecma-international.org/11.0/#prod-MultiLineNotForwardSlashOrAsteriskChar" text:style-name="Internet_20_link" text:visited-style-name="Visited_20_Internet_20_Link">MultiLineNotForwardSlashOrAsteriskChar</text:a><text:a xlink:type="simple" xlink:href="https://262.ecma-international.org/11.0/#prod-SourceCharacter" text:style-name="Internet_20_link" text:visited-style-name="Visited_20_Internet_20_Link">SourceCharacter</text:a> or <text:a xlink:type="simple" xlink:href="https://262.ecma-international.org/11.0/#prod-SingleLineComment" text:style-name="Internet_20_link" text:visited-style-name="Visited_20_Internet_20_Link">SingleLineComment</text:a><text:a xlink:type="simple" xlink:href="https://262.ecma-international.org/11.0/#prod-SingleLineCommentChars" text:style-name="Internet_20_link" text:visited-style-name="Visited_20_Internet_20_Link">SingleLineCommentChars</text:a> <text:a xlink:type="simple" xlink:href="https://262.ecma-international.org/11.0/#prod-SingleLineCommentChars" text:style-name="Internet_20_link" text:visited-style-name="Visited_20_Internet_20_Link">SingleLineCommentChars</text:a><text:a xlink:type="simple" xlink:href="https://262.ecma-international.org/11.0/#prod-SingleLineCommentChar" text:style-name="Internet_20_link" text:visited-style-name="Visited_20_Internet_20_Link">SingleLineCommentChar</text:a><text:a xlink:type="simple" xlink:href="https://262.ecma-international.org/11.0/#prod-SingleLineCommentChars" text:style-name="Internet_20_link" text:visited-style-name="Visited_20_Internet_20_Link">SingleLineCommentChars</text:a> <text:a xlink:type="simple" xlink:href="https://262.ecma-international.org/11.0/#prod-SingleLineCommentChar" text:style-name="Internet_20_link" text:visited-style-name="Visited_20_Internet_20_Link">SingleLineCommentChar</text:a><text:a xlink:type="simple" xlink:href="https://262.ecma-international.org/11.0/#prod-SourceCharacter" text:style-name="Internet_20_link" text:visited-style-name="Visited_20_Internet_20_Link">SourceCharacter</text:a>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CommonToken" text:style-name="Internet_20_link" text:visited-style-name="Visited_20_Internet_20_Link">CommonToken</text:a>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Punctuator" text:style-name="Internet_20_link" text:visited-style-name="Visited_20_Internet_20_Link">Punctuator</text:a> <text:a xlink:type="simple" xlink:href="https://262.ecma-international.org/11.0/#prod-NumericLiteral" text:style-name="Internet_20_link" text:visited-style-name="Visited_20_Internet_20_Link">NumericLiteral</text:a> <text:a xlink:type="simple" xlink:href="https://262.ecma-international.org/11.0/#prod-StringLiteral" text:style-name="Internet_20_link" text:visited-style-name="Visited_20_Internet_20_Link">StringLiteral</text:a> <text:a xlink:type="simple" xlink:href="https://262.ecma-international.org/11.0/#prod-Template" text:style-name="Internet_20_link" text:visited-style-name="Visited_20_Internet_20_Link">Template</text:a> <text:a xlink:type="simple" xlink:href="https://262.ecma-international.org/11.0/#prod-IdentifierName" text:style-name="Internet_20_link" text:visited-style-name="Visited_20_Internet_20_Link">IdentifierName</text:a><text:a xlink:type="simple" xlink:href="https://262.ecma-international.org/11.0/#prod-IdentifierStart" text:style-name="Internet_20_link" text:visited-style-name="Visited_20_Internet_20_Link">IdentifierStart</text:a> <text:a xlink:type="simple" xlink:href="https://262.ecma-international.org/11.0/#prod-IdentifierName" text:style-name="Internet_20_link" text:visited-style-name="Visited_20_Internet_20_Link">IdentifierName</text:a><text:a xlink:type="simple" xlink:href="https://262.ecma-international.org/11.0/#prod-IdentifierPart" text:style-name="Internet_20_link" text:visited-style-name="Visited_20_Internet_20_Link">IdentifierPart</text:a> <text:a xlink:type="simple" xlink:href="https://262.ecma-international.org/11.0/#prod-IdentifierStart" text:style-name="Internet_20_link" text:visited-style-name="Visited_20_Internet_20_Link">IdentifierStart</text:a><text:a xlink:type="simple" xlink:href="https://262.ecma-international.org/11.0/#prod-UnicodeIDStart" text:style-name="Internet_20_link" text:visited-style-name="Visited_20_Internet_20_Link">UnicodeIDStart</text:a> <text:a xlink:type="simple" xlink:href="https://262.ecma-international.org/11.0/#prod-UnicodeEscapeSequence" text:style-name="Internet_20_link" text:visited-style-name="Visited_20_Internet_20_Link">UnicodeEscapeSequence</text:a> <text:a xlink:type="simple" xlink:href="https://262.ecma-international.org/11.0/#prod-IdentifierPart" text:style-name="Internet_20_link" text:visited-style-name="Visited_20_Internet_20_Link">IdentifierPart</text:a><text:a xlink:type="simple" xlink:href="https://262.ecma-international.org/11.0/#prod-UnicodeIDContinue" text:style-name="Internet_20_link" text:visited-style-name="Visited_20_Internet_20_Link">UnicodeIDContinue</text:a> <text:a xlink:type="simple" xlink:href="https://262.ecma-international.org/11.0/#prod-UnicodeEscapeSequence" text:style-name="Internet_20_link" text:visited-style-name="Visited_20_Internet_20_Link">UnicodeEscapeSequence</text:a> <text:a xlink:type="simple" xlink:href="https://262.ecma-international.org/11.0/#prod-UnicodeIDStart" text:style-name="Internet_20_link" text:visited-style-name="Visited_20_Internet_20_Link">UnicodeIDStart</text:a> <text:a xlink:type="simple" xlink:href="https://262.ecma-international.org/11.0/#prod-UnicodeIDContinue" text:style-name="Internet_20_link" text:visited-style-name="Visited_20_Internet_20_Link">UnicodeIDContinue</text:a> <text:a xlink:type="simple" xlink:href="https://262.ecma-international.org/11.0/#prod-ReservedWord" text:style-name="Internet_20_link" text:visited-style-name="Visited_20_Internet_20_Link">ReservedWord</text:a> <text:a xlink:type="simple" xlink:href="https://262.ecma-international.org/11.0/#prod-Punctuator" text:style-name="Internet_20_link" text:visited-style-name="Visited_20_Internet_20_Link">Punctuator</text:a><text:a xlink:type="simple" xlink:href="https://262.ecma-international.org/11.0/#prod-OptionalChainingPunctuator" text:style-name="Internet_20_link" text:visited-style-name="Visited_20_Internet_20_Link">OptionalChainingPunctuator</text:a> <text:a xlink:type="simple" xlink:href="https://262.ecma-international.org/11.0/#prod-OtherPunctuator" text:style-name="Internet_20_link" text:visited-style-name="Visited_20_Internet_20_Link">OtherPunctuator</text:a> <text:a xlink:type="simple" xlink:href="https://262.ecma-international.org/11.0/#prod-OptionalChainingPunctuator" text:style-name="Internet_20_link" text:visited-style-name="Visited_20_Internet_20_Link">OptionalChainingPunctuator</text:a><text:a xlink:type="simple" xlink:href="https://262.ecma-international.org/11.0/#prod-DecimalDigit" text:style-name="Internet_20_link" text:visited-style-name="Visited_20_Internet_20_Link">DecimalDigit</text:a>] <text:a xlink:type="simple" xlink:href="https://262.ecma-international.org/11.0/#prod-OtherPunctuator" text:style-name="Internet_20_link" text:visited-style-name="Visited_20_Internet_20_Link">OtherPunctuator</text:a> <text:a xlink:type="simple" xlink:href="https://262.ecma-international.org/11.0/#prod-DivPunctuator" text:style-name="Internet_20_link" text:visited-style-name="Visited_20_Internet_20_Link">DivPunctuator</text:a> <text:a xlink:type="simple" xlink:href="https://262.ecma-international.org/11.0/#prod-RightBracePunctuator" text:style-name="Internet_20_link" text:visited-style-name="Visited_20_Internet_20_Link">RightBracePunctuator</text:a> <text:a xlink:type="simple" xlink:href="https://262.ecma-international.org/11.0/#prod-NullLiteral" text:style-name="Internet_20_link" text:visited-style-name="Visited_20_Internet_20_Link">NullLiteral</text:a> <text:a xlink:type="simple" xlink:href="https://262.ecma-international.org/11.0/#prod-BooleanLiteral" text:style-name="Internet_20_link" text:visited-style-name="Visited_20_Internet_20_Link">BooleanLiteral</text:a> <text:a xlink:type="simple" xlink:href="https://262.ecma-international.org/11.0/#prod-NumericLiteral" text:style-name="Internet_20_link" text:visited-style-name="Visited_20_Internet_20_Link">NumericLiteral</text:a><text:a xlink:type="simple" xlink:href="https://262.ecma-international.org/11.0/#prod-DecimalLiteral" text:style-name="Internet_20_link" text:visited-style-name="Visited_20_Internet_20_Link">DecimalLiteral</text:a> <text:a xlink:type="simple" xlink:href="https://262.ecma-international.org/11.0/#prod-DecimalBigIntegerLiteral" text:style-name="Internet_20_link" text:visited-style-name="Visited_20_Internet_20_Link">DecimalBigIntegerLiteral</text:a> <text:a xlink:type="simple" xlink:href="https://262.ecma-international.org/11.0/#prod-NonDecimalIntegerLiteral" text:style-name="Internet_20_link" text:visited-style-name="Visited_20_Internet_20_Link">NonDecimalIntegerLiteral</text:a> <text:a xlink:type="simple" xlink:href="https://262.ecma-international.org/11.0/#prod-NonDecimalIntegerLiteral" text:style-name="Internet_20_link" text:visited-style-name="Visited_20_Internet_20_Link">NonDecimalIntegerLiteral</text:a><text:a xlink:type="simple" xlink:href="https://262.ecma-international.org/11.0/#prod-BigIntLiteralSuffix" text:style-name="Internet_20_link" text:visited-style-name="Visited_20_Internet_20_Link">BigIntLiteralSuffix</text:a> <text:a xlink:type="simple" xlink:href="https://262.ecma-international.org/11.0/#prod-DecimalBigIntegerLiteral" text:style-name="Internet_20_link" text:visited-style-name="Visited_20_Internet_20_Link">DecimalBigIntegerLiteral</text:a><text:a xlink:type="simple" xlink:href="https://262.ecma-international.org/11.0/#prod-BigIntLiteralSuffix" text:style-name="Internet_20_link" text:visited-style-name="Visited_20_Internet_20_Link">BigIntLiteralSuffix</text:a> <text:a xlink:type="simple" xlink:href="https://262.ecma-international.org/11.0/#prod-NonZeroDigit" text:style-name="Internet_20_link" text:visited-style-name="Visited_20_Internet_20_Link">NonZeroDigit</text:a>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BigIntLiteralSuffix" text:style-name="Internet_20_link" text:visited-style-name="Visited_20_Internet_20_Link">BigIntLiteralSuffix</text:a> <text:a xlink:type="simple" xlink:href="https://262.ecma-international.org/11.0/#prod-NonDecimalIntegerLiteral" text:style-name="Internet_20_link" text:visited-style-name="Visited_20_Internet_20_Link">NonDecimalIntegerLiteral</text:a><text:a xlink:type="simple" xlink:href="https://262.ecma-international.org/11.0/#prod-BinaryIntegerLiteral" text:style-name="Internet_20_link" text:visited-style-name="Visited_20_Internet_20_Link">BinaryIntegerLiteral</text:a> <text:a xlink:type="simple" xlink:href="https://262.ecma-international.org/11.0/#prod-OctalIntegerLiteral" text:style-name="Internet_20_link" text:visited-style-name="Visited_20_Internet_20_Link">OctalIntegerLiteral</text:a> <text:a xlink:type="simple" xlink:href="https://262.ecma-international.org/11.0/#prod-HexIntegerLiteral" text:style-name="Internet_20_link" text:visited-style-name="Visited_20_Internet_20_Link">HexIntegerLiteral</text:a> <text:a xlink:type="simple" xlink:href="https://262.ecma-international.org/11.0/#prod-BigIntLiteralSuffix" text:style-name="Internet_20_link" text:visited-style-name="Visited_20_Internet_20_Link">BigIntLiteralSuffix</text:a> <text:a xlink:type="simple" xlink:href="https://262.ecma-international.org/11.0/#prod-DecimalLiteral" text:style-name="Internet_20_link" text:visited-style-name="Visited_20_Internet_20_Link">DecimalLiteral</text:a><text:a xlink:type="simple" xlink:href="https://262.ecma-international.org/11.0/#prod-DecimalIntegerLiteral" text:style-name="Internet_20_link" text:visited-style-name="Visited_20_Internet_20_Link">DecimalIntegerLiteral</text:a>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ExponentPart" text:style-name="Internet_20_link" text:visited-style-name="Visited_20_Internet_20_Link">ExponentPart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ExponentPart" text:style-name="Internet_20_link" text:visited-style-name="Visited_20_Internet_20_Link">ExponentPart</text:a> <text:a xlink:type="simple" xlink:href="https://262.ecma-international.org/11.0/#prod-DecimalIntegerLiteral" text:style-name="Internet_20_link" text:visited-style-name="Visited_20_Internet_20_Link">DecimalIntegerLiteral</text:a><text:a xlink:type="simple" xlink:href="https://262.ecma-international.org/11.0/#prod-ExponentPart" text:style-name="Internet_20_link" text:visited-style-name="Visited_20_Internet_20_Link">ExponentPart</text:a> <text:a xlink:type="simple" xlink:href="https://262.ecma-international.org/11.0/#prod-DecimalIntegerLiteral" text:style-name="Internet_20_link" text:visited-style-name="Visited_20_Internet_20_Link">DecimalIntegerLiteral</text:a> <text:a xlink:type="simple" xlink:href="https://262.ecma-international.org/11.0/#prod-NonZeroDigit" text:style-name="Internet_20_link" text:visited-style-name="Visited_20_Internet_20_Link">NonZeroDigit</text:a>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NonZeroDigit" text:style-name="Internet_20_link" text:visited-style-name="Visited_20_Internet_20_Link">NonZeroDigit</text:a> <text:a xlink:type="simple" xlink:href="https://262.ecma-international.org/11.0/#prod-ExponentPart" text:style-name="Internet_20_link" text:visited-style-name="Visited_20_Internet_20_Link">ExponentPart</text:a><text:a xlink:type="simple" xlink:href="https://262.ecma-international.org/11.0/#prod-ExponentIndicator" text:style-name="Internet_20_link" text:visited-style-name="Visited_20_Internet_20_Link">ExponentIndicator</text:a><text:a xlink:type="simple" xlink:href="https://262.ecma-international.org/11.0/#prod-SignedInteger" text:style-name="Internet_20_link" text:visited-style-name="Visited_20_Internet_20_Link">SignedInteger</text:a> <text:a xlink:type="simple" xlink:href="https://262.ecma-international.org/11.0/#prod-ExponentIndicator" text:style-name="Internet_20_link" text:visited-style-name="Visited_20_Internet_20_Link">ExponentIndicator</text:a> <text:a xlink:type="simple" xlink:href="https://262.ecma-international.org/11.0/#prod-SignedInteger" text:style-name="Internet_20_link" text:visited-style-name="Visited_20_Internet_20_Link">SignedInteger</text:a>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BinaryIntegerLiteral" text:style-name="Internet_20_link" text:visited-style-name="Visited_20_Internet_20_Link">BinaryIntegerLiteral</text:a><text:a xlink:type="simple" xlink:href="https://262.ecma-international.org/11.0/#prod-BinaryDigits" text:style-name="Internet_20_link" text:visited-style-name="Visited_20_Internet_20_Link">BinaryDigits</text:a> <text:a xlink:type="simple" xlink:href="https://262.ecma-international.org/11.0/#prod-BinaryDigits" text:style-name="Internet_20_link" text:visited-style-name="Visited_20_Internet_20_Link">BinaryDigits</text:a> <text:a xlink:type="simple" xlink:href="https://262.ecma-international.org/11.0/#prod-BinaryDigits" text:style-name="Internet_20_link" text:visited-style-name="Visited_20_Internet_20_Link">BinaryDigits</text:a><text:a xlink:type="simple" xlink:href="https://262.ecma-international.org/11.0/#prod-BinaryDigit" text:style-name="Internet_20_link" text:visited-style-name="Visited_20_Internet_20_Link">BinaryDigit</text:a> <text:a xlink:type="simple" xlink:href="https://262.ecma-international.org/11.0/#prod-BinaryDigits" text:style-name="Internet_20_link" text:visited-style-name="Visited_20_Internet_20_Link">BinaryDigits</text:a><text:a xlink:type="simple" xlink:href="https://262.ecma-international.org/11.0/#prod-BinaryDigit" text:style-name="Internet_20_link" text:visited-style-name="Visited_20_Internet_20_Link">BinaryDigit</text:a> <text:a xlink:type="simple" xlink:href="https://262.ecma-international.org/11.0/#prod-BinaryDigit" text:style-name="Internet_20_link" text:visited-style-name="Visited_20_Internet_20_Link">BinaryDigit</text:a> <text:a xlink:type="simple" xlink:href="https://262.ecma-international.org/11.0/#prod-OctalIntegerLiteral" text:style-name="Internet_20_link" text:visited-style-name="Visited_20_Internet_20_Link">OctalIntegerLiteral</text:a><text:a xlink:type="simple" xlink:href="https://262.ecma-international.org/11.0/#prod-OctalDigits" text:style-name="Internet_20_link" text:visited-style-name="Visited_20_Internet_20_Link">OctalDigits</text:a> <text:a xlink:type="simple" xlink:href="https://262.ecma-international.org/11.0/#prod-OctalDigits" text:style-name="Internet_20_link" text:visited-style-name="Visited_20_Internet_20_Link">OctalDigits</text:a> <text:a xlink:type="simple" xlink:href="https://262.ecma-international.org/11.0/#prod-OctalDigits" text:style-name="Internet_20_link" text:visited-style-name="Visited_20_Internet_20_Link">OctalDigits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OctalDigits" text:style-name="Internet_20_link" text:visited-style-name="Visited_20_Internet_20_Link">OctalDigits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HexIntegerLiteral" text:style-name="Internet_20_link" text:visited-style-name="Visited_20_Internet_20_Link">HexIntegerLiteral</text:a><text:a xlink:type="simple" xlink:href="https://262.ecma-international.org/11.0/#prod-HexDigits" text:style-name="Internet_20_link" text:visited-style-name="Visited_20_Internet_20_Link">HexDigits</text:a> <text:a xlink:type="simple" xlink:href="https://262.ecma-international.org/11.0/#prod-HexDigits" text:style-name="Internet_20_link" text:visited-style-name="Visited_20_Internet_20_Link">HexDigits</text:a> <text:a xlink:type="simple" xlink:href="https://262.ecma-international.org/11.0/#prod-HexDigits" text:style-name="Internet_20_link" text:visited-style-name="Visited_20_Internet_20_Link">HexDigits</text:a><text:a xlink:type="simple" xlink:href="https://262.ecma-international.org/11.0/#prod-HexDigit" text:style-name="Internet_20_link" text:visited-style-name="Visited_20_Internet_20_Link">HexDigit</text:a> <text:a xlink:type="simple" xlink:href="https://262.ecma-international.org/11.0/#prod-HexDigits" text:style-name="Internet_20_link" text:visited-style-name="Visited_20_Internet_20_Link">HexDigits</text:a><text:a xlink:type="simple" xlink:href="https://262.ecma-international.org/11.0/#prod-HexDigit" text:style-name="Internet_20_link" text:visited-style-name="Visited_20_Internet_20_Link">HexDigit</text:a> <text:a xlink:type="simple" xlink:href="https://262.ecma-international.org/11.0/#prod-HexDigit" text:style-name="Internet_20_link" text:visited-style-name="Visited_20_Internet_20_Link">HexDigit</text:a> <text:a xlink:type="simple" xlink:href="https://262.ecma-international.org/11.0/#prod-StringLiteral" text:style-name="Internet_20_link" text:visited-style-name="Visited_20_Internet_20_Link">StringLiteral</text:a><text:a xlink:type="simple" xlink:href="https://262.ecma-international.org/11.0/#prod-DoubleStringCharacters" text:style-name="Internet_20_link" text:visited-style-name="Visited_20_Internet_20_Link">DoubleStringCharacters</text:a> <text:a xlink:type="simple" xlink:href="https://262.ecma-international.org/11.0/#prod-SingleStringCharacters" text:style-name="Internet_20_link" text:visited-style-name="Visited_20_Internet_20_Link">SingleStringCharacters</text:a> <text:a xlink:type="simple" xlink:href="https://262.ecma-international.org/11.0/#prod-DoubleStringCharacters" text:style-name="Internet_20_link" text:visited-style-name="Visited_20_Internet_20_Link">DoubleStringCharacters</text:a><text:a xlink:type="simple" xlink:href="https://262.ecma-international.org/11.0/#prod-DoubleStringCharacter" text:style-name="Internet_20_link" text:visited-style-name="Visited_20_Internet_20_Link">DoubleStringCharacter</text:a><text:a xlink:type="simple" xlink:href="https://262.ecma-international.org/11.0/#prod-DoubleStringCharacters" text:style-name="Internet_20_link" text:visited-style-name="Visited_20_Internet_20_Link">DoubleStringCharacters</text:a> <text:a xlink:type="simple" xlink:href="https://262.ecma-international.org/11.0/#prod-SingleStringCharacters" text:style-name="Internet_20_link" text:visited-style-name="Visited_20_Internet_20_Link">SingleStringCharacters</text:a><text:a xlink:type="simple" xlink:href="https://262.ecma-international.org/11.0/#prod-SingleStringCharacter" text:style-name="Internet_20_link" text:visited-style-name="Visited_20_Internet_20_Link">SingleStringCharacter</text:a><text:a xlink:type="simple" xlink:href="https://262.ecma-international.org/11.0/#prod-SingleStringCharacters" text:style-name="Internet_20_link" text:visited-style-name="Visited_20_Internet_20_Link">SingleStringCharacters</text:a> <text:a xlink:type="simple" xlink:href="https://262.ecma-international.org/11.0/#prod-DoubleStringCharacter" text:style-name="Internet_20_link" text:visited-style-name="Visited_20_Internet_20_Link">DoubleStringCharacter</text:a><text:a xlink:type="simple" xlink:href="https://262.ecma-international.org/11.0/#prod-SourceCharacter" text:style-name="Internet_20_link" text:visited-style-name="Visited_20_Internet_20_Link">SourceCharacter</text:a> or or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EscapeSequence" text:style-name="Internet_20_link" text:visited-style-name="Visited_20_Internet_20_Link">EscapeSequence</text:a> <text:a xlink:type="simple" xlink:href="https://262.ecma-international.org/11.0/#prod-LineContinuation" text:style-name="Internet_20_link" text:visited-style-name="Visited_20_Internet_20_Link">LineContinuation</text:a> <text:a xlink:type="simple" xlink:href="https://262.ecma-international.org/11.0/#prod-SingleStringCharacter" text:style-name="Internet_20_link" text:visited-style-name="Visited_20_Internet_20_Link">SingleStringCharacter</text:a><text:a xlink:type="simple" xlink:href="https://262.ecma-international.org/11.0/#prod-SourceCharacter" text:style-name="Internet_20_link" text:visited-style-name="Visited_20_Internet_20_Link">SourceCharacter</text:a> or or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EscapeSequence" text:style-name="Internet_20_link" text:visited-style-name="Visited_20_Internet_20_Link">EscapeSequence</text:a> <text:a xlink:type="simple" xlink:href="https://262.ecma-international.org/11.0/#prod-LineContinuation" text:style-name="Internet_20_link" text:visited-style-name="Visited_20_Internet_20_Link">LineContinuation</text:a> <text:soft-page-break/><text:a xlink:type="simple" xlink:href="https://262.ecma-international.org/11.0/#prod-LineContinuation" text:style-name="Internet_20_link" text:visited-style-name="Visited_20_Internet_20_Link">LineContinuation</text:a><text:a xlink:type="simple" xlink:href="https://262.ecma-international.org/11.0/#prod-LineTerminatorSequence" text:style-name="Internet_20_link" text:visited-style-name="Visited_20_Internet_20_Link">LineTerminatorSequence</text:a> <text:a xlink:type="simple" xlink:href="https://262.ecma-international.org/11.0/#prod-EscapeSequence" text:style-name="Internet_20_link" text:visited-style-name="Visited_20_Internet_20_Link">EscapeSequence</text:a><text:a xlink:type="simple" xlink:href="https://262.ecma-international.org/11.0/#prod-CharacterEscapeSequence" text:style-name="Internet_20_link" text:visited-style-name="Visited_20_Internet_20_Link">CharacterEscapeSequence</text:a> <text:a xlink:type="simple" xlink:href="https://262.ecma-international.org/11.0/#prod-DecimalDigit" text:style-name="Internet_20_link" text:visited-style-name="Visited_20_Internet_20_Link">DecimalDigit</text:a>] <text:a xlink:type="simple" xlink:href="https://262.ecma-international.org/11.0/#prod-HexEscapeSequence" text:style-name="Internet_20_link" text:visited-style-name="Visited_20_Internet_20_Link">HexEscapeSequence</text:a> <text:a xlink:type="simple" xlink:href="https://262.ecma-international.org/11.0/#prod-UnicodeEscapeSequence" text:style-name="Internet_20_link" text:visited-style-name="Visited_20_Internet_20_Link">UnicodeEscapeSequence</text:a> <text:a xlink:type="simple" xlink:href="https://262.ecma-international.org/11.0/#prod-CharacterEscapeSequence" text:style-name="Internet_20_link" text:visited-style-name="Visited_20_Internet_20_Link">CharacterEscapeSequence</text:a><text:a xlink:type="simple" xlink:href="https://262.ecma-international.org/11.0/#prod-SingleEscapeCharacter" text:style-name="Internet_20_link" text:visited-style-name="Visited_20_Internet_20_Link">SingleEscapeCharacter</text:a> <text:a xlink:type="simple" xlink:href="https://262.ecma-international.org/11.0/#prod-NonEscapeCharacter" text:style-name="Internet_20_link" text:visited-style-name="Visited_20_Internet_20_Link">NonEscapeCharacter</text:a> <text:a xlink:type="simple" xlink:href="https://262.ecma-international.org/11.0/#prod-SingleEscapeCharacter" text:style-name="Internet_20_link" text:visited-style-name="Visited_20_Internet_20_Link">SingleEscapeCharacter</text:a> <text:a xlink:type="simple" xlink:href="https://262.ecma-international.org/11.0/#prod-NonEscapeCharacter" text:style-name="Internet_20_link" text:visited-style-name="Visited_20_Internet_20_Link">NonEscapeCharacter</text:a><text:a xlink:type="simple" xlink:href="https://262.ecma-international.org/11.0/#prod-SourceCharacter" text:style-name="Internet_20_link" text:visited-style-name="Visited_20_Internet_20_Link">SourceCharacter</text:a><text:a xlink:type="simple" xlink:href="https://262.ecma-international.org/11.0/#prod-EscapeCharacter" text:style-name="Internet_20_link" text:visited-style-name="Visited_20_Internet_20_Link">EscapeCharacter</text:a> or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EscapeCharacter" text:style-name="Internet_20_link" text:visited-style-name="Visited_20_Internet_20_Link">EscapeCharacter</text:a><text:a xlink:type="simple" xlink:href="https://262.ecma-international.org/11.0/#prod-SingleEscapeCharacter" text:style-name="Internet_20_link" text:visited-style-name="Visited_20_Internet_20_Link">SingleEscapeCharacter</text:a> 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HexEscapeSequence" text:style-name="Internet_20_link" text:visited-style-name="Visited_20_Internet_20_Link">HexEscapeSequence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 <text:a xlink:type="simple" xlink:href="https://262.ecma-international.org/11.0/#prod-UnicodeEscapeSequence" text:style-name="Internet_20_link" text:visited-style-name="Visited_20_Internet_20_Link">UnicodeEscapeSequence</text:a><text:a xlink:type="simple" xlink:href="https://262.ecma-international.org/11.0/#prod-Hex4Digits" text:style-name="Internet_20_link" text:visited-style-name="Visited_20_Internet_20_Link">Hex4Digits</text:a> <text:a xlink:type="simple" xlink:href="https://262.ecma-international.org/11.0/#prod-CodePoint" text:style-name="Internet_20_link" text:visited-style-name="Visited_20_Internet_20_Link">CodePoint</text:a> <text:a xlink:type="simple" xlink:href="https://262.ecma-international.org/11.0/#prod-Hex4Digits" text:style-name="Internet_20_link" text:visited-style-name="Visited_20_Internet_20_Link">Hex4Digits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 <text:a xlink:type="simple" xlink:href="https://262.ecma-international.org/11.0/#prod-RegularExpressionLiteral" text:style-name="Internet_20_link" text:visited-style-name="Visited_20_Internet_20_Link">RegularExpressionLiteral</text:a><text:a xlink:type="simple" xlink:href="https://262.ecma-international.org/11.0/#prod-RegularExpressionBody" text:style-name="Internet_20_link" text:visited-style-name="Visited_20_Internet_20_Link">RegularExpressionBody</text:a><text:a xlink:type="simple" xlink:href="https://262.ecma-international.org/11.0/#prod-RegularExpressionFlags" text:style-name="Internet_20_link" text:visited-style-name="Visited_20_Internet_20_Link">RegularExpressionFlags</text:a> <text:a xlink:type="simple" xlink:href="https://262.ecma-international.org/11.0/#prod-RegularExpressionBody" text:style-name="Internet_20_link" text:visited-style-name="Visited_20_Internet_20_Link">RegularExpressionBody</text:a><text:a xlink:type="simple" xlink:href="https://262.ecma-international.org/11.0/#prod-RegularExpressionFirstChar" text:style-name="Internet_20_link" text:visited-style-name="Visited_20_Internet_20_Link">RegularExpressionFirstChar</text:a><text:a xlink:type="simple" xlink:href="https://262.ecma-international.org/11.0/#prod-RegularExpressionChars" text:style-name="Internet_20_link" text:visited-style-name="Visited_20_Internet_20_Link">RegularExpressionChars</text:a> <text:a xlink:type="simple" xlink:href="https://262.ecma-international.org/11.0/#prod-RegularExpressionChars" text:style-name="Internet_20_link" text:visited-style-name="Visited_20_Internet_20_Link">RegularExpressionChars</text:a> <text:a xlink:type="simple" xlink:href="https://262.ecma-international.org/11.0/#prod-RegularExpressionChars" text:style-name="Internet_20_link" text:visited-style-name="Visited_20_Internet_20_Link">RegularExpressionChars</text:a><text:a xlink:type="simple" xlink:href="https://262.ecma-international.org/11.0/#prod-RegularExpressionChar" text:style-name="Internet_20_link" text:visited-style-name="Visited_20_Internet_20_Link">RegularExpressionChar</text:a> <text:a xlink:type="simple" xlink:href="https://262.ecma-international.org/11.0/#prod-RegularExpressionFirstChar" text:style-name="Internet_20_link" text:visited-style-name="Visited_20_Internet_20_Link">RegularExpressionFirstChar</text:a><text:a xlink:type="simple" xlink:href="https://262.ecma-international.org/11.0/#prod-RegularExpressionNonTerminator" text:style-name="Internet_20_link" text:visited-style-name="Visited_20_Internet_20_Link">RegularExpressionNonTerminator</text:a> or or or <text:a xlink:type="simple" xlink:href="https://262.ecma-international.org/11.0/#prod-RegularExpressionBackslashSequence" text:style-name="Internet_20_link" text:visited-style-name="Visited_20_Internet_20_Link">RegularExpressionBackslashSequence</text:a> <text:a xlink:type="simple" xlink:href="https://262.ecma-international.org/11.0/#prod-RegularExpressionClass" text:style-name="Internet_20_link" text:visited-style-name="Visited_20_Internet_20_Link">RegularExpressionClass</text:a> <text:a xlink:type="simple" xlink:href="https://262.ecma-international.org/11.0/#prod-RegularExpressionChar" text:style-name="Internet_20_link" text:visited-style-name="Visited_20_Internet_20_Link">RegularExpressionChar</text:a><text:a xlink:type="simple" xlink:href="https://262.ecma-international.org/11.0/#prod-RegularExpressionNonTerminator" text:style-name="Internet_20_link" text:visited-style-name="Visited_20_Internet_20_Link">RegularExpressionNonTerminator</text:a> or or <text:a xlink:type="simple" xlink:href="https://262.ecma-international.org/11.0/#prod-RegularExpressionBackslashSequence" text:style-name="Internet_20_link" text:visited-style-name="Visited_20_Internet_20_Link">RegularExpressionBackslashSequence</text:a> <text:a xlink:type="simple" xlink:href="https://262.ecma-international.org/11.0/#prod-RegularExpressionClass" text:style-name="Internet_20_link" text:visited-style-name="Visited_20_Internet_20_Link">RegularExpressionClass</text:a> <text:a xlink:type="simple" xlink:href="https://262.ecma-international.org/11.0/#prod-RegularExpressionBackslashSequence" text:style-name="Internet_20_link" text:visited-style-name="Visited_20_Internet_20_Link">RegularExpressionBackslashSequence</text:a><text:a xlink:type="simple" xlink:href="https://262.ecma-international.org/11.0/#prod-RegularExpressionNonTerminator" text:style-name="Internet_20_link" text:visited-style-name="Visited_20_Internet_20_Link">RegularExpressionNonTerminator</text:a> <text:a xlink:type="simple" xlink:href="https://262.ecma-international.org/11.0/#prod-RegularExpressionNonTerminator" text:style-name="Internet_20_link" text:visited-style-name="Visited_20_Internet_20_Link">RegularExpressionNonTerminator</text:a><text:a xlink:type="simple" xlink:href="https://262.ecma-international.org/11.0/#prod-SourceCharacter" text:style-name="Internet_20_link" text:visited-style-name="Visited_20_Internet_20_Link">SourceCharacter</text:a>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RegularExpressionClass" text:style-name="Internet_20_link" text:visited-style-name="Visited_20_Internet_20_Link">RegularExpressionClass</text:a><text:a xlink:type="simple" xlink:href="https://262.ecma-international.org/11.0/#prod-RegularExpressionClassChars" text:style-name="Internet_20_link" text:visited-style-name="Visited_20_Internet_20_Link">RegularExpressionClassChars</text:a> <text:a xlink:type="simple" xlink:href="https://262.ecma-international.org/11.0/#prod-RegularExpressionClassChars" text:style-name="Internet_20_link" text:visited-style-name="Visited_20_Internet_20_Link">RegularExpressionClassChars</text:a> <text:a xlink:type="simple" xlink:href="https://262.ecma-international.org/11.0/#prod-RegularExpressionClassChars" text:style-name="Internet_20_link" text:visited-style-name="Visited_20_Internet_20_Link">RegularExpressionClassChars</text:a><text:a xlink:type="simple" xlink:href="https://262.ecma-international.org/11.0/#prod-RegularExpressionClassChar" text:style-name="Internet_20_link" text:visited-style-name="Visited_20_Internet_20_Link">RegularExpressionClassChar</text:a> <text:a xlink:type="simple" xlink:href="https://262.ecma-international.org/11.0/#prod-RegularExpressionClassChar" text:style-name="Internet_20_link" text:visited-style-name="Visited_20_Internet_20_Link">RegularExpressionClassChar</text:a><text:a xlink:type="simple" xlink:href="https://262.ecma-international.org/11.0/#prod-RegularExpressionNonTerminator" text:style-name="Internet_20_link" text:visited-style-name="Visited_20_Internet_20_Link">RegularExpressionNonTerminator</text:a> or <text:a xlink:type="simple" xlink:href="https://262.ecma-international.org/11.0/#prod-RegularExpressionBackslashSequence" text:style-name="Internet_20_link" text:visited-style-name="Visited_20_Internet_20_Link">RegularExpressionBackslashSequence</text:a> <text:a xlink:type="simple" xlink:href="https://262.ecma-international.org/11.0/#prod-RegularExpressionFlags" text:style-name="Internet_20_link" text:visited-style-name="Visited_20_Internet_20_Link">RegularExpressionFlags</text:a> <text:a xlink:type="simple" xlink:href="https://262.ecma-international.org/11.0/#prod-RegularExpressionFlags" text:style-name="Internet_20_link" text:visited-style-name="Visited_20_Internet_20_Link">RegularExpressionFlags</text:a><text:a xlink:type="simple" xlink:href="https://262.ecma-international.org/11.0/#prod-IdentifierPart" text:style-name="Internet_20_link" text:visited-style-name="Visited_20_Internet_20_Link">IdentifierPart</text:a> <text:a xlink:type="simple" xlink:href="https://262.ecma-international.org/11.0/#prod-Template" text:style-name="Internet_20_link" text:visited-style-name="Visited_20_Internet_20_Link">Template</text:a><text:a xlink:type="simple" xlink:href="https://262.ecma-international.org/11.0/#prod-NoSubstitutionTemplate" text:style-name="Internet_20_link" text:visited-style-name="Visited_20_Internet_20_Link">NoSubstitutionTemplate</text:a> <text:a xlink:type="simple" xlink:href="https://262.ecma-international.org/11.0/#prod-TemplateHead" text:style-name="Internet_20_link" text:visited-style-name="Visited_20_Internet_20_Link">TemplateHead</text:a> <text:a xlink:type="simple" xlink:href="https://262.ecma-international.org/11.0/#prod-NoSubstitutionTemplate" text:style-name="Internet_20_link" text:visited-style-name="Visited_20_Internet_20_Link">NoSubstitutionTemplate</text:a><text:a xlink:type="simple" xlink:href="https://262.ecma-international.org/11.0/#prod-TemplateCharacters" text:style-name="Internet_20_link" text:visited-style-name="Visited_20_Internet_20_Link">TemplateCharacters</text:a> <text:a xlink:type="simple" xlink:href="https://262.ecma-international.org/11.0/#prod-TemplateHead" text:style-name="Internet_20_link" text:visited-style-name="Visited_20_Internet_20_Link">TemplateHead</text:a><text:a xlink:type="simple" xlink:href="https://262.ecma-international.org/11.0/#prod-TemplateCharacters" text:style-name="Internet_20_link" text:visited-style-name="Visited_20_Internet_20_Link">TemplateCharacters</text:a> <text:a xlink:type="simple" xlink:href="https://262.ecma-international.org/11.0/#prod-TemplateSubstitutionTail" text:style-name="Internet_20_link" text:visited-style-name="Visited_20_Internet_20_Link">TemplateSubstitutionTail</text:a><text:a xlink:type="simple" xlink:href="https://262.ecma-international.org/11.0/#prod-TemplateMiddle" text:style-name="Internet_20_link" text:visited-style-name="Visited_20_Internet_20_Link">TemplateMiddle</text:a> <text:a xlink:type="simple" xlink:href="https://262.ecma-international.org/11.0/#prod-TemplateTail" text:style-name="Internet_20_link" text:visited-style-name="Visited_20_Internet_20_Link">TemplateTail</text:a> <text:a xlink:type="simple" xlink:href="https://262.ecma-international.org/11.0/#prod-TemplateMiddle" text:style-name="Internet_20_link" text:visited-style-name="Visited_20_Internet_20_Link">TemplateMiddle</text:a><text:a xlink:type="simple" xlink:href="https://262.ecma-international.org/11.0/#prod-TemplateCharacters" text:style-name="Internet_20_link" text:visited-style-name="Visited_20_Internet_20_Link">TemplateCharacters</text:a> <text:a xlink:type="simple" xlink:href="https://262.ecma-international.org/11.0/#prod-TemplateTail" text:style-name="Internet_20_link" text:visited-style-name="Visited_20_Internet_20_Link">TemplateTail</text:a><text:a xlink:type="simple" xlink:href="https://262.ecma-international.org/11.0/#prod-TemplateCharacters" text:style-name="Internet_20_link" text:visited-style-name="Visited_20_Internet_20_Link">TemplateCharacters</text:a> <text:a xlink:type="simple" xlink:href="https://262.ecma-international.org/11.0/#prod-TemplateCharacters" text:style-name="Internet_20_link" text:visited-style-name="Visited_20_Internet_20_Link">TemplateCharacters</text:a><text:a xlink:type="simple" xlink:href="https://262.ecma-international.org/11.0/#prod-TemplateCharacter" text:style-name="Internet_20_link" text:visited-style-name="Visited_20_Internet_20_Link">TemplateCharacter</text:a><text:a xlink:type="simple" xlink:href="https://262.ecma-international.org/11.0/#prod-TemplateCharacters" text:style-name="Internet_20_link" text:visited-style-name="Visited_20_Internet_20_Link">TemplateCharacters</text:a> <text:a xlink:type="simple" xlink:href="https://262.ecma-international.org/11.0/#prod-TemplateCharacter" text:style-name="Internet_20_link" text:visited-style-name="Visited_20_Internet_20_Link">TemplateCharacter</text:a>] <text:a xlink:type="simple" xlink:href="https://262.ecma-international.org/11.0/#prod-EscapeSequence" text:style-name="Internet_20_link" text:visited-style-name="Visited_20_Internet_20_Link">EscapeSequence</text:a> <text:a xlink:type="simple" xlink:href="https://262.ecma-international.org/11.0/#prod-NotEscapeSequence" text:style-name="Internet_20_link" text:visited-style-name="Visited_20_Internet_20_Link">NotEscapeSequence</text:a> <text:a xlink:type="simple" xlink:href="https://262.ecma-international.org/11.0/#prod-LineContinuation" text:style-name="Internet_20_link" text:visited-style-name="Visited_20_Internet_20_Link">LineContinuation</text:a> <text:a xlink:type="simple" xlink:href="https://262.ecma-international.org/11.0/#prod-LineTerminatorSequence" text:style-name="Internet_20_link" text:visited-style-name="Visited_20_Internet_20_Link">LineTerminatorSequence</text:a> <text:a xlink:type="simple" xlink:href="https://262.ecma-international.org/11.0/#prod-SourceCharacter" text:style-name="Internet_20_link" text:visited-style-name="Visited_20_Internet_20_Link">SourceCharacter</text:a> or or or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NotEscapeSequence" text:style-name="Internet_20_link" text:visited-style-name="Visited_20_Internet_20_Link">NotEscapeSequence</text:a>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HexDigit" text:style-name="Internet_20_link" text:visited-style-name="Visited_20_Internet_20_Link">HexDigit</text:a>]] 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NotCodePoint" text:style-name="Internet_20_link" text:visited-style-name="Visited_20_Internet_20_Link">NotCodePoint</text:a><text:a xlink:type="simple" xlink:href="https://262.ecma-international.org/11.0/#prod-HexDigit" text:style-name="Internet_20_link" text:visited-style-name="Visited_20_Internet_20_Link">HexDigit</text:a>] <text:a xlink:type="simple" xlink:href="https://262.ecma-international.org/11.0/#prod-CodePoint" text:style-name="Internet_20_link" text:visited-style-name="Visited_20_Internet_20_Link">CodePoint</text:a><text:a xlink:type="simple" xlink:href="https://262.ecma-international.org/11.0/#prod-HexDigit" text:style-name="Internet_20_link" text:visited-style-name="Visited_20_Internet_20_Link">HexDigit</text:a>]] <text:a xlink:type="simple" xlink:href="https://262.ecma-international.org/11.0/#prod-NotCodePoint" text:style-name="Internet_20_link" text:visited-style-name="Visited_20_Internet_20_Link">NotCodePoint</text:a><text:a xlink:type="simple" xlink:href="https://262.ecma-international.org/11.0/#prod-HexDigits" text:style-name="Internet_20_link" text:visited-style-name="Visited_20_Internet_20_Link">HexDigits</text:a><text:a xlink:type="simple" xlink:href="https://262.ecma-international.org/11.0/#prod-HexDigits" text:style-name="Internet_20_link" text:visited-style-name="Visited_20_Internet_20_Link">HexDigits</text:a> &gt; 0x10FFFF <text:a xlink:type="simple" xlink:href="https://262.ecma-international.org/11.0/#prod-CodePoint" text:style-name="Internet_20_link" text:visited-style-name="Visited_20_Internet_20_Link">CodePoint</text:a><text:a xlink:type="simple" xlink:href="https://262.ecma-international.org/11.0/#prod-HexDigits" text:style-name="Internet_20_link" text:visited-style-name="Visited_20_Internet_20_Link">HexDigits</text:a><text:a xlink:type="simple" xlink:href="https://262.ecma-international.org/11.0/#prod-HexDigits" text:style-name="Internet_20_link" text:visited-style-name="Visited_20_Internet_20_Link">HexDigits</text:a> ≤ 0x10FFFF </text:p>
      <text:h text:style-name="Heading_20_1" text:outline-level="1">A.2 Expressions</text:h>
      <text:p text:style-name="Text_20_body"><text:a xlink:type="simple" xlink:href="https://262.ecma-international.org/11.0/#prod-IdentifierReference" text:style-name="Internet_20_link" text:visited-style-name="Visited_20_Internet_20_Link">IdentifierReference</text:a><text:a xlink:type="simple" xlink:href="https://262.ecma-international.org/11.0/#prod-Identifier" text:style-name="Internet_20_link" text:visited-style-name="Visited_20_Internet_20_Link">Identifier</text:a> 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Identifier" text:style-name="Internet_20_link" text:visited-style-name="Visited_20_Internet_20_Link">Identifier</text:a> <text:a xlink:type="simple" xlink:href="https://262.ecma-international.org/11.0/#prod-LabelIdentifier" text:style-name="Internet_20_link" text:visited-style-name="Visited_20_Internet_20_Link">LabelIdentifier</text:a><text:a xlink:type="simple" xlink:href="https://262.ecma-international.org/11.0/#prod-Identifier" text:style-name="Internet_20_link" text:visited-style-name="Visited_20_Internet_20_Link">Identifier</text:a> <text:a xlink:type="simple" xlink:href="https://262.ecma-international.org/11.0/#prod-Identifier" text:style-name="Internet_20_link" text:visited-style-name="Visited_20_Internet_20_Link">Identifier</text:a><text:a xlink:type="simple" xlink:href="https://262.ecma-international.org/11.0/#prod-IdentifierName" text:style-name="Internet_20_link" text:visited-style-name="Visited_20_Internet_20_Link">IdentifierName</text:a><text:a xlink:type="simple" xlink:href="https://262.ecma-international.org/11.0/#prod-ReservedWord" text:style-name="Internet_20_link" text:visited-style-name="Visited_20_Internet_20_Link">ReservedWord</text:a> <text:a xlink:type="simple" xlink:href="https://262.ecma-international.org/11.0/#prod-PrimaryExpression" text:style-name="Internet_20_link" text:visited-style-name="Visited_20_Internet_20_Link">PrimaryExpression</text:a> <text:a xlink:type="simple" xlink:href="https://262.ecma-international.org/11.0/#prod-IdentifierReference" text:style-name="Internet_20_link" text:visited-style-name="Visited_20_Internet_20_Link">IdentifierReference</text:a> <text:a xlink:type="simple" xlink:href="https://262.ecma-international.org/11.0/#prod-Literal" text:style-name="Internet_20_link" text:visited-style-name="Visited_20_Internet_20_Link">Literal</text:a> <text:a xlink:type="simple" xlink:href="https://262.ecma-international.org/11.0/#prod-ArrayLiteral" text:style-name="Internet_20_link" text:visited-style-name="Visited_20_Internet_20_Link">ArrayLiteral</text:a> <text:a xlink:type="simple" xlink:href="https://262.ecma-international.org/11.0/#prod-ObjectLiteral" text:style-name="Internet_20_link" text:visited-style-name="Visited_20_Internet_20_Link">ObjectLiteral</text:a> <text:a xlink:type="simple" xlink:href="https://262.ecma-international.org/11.0/#prod-FunctionExpression" text:style-name="Internet_20_link" text:visited-style-name="Visited_20_Internet_20_Link">FunctionExpression</text:a> <text:a xlink:type="simple" xlink:href="https://262.ecma-international.org/11.0/#prod-ClassExpression" text:style-name="Internet_20_link" text:visited-style-name="Visited_20_Internet_20_Link">ClassExpression</text:a> <text:a xlink:type="simple" xlink:href="https://262.ecma-international.org/11.0/#prod-GeneratorExpression" text:style-name="Internet_20_link" text:visited-style-name="Visited_20_Internet_20_Link">GeneratorExpression</text:a> <text:a xlink:type="simple" xlink:href="https://262.ecma-international.org/11.0/#prod-AsyncFunctionExpression" text:style-name="Internet_20_link" text:visited-style-name="Visited_20_Internet_20_Link">AsyncFunctionExpression</text:a> <text:a xlink:type="simple" xlink:href="https://262.ecma-international.org/11.0/#prod-AsyncGeneratorExpression" text:style-name="Internet_20_link" text:visited-style-name="Visited_20_Internet_20_Link">AsyncGeneratorExpression</text:a> <text:a xlink:type="simple" xlink:href="https://262.ecma-international.org/11.0/#prod-RegularExpressionLiteral" text:style-name="Internet_20_link" text:visited-style-name="Visited_20_Internet_20_Link">RegularExpressionLiteral</text:a> <text:a xlink:type="simple" xlink:href="https://262.ecma-international.org/11.0/#prod-TemplateLiteral" text:style-name="Internet_20_link" text:visited-style-name="Visited_20_Internet_20_Link">TemplateLiteral</text:a> 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 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BindingPattern" text:style-name="Internet_20_link" text:visited-style-name="Visited_20_Internet_20_Link">BindingPattern</text:a> 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BindingPattern" text:style-name="Internet_20_link" text:visited-style-name="Visited_20_Internet_20_Link">BindingPattern</text:a> </text:p>
      <text:p text:style-name="Text_20_body">When processing an instance of the production <text:a xlink:type="simple" xlink:href="https://262.ecma-international.org/11.0/#prod-PrimaryExpression" text:style-name="Internet_20_link" text:visited-style-name="Visited_20_Internet_20_Link">PrimaryExpression</text:a>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 the interpretation of 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 is refined using the following grammar:</text:p>
      <text:p text:style-name="Text_20_body"><text:a xlink:type="simple" xlink:href="https://262.ecma-international.org/11.0/#prod-ParenthesizedExpression" text:style-name="Internet_20_link" text:visited-style-name="Visited_20_Internet_20_Link">ParenthesizedExpression</text:a><text:a xlink:type="simple" xlink:href="https://262.ecma-international.org/11.0/#prod-Expression" text:style-name="Internet_20_link" text:visited-style-name="Visited_20_Internet_20_Link">Expression</text:a> </text:p>
      <text:p text:style-name="Text_20_body"><text:soft-page-break/> </text:p>
      <text:p text:style-name="Text_20_body"><text:a xlink:type="simple" xlink:href="https://262.ecma-international.org/11.0/#prod-Literal" text:style-name="Internet_20_link" text:visited-style-name="Visited_20_Internet_20_Link">Literal</text:a><text:a xlink:type="simple" xlink:href="https://262.ecma-international.org/11.0/#prod-NullLiteral" text:style-name="Internet_20_link" text:visited-style-name="Visited_20_Internet_20_Link">NullLiteral</text:a> <text:a xlink:type="simple" xlink:href="https://262.ecma-international.org/11.0/#prod-BooleanLiteral" text:style-name="Internet_20_link" text:visited-style-name="Visited_20_Internet_20_Link">BooleanLiteral</text:a> <text:a xlink:type="simple" xlink:href="https://262.ecma-international.org/11.0/#prod-NumericLiteral" text:style-name="Internet_20_link" text:visited-style-name="Visited_20_Internet_20_Link">NumericLiteral</text:a> <text:a xlink:type="simple" xlink:href="https://262.ecma-international.org/11.0/#prod-StringLiteral" text:style-name="Internet_20_link" text:visited-style-name="Visited_20_Internet_20_Link">StringLiteral</text:a> <text:a xlink:type="simple" xlink:href="https://262.ecma-international.org/11.0/#prod-ArrayLiteral" text:style-name="Internet_20_link" text:visited-style-name="Visited_20_Internet_20_Link">ArrayLiteral</text:a><text:a xlink:type="simple" xlink:href="https://262.ecma-international.org/11.0/#prod-Elision" text:style-name="Internet_20_link" text:visited-style-name="Visited_20_Internet_20_Link">Elision</text:a> <text:a xlink:type="simple" xlink:href="https://262.ecma-international.org/11.0/#prod-ElementList" text:style-name="Internet_20_link" text:visited-style-name="Visited_20_Internet_20_Link">ElementList</text:a> <text:a xlink:type="simple" xlink:href="https://262.ecma-international.org/11.0/#prod-ElementList" text:style-name="Internet_20_link" text:visited-style-name="Visited_20_Internet_20_Link">ElementList</text:a><text:a xlink:type="simple" xlink:href="https://262.ecma-international.org/11.0/#prod-Elision" text:style-name="Internet_20_link" text:visited-style-name="Visited_20_Internet_20_Link">Elision</text:a> <text:a xlink:type="simple" xlink:href="https://262.ecma-international.org/11.0/#prod-ElementList" text:style-name="Internet_20_link" text:visited-style-name="Visited_20_Internet_20_Link">ElementLis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SpreadElement" text:style-name="Internet_20_link" text:visited-style-name="Visited_20_Internet_20_Link">SpreadElement</text:a> <text:a xlink:type="simple" xlink:href="https://262.ecma-international.org/11.0/#prod-ElementList" text:style-name="Internet_20_link" text:visited-style-name="Visited_20_Internet_20_Link">ElementLis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ElementList" text:style-name="Internet_20_link" text:visited-style-name="Visited_20_Internet_20_Link">ElementLis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SpreadElement" text:style-name="Internet_20_link" text:visited-style-name="Visited_20_Internet_20_Link">SpreadElement</text:a> <text:a xlink:type="simple" xlink:href="https://262.ecma-international.org/11.0/#prod-Elision" text:style-name="Internet_20_link" text:visited-style-name="Visited_20_Internet_20_Link">Elision</text:a> <text:a xlink:type="simple" xlink:href="https://262.ecma-international.org/11.0/#prod-Elision" text:style-name="Internet_20_link" text:visited-style-name="Visited_20_Internet_20_Link">Elision</text:a> <text:a xlink:type="simple" xlink:href="https://262.ecma-international.org/11.0/#prod-SpreadElement" text:style-name="Internet_20_link" text:visited-style-name="Visited_20_Internet_20_Link">SpreadElement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ObjectLiteral" text:style-name="Internet_20_link" text:visited-style-name="Visited_20_Internet_20_Link">ObjectLiteral</text:a> <text:a xlink:type="simple" xlink:href="https://262.ecma-international.org/11.0/#prod-PropertyDefinitionList" text:style-name="Internet_20_link" text:visited-style-name="Visited_20_Internet_20_Link">PropertyDefinitionList</text:a> <text:a xlink:type="simple" xlink:href="https://262.ecma-international.org/11.0/#prod-PropertyDefinitionList" text:style-name="Internet_20_link" text:visited-style-name="Visited_20_Internet_20_Link">PropertyDefinitionList</text:a> <text:a xlink:type="simple" xlink:href="https://262.ecma-international.org/11.0/#prod-PropertyDefinitionList" text:style-name="Internet_20_link" text:visited-style-name="Visited_20_Internet_20_Link">PropertyDefinitionList</text:a><text:a xlink:type="simple" xlink:href="https://262.ecma-international.org/11.0/#prod-PropertyDefinition" text:style-name="Internet_20_link" text:visited-style-name="Visited_20_Internet_20_Link">PropertyDefinition</text:a> <text:a xlink:type="simple" xlink:href="https://262.ecma-international.org/11.0/#prod-PropertyDefinitionList" text:style-name="Internet_20_link" text:visited-style-name="Visited_20_Internet_20_Link">PropertyDefinitionList</text:a><text:a xlink:type="simple" xlink:href="https://262.ecma-international.org/11.0/#prod-PropertyDefinition" text:style-name="Internet_20_link" text:visited-style-name="Visited_20_Internet_20_Link">PropertyDefinition</text:a> <text:a xlink:type="simple" xlink:href="https://262.ecma-international.org/11.0/#prod-PropertyDefinition" text:style-name="Internet_20_link" text:visited-style-name="Visited_20_Internet_20_Link">PropertyDefinition</text:a><text:a xlink:type="simple" xlink:href="https://262.ecma-international.org/11.0/#prod-IdentifierReference" text:style-name="Internet_20_link" text:visited-style-name="Visited_20_Internet_20_Link">IdentifierReference</text:a> <text:a xlink:type="simple" xlink:href="https://262.ecma-international.org/11.0/#prod-CoverInitializedName" text:style-name="Internet_20_link" text:visited-style-name="Visited_20_Internet_20_Link">CoverInitializedName</text:a> 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MethodDefinition" text:style-name="Internet_20_link" text:visited-style-name="Visited_20_Internet_20_Link">MethodDefinition</text:a> 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LiteralPropertyName" text:style-name="Internet_20_link" text:visited-style-name="Visited_20_Internet_20_Link">LiteralPropertyName</text:a> <text:a xlink:type="simple" xlink:href="https://262.ecma-international.org/11.0/#prod-ComputedPropertyName" text:style-name="Internet_20_link" text:visited-style-name="Visited_20_Internet_20_Link">ComputedPropertyName</text:a> <text:a xlink:type="simple" xlink:href="https://262.ecma-international.org/11.0/#prod-LiteralPropertyName" text:style-name="Internet_20_link" text:visited-style-name="Visited_20_Internet_20_Link">LiteralPropertyName</text:a>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StringLiteral" text:style-name="Internet_20_link" text:visited-style-name="Visited_20_Internet_20_Link">StringLiteral</text:a> <text:a xlink:type="simple" xlink:href="https://262.ecma-international.org/11.0/#prod-NumericLiteral" text:style-name="Internet_20_link" text:visited-style-name="Visited_20_Internet_20_Link">NumericLiteral</text:a> <text:a xlink:type="simple" xlink:href="https://262.ecma-international.org/11.0/#prod-ComputedPropertyName" text:style-name="Internet_20_link" text:visited-style-name="Visited_20_Internet_20_Link">ComputedPropertyName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CoverInitializedName" text:style-name="Internet_20_link" text:visited-style-name="Visited_20_Internet_20_Link">CoverInitializedName</text:a><text:a xlink:type="simple" xlink:href="https://262.ecma-international.org/11.0/#prod-IdentifierReference" text:style-name="Internet_20_link" text:visited-style-name="Visited_20_Internet_20_Link">IdentifierReference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Initializer" text:style-name="Internet_20_link" text:visited-style-name="Visited_20_Internet_20_Link">Initializer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TemplateLiteral" text:style-name="Internet_20_link" text:visited-style-name="Visited_20_Internet_20_Link">TemplateLiteral</text:a><text:a xlink:type="simple" xlink:href="https://262.ecma-international.org/11.0/#prod-NoSubstitutionTemplate" text:style-name="Internet_20_link" text:visited-style-name="Visited_20_Internet_20_Link">NoSubstitutionTemplate</text:a> <text:a xlink:type="simple" xlink:href="https://262.ecma-international.org/11.0/#prod-SubstitutionTemplate" text:style-name="Internet_20_link" text:visited-style-name="Visited_20_Internet_20_Link">SubstitutionTemplate</text:a> <text:a xlink:type="simple" xlink:href="https://262.ecma-international.org/11.0/#prod-SubstitutionTemplate" text:style-name="Internet_20_link" text:visited-style-name="Visited_20_Internet_20_Link">SubstitutionTemplate</text:a><text:a xlink:type="simple" xlink:href="https://262.ecma-international.org/11.0/#prod-TemplateHead" text:style-name="Internet_20_link" text:visited-style-name="Visited_20_Internet_20_Link">TemplateHead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TemplateSpans" text:style-name="Internet_20_link" text:visited-style-name="Visited_20_Internet_20_Link">TemplateSpans</text:a> <text:a xlink:type="simple" xlink:href="https://262.ecma-international.org/11.0/#prod-TemplateSpans" text:style-name="Internet_20_link" text:visited-style-name="Visited_20_Internet_20_Link">TemplateSpans</text:a><text:a xlink:type="simple" xlink:href="https://262.ecma-international.org/11.0/#prod-TemplateTail" text:style-name="Internet_20_link" text:visited-style-name="Visited_20_Internet_20_Link">TemplateTail</text:a> <text:a xlink:type="simple" xlink:href="https://262.ecma-international.org/11.0/#prod-TemplateMiddleList" text:style-name="Internet_20_link" text:visited-style-name="Visited_20_Internet_20_Link">TemplateMiddleList</text:a><text:a xlink:type="simple" xlink:href="https://262.ecma-international.org/11.0/#prod-TemplateTail" text:style-name="Internet_20_link" text:visited-style-name="Visited_20_Internet_20_Link">TemplateTail</text:a> <text:a xlink:type="simple" xlink:href="https://262.ecma-international.org/11.0/#prod-TemplateMiddleList" text:style-name="Internet_20_link" text:visited-style-name="Visited_20_Internet_20_Link">TemplateMiddleList</text:a><text:a xlink:type="simple" xlink:href="https://262.ecma-international.org/11.0/#prod-TemplateMiddle" text:style-name="Internet_20_link" text:visited-style-name="Visited_20_Internet_20_Link">TemplateMiddle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TemplateMiddleList" text:style-name="Internet_20_link" text:visited-style-name="Visited_20_Internet_20_Link">TemplateMiddleList</text:a><text:a xlink:type="simple" xlink:href="https://262.ecma-international.org/11.0/#prod-TemplateMiddle" text:style-name="Internet_20_link" text:visited-style-name="Visited_20_Internet_20_Link">TemplateMiddle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PrimaryExpression" text:style-name="Internet_20_link" text:visited-style-name="Visited_20_Internet_20_Link">PrimaryExpression</text:a> 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TemplateLiteral" text:style-name="Internet_20_link" text:visited-style-name="Visited_20_Internet_20_Link">TemplateLiteral</text:a> <text:a xlink:type="simple" xlink:href="https://262.ecma-international.org/11.0/#prod-SuperProperty" text:style-name="Internet_20_link" text:visited-style-name="Visited_20_Internet_20_Link">SuperProperty</text:a> <text:a xlink:type="simple" xlink:href="https://262.ecma-international.org/11.0/#prod-MetaProperty" text:style-name="Internet_20_link" text:visited-style-name="Visited_20_Internet_20_Link">MetaProperty</text:a> 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Arguments" text:style-name="Internet_20_link" text:visited-style-name="Visited_20_Internet_20_Link">Arguments</text:a> <text:a xlink:type="simple" xlink:href="https://262.ecma-international.org/11.0/#prod-SuperProperty" text:style-name="Internet_20_link" text:visited-style-name="Visited_20_Internet_20_Link">SuperProperty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MetaProperty" text:style-name="Internet_20_link" text:visited-style-name="Visited_20_Internet_20_Link">MetaProperty</text:a><text:a xlink:type="simple" xlink:href="https://262.ecma-international.org/11.0/#prod-NewTarget" text:style-name="Internet_20_link" text:visited-style-name="Visited_20_Internet_20_Link">NewTarget</text:a> <text:a xlink:type="simple" xlink:href="https://262.ecma-international.org/11.0/#prod-ImportMeta" text:style-name="Internet_20_link" text:visited-style-name="Visited_20_Internet_20_Link">ImportMeta</text:a> <text:a xlink:type="simple" xlink:href="https://262.ecma-international.org/11.0/#prod-NewTarget" text:style-name="Internet_20_link" text:visited-style-name="Visited_20_Internet_20_Link">NewTarget</text:a> <text:a xlink:type="simple" xlink:href="https://262.ecma-international.org/11.0/#prod-ImportMeta" text:style-name="Internet_20_link" text:visited-style-name="Visited_20_Internet_20_Link">ImportMeta</text:a> <text:a xlink:type="simple" xlink:href="https://262.ecma-international.org/11.0/#prod-NewExpression" text:style-name="Internet_20_link" text:visited-style-name="Visited_20_Internet_20_Link">NewExpression</text:a><text:a xlink:type="simple" xlink:href="https://262.ecma-international.org/11.0/#prod-MemberExpression" text:style-name="Internet_20_link" text:visited-style-name="Visited_20_Internet_20_Link">MemberExpression</text:a> <text:a xlink:type="simple" xlink:href="https://262.ecma-international.org/11.0/#prod-NewExpression" text:style-name="Internet_20_link" text:visited-style-name="Visited_20_Internet_20_Link">NewExpression</text:a>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CoverCallExpressionAndAsyncArrowHead" text:style-name="Internet_20_link" text:visited-style-name="Visited_20_Internet_20_Link">CoverCallExpressionAndAsyncArrowHead</text:a> <text:a xlink:type="simple" xlink:href="https://262.ecma-international.org/11.0/#prod-SuperCall" text:style-name="Internet_20_link" text:visited-style-name="Visited_20_Internet_20_Link">SuperCall</text:a> <text:a xlink:type="simple" xlink:href="https://262.ecma-international.org/11.0/#prod-ImportCall" text:style-name="Internet_20_link" text:visited-style-name="Visited_20_Internet_20_Link">ImportCall</text:a>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Arguments" text:style-name="Internet_20_link" text:visited-style-name="Visited_20_Internet_20_Link">Arguments</text:a>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TemplateLiteral" text:style-name="Internet_20_link" text:visited-style-name="Visited_20_Internet_20_Link">TemplateLiteral</text:a> </text:p>
      <text:p text:style-name="Text_20_body">When processing an instance of the production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CoverCallExpressionAndAsyncArrowHead" text:style-name="Internet_20_link" text:visited-style-name="Visited_20_Internet_20_Link">CoverCallExpressionAndAsyncArrowHead</text:a> the interpretation of <text:a xlink:type="simple" xlink:href="https://262.ecma-international.org/11.0/#prod-CoverCallExpressionAndAsyncArrowHead" text:style-name="Internet_20_link" text:visited-style-name="Visited_20_Internet_20_Link">CoverCallExpressionAndAsyncArrowHead</text:a> is refined using the following grammar:</text:p>
      <text:p text:style-name="Text_20_body"><text:a xlink:type="simple" xlink:href="https://262.ecma-international.org/11.0/#prod-CallMemberExpression" text:style-name="Internet_20_link" text:visited-style-name="Visited_20_Internet_20_Link">CallMemberExpression</text:a>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Arguments" text:style-name="Internet_20_link" text:visited-style-name="Visited_20_Internet_20_Link">Arguments</text:a> </text:p>
      <text:p text:style-name="Text_20_body"> </text:p>
      <text:p text:style-name="Text_20_body"><text:a xlink:type="simple" xlink:href="https://262.ecma-international.org/11.0/#prod-SuperCall" text:style-name="Internet_20_link" text:visited-style-name="Visited_20_Internet_20_Link">SuperCall</text:a><text:a xlink:type="simple" xlink:href="https://262.ecma-international.org/11.0/#prod-Arguments" text:style-name="Internet_20_link" text:visited-style-name="Visited_20_Internet_20_Link">Arguments</text:a> <text:a xlink:type="simple" xlink:href="https://262.ecma-international.org/11.0/#prod-ImportCall" text:style-name="Internet_20_link" text:visited-style-name="Visited_20_Internet_20_Link">ImportCall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rguments" text:style-name="Internet_20_link" text:visited-style-name="Visited_20_Internet_20_Link">Arguments</text:a> <text:a xlink:type="simple" xlink:href="https://262.ecma-international.org/11.0/#prod-ArgumentList" text:style-name="Internet_20_link" text:visited-style-name="Visited_20_Internet_20_Link">ArgumentList</text:a> <text:a xlink:type="simple" xlink:href="https://262.ecma-international.org/11.0/#prod-ArgumentList" text:style-name="Internet_20_link" text:visited-style-name="Visited_20_Internet_20_Link">ArgumentList</text:a> <text:a xlink:type="simple" xlink:href="https://262.ecma-international.org/11.0/#prod-ArgumentList" text:style-name="Internet_20_link" text:visited-style-name="Visited_20_Internet_20_Link">ArgumentList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rgumentList" text:style-name="Internet_20_link" text:visited-style-name="Visited_20_Internet_20_Link">ArgumentList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rgumentList" text:style-name="Internet_20_link" text:visited-style-name="Visited_20_Internet_20_Link">ArgumentList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OptionalExpression" text:style-name="Internet_20_link" text:visited-style-name="Visited_20_Internet_20_Link">OptionalExpression</text:a>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OptionalChain" text:style-name="Internet_20_link" text:visited-style-name="Visited_20_Internet_20_Link">OptionalChain</text:a> <text:a xlink:type="simple" xlink:href="https://262.ecma-international.org/11.0/#prod-CallExpression" text:style-name="Internet_20_link" text:visited-style-name="Visited_20_Internet_20_Link">CallExpression</text:a><text:a xlink:type="simple" xlink:href="https://262.ecma-international.org/11.0/#prod-OptionalChain" text:style-name="Internet_20_link" text:visited-style-name="Visited_20_Internet_20_Link">OptionalChain</text:a> <text:a xlink:type="simple" xlink:href="https://262.ecma-international.org/11.0/#prod-OptionalExpression" text:style-name="Internet_20_link" text:visited-style-name="Visited_20_Internet_20_Link">OptionalExpression</text:a><text:a xlink:type="simple" xlink:href="https://262.ecma-international.org/11.0/#prod-OptionalChain" text:style-name="Internet_20_link" text:visited-style-name="Visited_20_Internet_20_Link">OptionalChain</text:a> <text:a xlink:type="simple" xlink:href="https://262.ecma-international.org/11.0/#prod-OptionalChain" text:style-name="Internet_20_link" text:visited-style-name="Visited_20_Internet_20_Link">OptionalChain</text:a><text:a xlink:type="simple" xlink:href="https://262.ecma-international.org/11.0/#prod-Arguments" text:style-name="Internet_20_link" text:visited-style-name="Visited_20_Internet_20_Link">Arguments</text:a> 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TemplateLiteral" text:style-name="Internet_20_link" text:visited-style-name="Visited_20_Internet_20_Link">TemplateLiteral</text:a> <text:a xlink:type="simple" xlink:href="https://262.ecma-international.org/11.0/#prod-OptionalChain" text:style-name="Internet_20_link" text:visited-style-name="Visited_20_Internet_20_Link">OptionalChain</text:a><text:a xlink:type="simple" xlink:href="https://262.ecma-international.org/11.0/#prod-Arguments" text:style-name="Internet_20_link" text:visited-style-name="Visited_20_Internet_20_Link">Arguments</text:a> <text:a xlink:type="simple" xlink:href="https://262.ecma-international.org/11.0/#prod-OptionalChain" text:style-name="Internet_20_link" text:visited-style-name="Visited_20_Internet_20_Link">OptionalChain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OptionalChain" text:style-name="Internet_20_link" text:visited-style-name="Visited_20_Internet_20_Link">OptionalChain</text:a>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OptionalChain" text:style-name="Internet_20_link" text:visited-style-name="Visited_20_Internet_20_Link">OptionalChain</text:a><text:a xlink:type="simple" xlink:href="https://262.ecma-international.org/11.0/#prod-TemplateLiteral" text:style-name="Internet_20_link" text:visited-style-name="Visited_20_Internet_20_Link">TemplateLiteral</text:a> 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NewExpression" text:style-name="Internet_20_link" text:visited-style-name="Visited_20_Internet_20_Link">NewExpression</text:a> <text:a xlink:type="simple" xlink:href="https://262.ecma-international.org/11.0/#prod-CallExpression" text:style-name="Internet_20_link" text:visited-style-name="Visited_20_Internet_20_Link">CallExpression</text:a> <text:a xlink:type="simple" xlink:href="https://262.ecma-international.org/11.0/#prod-OptionalExpression" text:style-name="Internet_20_link" text:visited-style-name="Visited_20_Internet_20_Link">OptionalExpression</text:a> <text:a xlink:type="simple" xlink:href="https://262.ecma-international.org/11.0/#prod-UpdateExpression" text:style-name="Internet_20_link" text:visited-style-name="Visited_20_Internet_20_Link">UpdateExpression</text:a><text:a xlink:type="simple" xlink:href="https://262.ecma-international.org/11.0/#prod-LeftHandSideExpression" text:style-name="Internet_20_link" text:visited-style-name="Visited_20_Internet_20_Link">LeftHandSideExpression</text:a> 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LineTerminator" text:style-name="Internet_20_link" text:visited-style-name="Visited_20_Internet_20_Link">LineTerminator</text:a> here] 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LineTerminator" text:style-name="Internet_20_link" text:visited-style-name="Visited_20_Internet_20_Link">LineTerminator</text:a> here]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<text:a xlink:type="simple" xlink:href="https://262.ecma-international.org/11.0/#prod-UpdateExpression" text:style-name="Internet_20_link" text:visited-style-name="Visited_20_Internet_20_Link">Update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AwaitExpression" text:style-name="Internet_20_link" text:visited-style-name="Visited_20_Internet_20_Link">AwaitExpression</text:a> <text:a xlink:type="simple" xlink:href="https://262.ecma-international.org/11.0/#prod-ExponentiationExpression" text:style-name="Internet_20_link" text:visited-style-name="Visited_20_Internet_20_Link">ExponentiationExpression</text:a>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UpdateExpression" text:style-name="Internet_20_link" text:visited-style-name="Visited_20_Internet_20_Link">UpdateExpression</text:a><text:a xlink:type="simple" xlink:href="https://262.ecma-international.org/11.0/#prod-ExponentiationExpression" text:style-name="Internet_20_link" text:visited-style-name="Visited_20_Internet_20_Link">ExponentiationExpression</text:a> <text:a xlink:type="simple" xlink:href="https://262.ecma-international.org/11.0/#prod-MultiplicativeExpression" text:style-name="Internet_20_link" text:visited-style-name="Visited_20_Internet_20_Link">MultiplicativeExpression</text:a><text:a xlink:type="simple" xlink:href="https://262.ecma-international.org/11.0/#prod-ExponentiationExpression" text:style-name="Internet_20_link" text:visited-style-name="Visited_20_Internet_20_Link">ExponentiationExpression</text:a> <text:a xlink:type="simple" xlink:href="https://262.ecma-international.org/11.0/#prod-MultiplicativeExpression" text:style-name="Internet_20_link" text:visited-style-name="Visited_20_Internet_20_Link">MultiplicativeExpression</text:a><text:a xlink:type="simple" xlink:href="https://262.ecma-international.org/11.0/#prod-MultiplicativeOperator" text:style-name="Internet_20_link" text:visited-style-name="Visited_20_Internet_20_Link">MultiplicativeOperator</text:a><text:a xlink:type="simple" xlink:href="https://262.ecma-international.org/11.0/#prod-ExponentiationExpression" text:style-name="Internet_20_link" text:visited-style-name="Visited_20_Internet_20_Link">ExponentiationExpression</text:a> <text:a xlink:type="simple" xlink:href="https://262.ecma-international.org/11.0/#prod-MultiplicativeOperator" text:style-name="Internet_20_link" text:visited-style-name="Visited_20_Internet_20_Link">MultiplicativeOperator</text:a> <text:a xlink:type="simple" xlink:href="https://262.ecma-international.org/11.0/#prod-AdditiveExpression" text:style-name="Internet_20_link" text:visited-style-name="Visited_20_Internet_20_Link">AdditiveExpression</text:a><text:a xlink:type="simple" xlink:href="https://262.ecma-international.org/11.0/#prod-MultiplicativeExpression" text:style-name="Internet_20_link" text:visited-style-name="Visited_20_Internet_20_Link">MultiplicativeExpression</text:a> <text:a xlink:type="simple" xlink:href="https://262.ecma-international.org/11.0/#prod-AdditiveExpression" text:style-name="Internet_20_link" text:visited-style-name="Visited_20_Internet_20_Link">AdditiveExpression</text:a><text:a xlink:type="simple" xlink:href="https://262.ecma-international.org/11.0/#prod-MultiplicativeExpression" text:style-name="Internet_20_link" text:visited-style-name="Visited_20_Internet_20_Link">MultiplicativeExpression</text:a> <text:a xlink:type="simple" xlink:href="https://262.ecma-international.org/11.0/#prod-AdditiveExpression" text:style-name="Internet_20_link" text:visited-style-name="Visited_20_Internet_20_Link">AdditiveExpression</text:a><text:a xlink:type="simple" xlink:href="https://262.ecma-international.org/11.0/#prod-MultiplicativeExpression" text:style-name="Internet_20_link" text:visited-style-name="Visited_20_Internet_20_Link">MultiplicativeExpression</text:a> <text:a xlink:type="simple" xlink:href="https://262.ecma-international.org/11.0/#prod-ShiftExpression" text:style-name="Internet_20_link" text:visited-style-name="Visited_20_Internet_20_Link">ShiftExpression</text:a><text:a xlink:type="simple" xlink:href="https://262.ecma-international.org/11.0/#prod-AdditiveExpression" text:style-name="Internet_20_link" text:visited-style-name="Visited_20_Internet_20_Link">AdditiveExpression</text:a> <text:soft-page-break/><text:a xlink:type="simple" xlink:href="https://262.ecma-international.org/11.0/#prod-ShiftExpression" text:style-name="Internet_20_link" text:visited-style-name="Visited_20_Internet_20_Link">ShiftExpression</text:a><text:a xlink:type="simple" xlink:href="https://262.ecma-international.org/11.0/#prod-AdditiveExpression" text:style-name="Internet_20_link" text:visited-style-name="Visited_20_Internet_20_Link">AdditiveExpression</text:a> <text:a xlink:type="simple" xlink:href="https://262.ecma-international.org/11.0/#prod-ShiftExpression" text:style-name="Internet_20_link" text:visited-style-name="Visited_20_Internet_20_Link">ShiftExpression</text:a><text:a xlink:type="simple" xlink:href="https://262.ecma-international.org/11.0/#prod-AdditiveExpression" text:style-name="Internet_20_link" text:visited-style-name="Visited_20_Internet_20_Link">AdditiveExpression</text:a> <text:a xlink:type="simple" xlink:href="https://262.ecma-international.org/11.0/#prod-ShiftExpression" text:style-name="Internet_20_link" text:visited-style-name="Visited_20_Internet_20_Link">ShiftExpression</text:a><text:a xlink:type="simple" xlink:href="https://262.ecma-international.org/11.0/#prod-AdditiveExpression" text:style-name="Internet_20_link" text:visited-style-name="Visited_20_Internet_20_Link">Additive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RelationalExpression" text:style-name="Internet_20_link" text:visited-style-name="Visited_20_Internet_20_Link">RelationalExpression</text:a><text:a xlink:type="simple" xlink:href="https://262.ecma-international.org/11.0/#prod-ShiftExpression" text:style-name="Internet_20_link" text:visited-style-name="Visited_20_Internet_20_Link">ShiftExpression</text:a> <text:a xlink:type="simple" xlink:href="https://262.ecma-international.org/11.0/#prod-EqualityExpression" text:style-name="Internet_20_link" text:visited-style-name="Visited_20_Internet_20_Link">EqualityExpression</text:a><text:a xlink:type="simple" xlink:href="https://262.ecma-international.org/11.0/#prod-RelationalExpression" text:style-name="Internet_20_link" text:visited-style-name="Visited_20_Internet_20_Link">RelationalExpression</text:a> <text:a xlink:type="simple" xlink:href="https://262.ecma-international.org/11.0/#prod-EqualityExpression" text:style-name="Internet_20_link" text:visited-style-name="Visited_20_Internet_20_Link">EqualityExpression</text:a><text:a xlink:type="simple" xlink:href="https://262.ecma-international.org/11.0/#prod-RelationalExpression" text:style-name="Internet_20_link" text:visited-style-name="Visited_20_Internet_20_Link">RelationalExpression</text:a> <text:a xlink:type="simple" xlink:href="https://262.ecma-international.org/11.0/#prod-EqualityExpression" text:style-name="Internet_20_link" text:visited-style-name="Visited_20_Internet_20_Link">EqualityExpression</text:a><text:a xlink:type="simple" xlink:href="https://262.ecma-international.org/11.0/#prod-RelationalExpression" text:style-name="Internet_20_link" text:visited-style-name="Visited_20_Internet_20_Link">RelationalExpression</text:a> <text:a xlink:type="simple" xlink:href="https://262.ecma-international.org/11.0/#prod-EqualityExpression" text:style-name="Internet_20_link" text:visited-style-name="Visited_20_Internet_20_Link">EqualityExpression</text:a><text:a xlink:type="simple" xlink:href="https://262.ecma-international.org/11.0/#prod-RelationalExpression" text:style-name="Internet_20_link" text:visited-style-name="Visited_20_Internet_20_Link">RelationalExpression</text:a> <text:a xlink:type="simple" xlink:href="https://262.ecma-international.org/11.0/#prod-EqualityExpression" text:style-name="Internet_20_link" text:visited-style-name="Visited_20_Internet_20_Link">EqualityExpression</text:a><text:a xlink:type="simple" xlink:href="https://262.ecma-international.org/11.0/#prod-RelationalExpression" text:style-name="Internet_20_link" text:visited-style-name="Visited_20_Internet_20_Link">RelationalExpression</text:a> <text:a xlink:type="simple" xlink:href="https://262.ecma-international.org/11.0/#prod-BitwiseANDExpression" text:style-name="Internet_20_link" text:visited-style-name="Visited_20_Internet_20_Link">BitwiseANDExpression</text:a><text:a xlink:type="simple" xlink:href="https://262.ecma-international.org/11.0/#prod-EqualityExpression" text:style-name="Internet_20_link" text:visited-style-name="Visited_20_Internet_20_Link">EqualityExpression</text:a> <text:a xlink:type="simple" xlink:href="https://262.ecma-international.org/11.0/#prod-BitwiseANDExpression" text:style-name="Internet_20_link" text:visited-style-name="Visited_20_Internet_20_Link">BitwiseANDExpression</text:a><text:a xlink:type="simple" xlink:href="https://262.ecma-international.org/11.0/#prod-EqualityExpression" text:style-name="Internet_20_link" text:visited-style-name="Visited_20_Internet_20_Link">EqualityExpression</text:a> <text:a xlink:type="simple" xlink:href="https://262.ecma-international.org/11.0/#prod-BitwiseXORExpression" text:style-name="Internet_20_link" text:visited-style-name="Visited_20_Internet_20_Link">BitwiseXORExpression</text:a><text:a xlink:type="simple" xlink:href="https://262.ecma-international.org/11.0/#prod-BitwiseANDExpression" text:style-name="Internet_20_link" text:visited-style-name="Visited_20_Internet_20_Link">BitwiseANDExpression</text:a> <text:a xlink:type="simple" xlink:href="https://262.ecma-international.org/11.0/#prod-BitwiseXORExpression" text:style-name="Internet_20_link" text:visited-style-name="Visited_20_Internet_20_Link">BitwiseXORExpression</text:a><text:a xlink:type="simple" xlink:href="https://262.ecma-international.org/11.0/#prod-BitwiseANDExpression" text:style-name="Internet_20_link" text:visited-style-name="Visited_20_Internet_20_Link">BitwiseANDExpression</text:a> <text:a xlink:type="simple" xlink:href="https://262.ecma-international.org/11.0/#prod-BitwiseORExpression" text:style-name="Internet_20_link" text:visited-style-name="Visited_20_Internet_20_Link">BitwiseORExpression</text:a><text:a xlink:type="simple" xlink:href="https://262.ecma-international.org/11.0/#prod-BitwiseXORExpression" text:style-name="Internet_20_link" text:visited-style-name="Visited_20_Internet_20_Link">BitwiseXORExpression</text:a> <text:a xlink:type="simple" xlink:href="https://262.ecma-international.org/11.0/#prod-BitwiseORExpression" text:style-name="Internet_20_link" text:visited-style-name="Visited_20_Internet_20_Link">BitwiseORExpression</text:a><text:a xlink:type="simple" xlink:href="https://262.ecma-international.org/11.0/#prod-BitwiseXORExpression" text:style-name="Internet_20_link" text:visited-style-name="Visited_20_Internet_20_Link">BitwiseXORExpression</text:a> <text:a xlink:type="simple" xlink:href="https://262.ecma-international.org/11.0/#prod-LogicalANDExpression" text:style-name="Internet_20_link" text:visited-style-name="Visited_20_Internet_20_Link">LogicalANDExpression</text:a><text:a xlink:type="simple" xlink:href="https://262.ecma-international.org/11.0/#prod-BitwiseORExpression" text:style-name="Internet_20_link" text:visited-style-name="Visited_20_Internet_20_Link">BitwiseORExpression</text:a> <text:a xlink:type="simple" xlink:href="https://262.ecma-international.org/11.0/#prod-LogicalANDExpression" text:style-name="Internet_20_link" text:visited-style-name="Visited_20_Internet_20_Link">LogicalANDExpression</text:a><text:a xlink:type="simple" xlink:href="https://262.ecma-international.org/11.0/#prod-BitwiseORExpression" text:style-name="Internet_20_link" text:visited-style-name="Visited_20_Internet_20_Link">BitwiseORExpression</text:a> <text:a xlink:type="simple" xlink:href="https://262.ecma-international.org/11.0/#prod-LogicalORExpression" text:style-name="Internet_20_link" text:visited-style-name="Visited_20_Internet_20_Link">LogicalORExpression</text:a><text:a xlink:type="simple" xlink:href="https://262.ecma-international.org/11.0/#prod-LogicalANDExpression" text:style-name="Internet_20_link" text:visited-style-name="Visited_20_Internet_20_Link">LogicalANDExpression</text:a> <text:a xlink:type="simple" xlink:href="https://262.ecma-international.org/11.0/#prod-LogicalORExpression" text:style-name="Internet_20_link" text:visited-style-name="Visited_20_Internet_20_Link">LogicalORExpression</text:a><text:a xlink:type="simple" xlink:href="https://262.ecma-international.org/11.0/#prod-LogicalANDExpression" text:style-name="Internet_20_link" text:visited-style-name="Visited_20_Internet_20_Link">LogicalANDExpression</text:a> <text:a xlink:type="simple" xlink:href="https://262.ecma-international.org/11.0/#prod-CoalesceExpression" text:style-name="Internet_20_link" text:visited-style-name="Visited_20_Internet_20_Link">CoalesceExpression</text:a><text:a xlink:type="simple" xlink:href="https://262.ecma-international.org/11.0/#prod-CoalesceExpressionHead" text:style-name="Internet_20_link" text:visited-style-name="Visited_20_Internet_20_Link">CoalesceExpressionHead</text:a><text:a xlink:type="simple" xlink:href="https://262.ecma-international.org/11.0/#prod-BitwiseORExpression" text:style-name="Internet_20_link" text:visited-style-name="Visited_20_Internet_20_Link">BitwiseORExpression</text:a> <text:a xlink:type="simple" xlink:href="https://262.ecma-international.org/11.0/#prod-CoalesceExpressionHead" text:style-name="Internet_20_link" text:visited-style-name="Visited_20_Internet_20_Link">CoalesceExpressionHead</text:a><text:a xlink:type="simple" xlink:href="https://262.ecma-international.org/11.0/#prod-CoalesceExpression" text:style-name="Internet_20_link" text:visited-style-name="Visited_20_Internet_20_Link">CoalesceExpression</text:a> <text:a xlink:type="simple" xlink:href="https://262.ecma-international.org/11.0/#prod-BitwiseORExpression" text:style-name="Internet_20_link" text:visited-style-name="Visited_20_Internet_20_Link">BitwiseORExpression</text:a> <text:a xlink:type="simple" xlink:href="https://262.ecma-international.org/11.0/#prod-ShortCircuitExpression" text:style-name="Internet_20_link" text:visited-style-name="Visited_20_Internet_20_Link">ShortCircuitExpression</text:a><text:a xlink:type="simple" xlink:href="https://262.ecma-international.org/11.0/#prod-LogicalORExpression" text:style-name="Internet_20_link" text:visited-style-name="Visited_20_Internet_20_Link">LogicalORExpression</text:a> <text:a xlink:type="simple" xlink:href="https://262.ecma-international.org/11.0/#prod-CoalesceExpression" text:style-name="Internet_20_link" text:visited-style-name="Visited_20_Internet_20_Link">CoalesceExpression</text:a> <text:a xlink:type="simple" xlink:href="https://262.ecma-international.org/11.0/#prod-ConditionalExpression" text:style-name="Internet_20_link" text:visited-style-name="Visited_20_Internet_20_Link">ConditionalExpression</text:a><text:a xlink:type="simple" xlink:href="https://262.ecma-international.org/11.0/#prod-ShortCircuitExpression" text:style-name="Internet_20_link" text:visited-style-name="Visited_20_Internet_20_Link">ShortCircuitExpression</text:a> <text:a xlink:type="simple" xlink:href="https://262.ecma-international.org/11.0/#prod-ShortCircuitExpression" text:style-name="Internet_20_link" text:visited-style-name="Visited_20_Internet_20_Link">ShortCircuitExpression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ConditionalExpression" text:style-name="Internet_20_link" text:visited-style-name="Visited_20_Internet_20_Link">ConditionalExpression</text:a> <text:a xlink:type="simple" xlink:href="https://262.ecma-international.org/11.0/#prod-YieldExpression" text:style-name="Internet_20_link" text:visited-style-name="Visited_20_Internet_20_Link">YieldExpression</text:a> <text:a xlink:type="simple" xlink:href="https://262.ecma-international.org/11.0/#prod-ArrowFunction" text:style-name="Internet_20_link" text:visited-style-name="Visited_20_Internet_20_Link">ArrowFunction</text:a> <text:a xlink:type="simple" xlink:href="https://262.ecma-international.org/11.0/#prod-AsyncArrowFunction" text:style-name="Internet_20_link" text:visited-style-name="Visited_20_Internet_20_Link">AsyncArrowFunction</text:a> 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AssignmentOperator" text:style-name="Internet_20_link" text:visited-style-name="Visited_20_Internet_20_Link">AssignmentOperator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ssignmentOperator" text:style-name="Internet_20_link" text:visited-style-name="Visited_20_Internet_20_Link">AssignmentOperator</text:a> </text:p>
      <text:p text:style-name="Text_20_body">In certain circumstances when processing an instance of the production 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AssignmentExpression" text:style-name="Internet_20_link" text:visited-style-name="Visited_20_Internet_20_Link">AssignmentExpression</text:a> the following grammar is used to refine the interpretation of <text:a xlink:type="simple" xlink:href="https://262.ecma-international.org/11.0/#prod-LeftHandSideExpression" text:style-name="Internet_20_link" text:visited-style-name="Visited_20_Internet_20_Link">LeftHandSideExpression</text:a>:</text:p>
      <text:p text:style-name="Text_20_body"><text:a xlink:type="simple" xlink:href="https://262.ecma-international.org/11.0/#prod-AssignmentPattern" text:style-name="Internet_20_link" text:visited-style-name="Visited_20_Internet_20_Link">AssignmentPattern</text:a><text:a xlink:type="simple" xlink:href="https://262.ecma-international.org/11.0/#prod-ObjectAssignmentPattern" text:style-name="Internet_20_link" text:visited-style-name="Visited_20_Internet_20_Link">ObjectAssignmentPattern</text:a> <text:a xlink:type="simple" xlink:href="https://262.ecma-international.org/11.0/#prod-ArrayAssignmentPattern" text:style-name="Internet_20_link" text:visited-style-name="Visited_20_Internet_20_Link">ArrayAssignmentPattern</text:a> <text:a xlink:type="simple" xlink:href="https://262.ecma-international.org/11.0/#prod-ObjectAssignmentPattern" text:style-name="Internet_20_link" text:visited-style-name="Visited_20_Internet_20_Link">ObjectAssignmentPattern</text:a> <text:a xlink:type="simple" xlink:href="https://262.ecma-international.org/11.0/#prod-AssignmentRestProperty" text:style-name="Internet_20_link" text:visited-style-name="Visited_20_Internet_20_Link">AssignmentRestProperty</text:a> <text:a xlink:type="simple" xlink:href="https://262.ecma-international.org/11.0/#prod-AssignmentPropertyList" text:style-name="Internet_20_link" text:visited-style-name="Visited_20_Internet_20_Link">AssignmentPropertyList</text:a> <text:a xlink:type="simple" xlink:href="https://262.ecma-international.org/11.0/#prod-AssignmentPropertyList" text:style-name="Internet_20_link" text:visited-style-name="Visited_20_Internet_20_Link">AssignmentPropertyList</text:a><text:a xlink:type="simple" xlink:href="https://262.ecma-international.org/11.0/#prod-AssignmentRestProperty" text:style-name="Internet_20_link" text:visited-style-name="Visited_20_Internet_20_Link">AssignmentRestProperty</text:a> <text:a xlink:type="simple" xlink:href="https://262.ecma-international.org/11.0/#prod-ArrayAssignmentPattern" text:style-name="Internet_20_link" text:visited-style-name="Visited_20_Internet_20_Link">ArrayAssignmentPattern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AssignmentRestElement" text:style-name="Internet_20_link" text:visited-style-name="Visited_20_Internet_20_Link">AssignmentRestElement</text:a> <text:a xlink:type="simple" xlink:href="https://262.ecma-international.org/11.0/#prod-AssignmentElementList" text:style-name="Internet_20_link" text:visited-style-name="Visited_20_Internet_20_Link">AssignmentElementList</text:a> <text:a xlink:type="simple" xlink:href="https://262.ecma-international.org/11.0/#prod-AssignmentElementList" text:style-name="Internet_20_link" text:visited-style-name="Visited_20_Internet_20_Link">AssignmentElementLis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AssignmentRestElement" text:style-name="Internet_20_link" text:visited-style-name="Visited_20_Internet_20_Link">AssignmentRestElement</text:a> <text:a xlink:type="simple" xlink:href="https://262.ecma-international.org/11.0/#prod-AssignmentRestProperty" text:style-name="Internet_20_link" text:visited-style-name="Visited_20_Internet_20_Link">AssignmentRestProperty</text:a><text:a xlink:type="simple" xlink:href="https://262.ecma-international.org/11.0/#prod-DestructuringAssignmentTarget" text:style-name="Internet_20_link" text:visited-style-name="Visited_20_Internet_20_Link">DestructuringAssignmentTarget</text:a> <text:a xlink:type="simple" xlink:href="https://262.ecma-international.org/11.0/#prod-AssignmentPropertyList" text:style-name="Internet_20_link" text:visited-style-name="Visited_20_Internet_20_Link">AssignmentPropertyList</text:a><text:a xlink:type="simple" xlink:href="https://262.ecma-international.org/11.0/#prod-AssignmentProperty" text:style-name="Internet_20_link" text:visited-style-name="Visited_20_Internet_20_Link">AssignmentProperty</text:a> <text:a xlink:type="simple" xlink:href="https://262.ecma-international.org/11.0/#prod-AssignmentPropertyList" text:style-name="Internet_20_link" text:visited-style-name="Visited_20_Internet_20_Link">AssignmentPropertyList</text:a><text:a xlink:type="simple" xlink:href="https://262.ecma-international.org/11.0/#prod-AssignmentProperty" text:style-name="Internet_20_link" text:visited-style-name="Visited_20_Internet_20_Link">AssignmentProperty</text:a> <text:a xlink:type="simple" xlink:href="https://262.ecma-international.org/11.0/#prod-AssignmentElementList" text:style-name="Internet_20_link" text:visited-style-name="Visited_20_Internet_20_Link">AssignmentElementList</text:a><text:a xlink:type="simple" xlink:href="https://262.ecma-international.org/11.0/#prod-AssignmentElisionElement" text:style-name="Internet_20_link" text:visited-style-name="Visited_20_Internet_20_Link">AssignmentElisionElement</text:a> <text:a xlink:type="simple" xlink:href="https://262.ecma-international.org/11.0/#prod-AssignmentElementList" text:style-name="Internet_20_link" text:visited-style-name="Visited_20_Internet_20_Link">AssignmentElementList</text:a><text:a xlink:type="simple" xlink:href="https://262.ecma-international.org/11.0/#prod-AssignmentElisionElement" text:style-name="Internet_20_link" text:visited-style-name="Visited_20_Internet_20_Link">AssignmentElisionElement</text:a> <text:a xlink:type="simple" xlink:href="https://262.ecma-international.org/11.0/#prod-AssignmentElisionElement" text:style-name="Internet_20_link" text:visited-style-name="Visited_20_Internet_20_Link">AssignmentElisionElemen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AssignmentElement" text:style-name="Internet_20_link" text:visited-style-name="Visited_20_Internet_20_Link">AssignmentElement</text:a> <text:a xlink:type="simple" xlink:href="https://262.ecma-international.org/11.0/#prod-AssignmentProperty" text:style-name="Internet_20_link" text:visited-style-name="Visited_20_Internet_20_Link">AssignmentProperty</text:a><text:a xlink:type="simple" xlink:href="https://262.ecma-international.org/11.0/#prod-IdentifierReference" text:style-name="Internet_20_link" text:visited-style-name="Visited_20_Internet_20_Link">IdentifierReference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AssignmentElement" text:style-name="Internet_20_link" text:visited-style-name="Visited_20_Internet_20_Link">AssignmentElement</text:a> <text:a xlink:type="simple" xlink:href="https://262.ecma-international.org/11.0/#prod-AssignmentElement" text:style-name="Internet_20_link" text:visited-style-name="Visited_20_Internet_20_Link">AssignmentElement</text:a><text:a xlink:type="simple" xlink:href="https://262.ecma-international.org/11.0/#prod-DestructuringAssignmentTarget" text:style-name="Internet_20_link" text:visited-style-name="Visited_20_Internet_20_Link">DestructuringAssignmentTarget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AssignmentRestElement" text:style-name="Internet_20_link" text:visited-style-name="Visited_20_Internet_20_Link">AssignmentRestElement</text:a><text:a xlink:type="simple" xlink:href="https://262.ecma-international.org/11.0/#prod-DestructuringAssignmentTarget" text:style-name="Internet_20_link" text:visited-style-name="Visited_20_Internet_20_Link">DestructuringAssignmentTarget</text:a> <text:a xlink:type="simple" xlink:href="https://262.ecma-international.org/11.0/#prod-DestructuringAssignmentTarget" text:style-name="Internet_20_link" text:visited-style-name="Visited_20_Internet_20_Link">DestructuringAssignmentTarget</text:a><text:a xlink:type="simple" xlink:href="https://262.ecma-international.org/11.0/#prod-LeftHandSideExpression" text:style-name="Internet_20_link" text:visited-style-name="Visited_20_Internet_20_Link">LeftHandSideExpression</text:a> </text:p>
      <text:p text:style-name="Text_20_body"> </text:p>
      <text:p text:style-name="Text_20_body"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AssignmentExpression" text:style-name="Internet_20_link" text:visited-style-name="Visited_20_Internet_20_Link">AssignmentExpression</text:a> </text:p>
      <text:h text:style-name="Heading_20_1" text:outline-level="1"><text:soft-page-break/>A.3 Statements</text:h>
      <text:p text:style-name="Text_20_body"><text:a xlink:type="simple" xlink:href="https://262.ecma-international.org/11.0/#prod-Statement" text:style-name="Internet_20_link" text:visited-style-name="Visited_20_Internet_20_Link">Statement</text:a><text:a xlink:type="simple" xlink:href="https://262.ecma-international.org/11.0/#prod-BlockStatement" text:style-name="Internet_20_link" text:visited-style-name="Visited_20_Internet_20_Link">BlockStatement</text:a> <text:a xlink:type="simple" xlink:href="https://262.ecma-international.org/11.0/#prod-VariableStatement" text:style-name="Internet_20_link" text:visited-style-name="Visited_20_Internet_20_Link">VariableStatement</text:a> <text:a xlink:type="simple" xlink:href="https://262.ecma-international.org/11.0/#prod-EmptyStatement" text:style-name="Internet_20_link" text:visited-style-name="Visited_20_Internet_20_Link">EmptyStatement</text:a> <text:a xlink:type="simple" xlink:href="https://262.ecma-international.org/11.0/#prod-ExpressionStatement" text:style-name="Internet_20_link" text:visited-style-name="Visited_20_Internet_20_Link">ExpressionStatement</text:a> <text:a xlink:type="simple" xlink:href="https://262.ecma-international.org/11.0/#prod-IfStatement" text:style-name="Internet_20_link" text:visited-style-name="Visited_20_Internet_20_Link">IfStatement</text:a> <text:a xlink:type="simple" xlink:href="https://262.ecma-international.org/11.0/#prod-BreakableStatement" text:style-name="Internet_20_link" text:visited-style-name="Visited_20_Internet_20_Link">BreakableStatement</text:a> <text:a xlink:type="simple" xlink:href="https://262.ecma-international.org/11.0/#prod-ContinueStatement" text:style-name="Internet_20_link" text:visited-style-name="Visited_20_Internet_20_Link">ContinueStatement</text:a> <text:a xlink:type="simple" xlink:href="https://262.ecma-international.org/11.0/#prod-BreakStatement" text:style-name="Internet_20_link" text:visited-style-name="Visited_20_Internet_20_Link">BreakStatement</text:a> <text:a xlink:type="simple" xlink:href="https://262.ecma-international.org/11.0/#prod-ReturnStatement" text:style-name="Internet_20_link" text:visited-style-name="Visited_20_Internet_20_Link">ReturnStatement</text:a> <text:a xlink:type="simple" xlink:href="https://262.ecma-international.org/11.0/#prod-WithStatement" text:style-name="Internet_20_link" text:visited-style-name="Visited_20_Internet_20_Link">WithStatement</text:a> <text:a xlink:type="simple" xlink:href="https://262.ecma-international.org/11.0/#prod-LabelledStatement" text:style-name="Internet_20_link" text:visited-style-name="Visited_20_Internet_20_Link">LabelledStatement</text:a> <text:a xlink:type="simple" xlink:href="https://262.ecma-international.org/11.0/#prod-ThrowStatement" text:style-name="Internet_20_link" text:visited-style-name="Visited_20_Internet_20_Link">ThrowStatement</text:a> <text:a xlink:type="simple" xlink:href="https://262.ecma-international.org/11.0/#prod-TryStatement" text:style-name="Internet_20_link" text:visited-style-name="Visited_20_Internet_20_Link">TryStatement</text:a> <text:a xlink:type="simple" xlink:href="https://262.ecma-international.org/11.0/#prod-DebuggerStatement" text:style-name="Internet_20_link" text:visited-style-name="Visited_20_Internet_20_Link">DebuggerStatement</text:a> <text:a xlink:type="simple" xlink:href="https://262.ecma-international.org/11.0/#prod-Declaration" text:style-name="Internet_20_link" text:visited-style-name="Visited_20_Internet_20_Link">Declaration</text:a><text:a xlink:type="simple" xlink:href="https://262.ecma-international.org/11.0/#prod-HoistableDeclaration" text:style-name="Internet_20_link" text:visited-style-name="Visited_20_Internet_20_Link">HoistableDeclaration</text:a> <text:a xlink:type="simple" xlink:href="https://262.ecma-international.org/11.0/#prod-ClassDeclaration" text:style-name="Internet_20_link" text:visited-style-name="Visited_20_Internet_20_Link">ClassDeclaration</text:a> <text:a xlink:type="simple" xlink:href="https://262.ecma-international.org/11.0/#prod-LexicalDeclaration" text:style-name="Internet_20_link" text:visited-style-name="Visited_20_Internet_20_Link">LexicalDeclaration</text:a> <text:a xlink:type="simple" xlink:href="https://262.ecma-international.org/11.0/#prod-HoistableDeclaration" text:style-name="Internet_20_link" text:visited-style-name="Visited_20_Internet_20_Link">HoistableDeclaration</text:a><text:a xlink:type="simple" xlink:href="https://262.ecma-international.org/11.0/#prod-FunctionDeclaration" text:style-name="Internet_20_link" text:visited-style-name="Visited_20_Internet_20_Link">FunctionDeclaration</text:a> <text:a xlink:type="simple" xlink:href="https://262.ecma-international.org/11.0/#prod-GeneratorDeclaration" text:style-name="Internet_20_link" text:visited-style-name="Visited_20_Internet_20_Link">GeneratorDeclaration</text:a> <text:a xlink:type="simple" xlink:href="https://262.ecma-international.org/11.0/#prod-AsyncFunctionDeclaration" text:style-name="Internet_20_link" text:visited-style-name="Visited_20_Internet_20_Link">AsyncFunctionDeclaration</text:a> <text:a xlink:type="simple" xlink:href="https://262.ecma-international.org/11.0/#prod-AsyncGeneratorDeclaration" text:style-name="Internet_20_link" text:visited-style-name="Visited_20_Internet_20_Link">AsyncGeneratorDeclaration</text:a> <text:a xlink:type="simple" xlink:href="https://262.ecma-international.org/11.0/#prod-BreakableStatement" text:style-name="Internet_20_link" text:visited-style-name="Visited_20_Internet_20_Link">BreakableStatement</text:a><text:a xlink:type="simple" xlink:href="https://262.ecma-international.org/11.0/#prod-IterationStatement" text:style-name="Internet_20_link" text:visited-style-name="Visited_20_Internet_20_Link">IterationStatement</text:a> <text:a xlink:type="simple" xlink:href="https://262.ecma-international.org/11.0/#prod-SwitchStatement" text:style-name="Internet_20_link" text:visited-style-name="Visited_20_Internet_20_Link">SwitchStatement</text:a> <text:a xlink:type="simple" xlink:href="https://262.ecma-international.org/11.0/#prod-BlockStatement" text:style-name="Internet_20_link" text:visited-style-name="Visited_20_Internet_20_Link">BlockStatement</text:a><text:a xlink:type="simple" xlink:href="https://262.ecma-international.org/11.0/#prod-Block" text:style-name="Internet_20_link" text:visited-style-name="Visited_20_Internet_20_Link">Block</text:a> <text:a xlink:type="simple" xlink:href="https://262.ecma-international.org/11.0/#prod-Block" text:style-name="Internet_20_link" text:visited-style-name="Visited_20_Internet_20_Link">Block</text:a><text:a xlink:type="simple" xlink:href="https://262.ecma-international.org/11.0/#prod-StatementList" text:style-name="Internet_20_link" text:visited-style-name="Visited_20_Internet_20_Link">StatementList</text:a> <text:a xlink:type="simple" xlink:href="https://262.ecma-international.org/11.0/#prod-StatementList" text:style-name="Internet_20_link" text:visited-style-name="Visited_20_Internet_20_Link">StatementList</text:a><text:a xlink:type="simple" xlink:href="https://262.ecma-international.org/11.0/#prod-StatementListItem" text:style-name="Internet_20_link" text:visited-style-name="Visited_20_Internet_20_Link">StatementListItem</text:a> <text:a xlink:type="simple" xlink:href="https://262.ecma-international.org/11.0/#prod-StatementList" text:style-name="Internet_20_link" text:visited-style-name="Visited_20_Internet_20_Link">StatementList</text:a><text:a xlink:type="simple" xlink:href="https://262.ecma-international.org/11.0/#prod-StatementListItem" text:style-name="Internet_20_link" text:visited-style-name="Visited_20_Internet_20_Link">StatementListItem</text:a> <text:a xlink:type="simple" xlink:href="https://262.ecma-international.org/11.0/#prod-StatementListItem" text:style-name="Internet_20_link" text:visited-style-name="Visited_20_Internet_20_Link">StatementListItem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Declaration" text:style-name="Internet_20_link" text:visited-style-name="Visited_20_Internet_20_Link">Declaration</text:a> <text:a xlink:type="simple" xlink:href="https://262.ecma-international.org/11.0/#prod-LexicalDeclaration" text:style-name="Internet_20_link" text:visited-style-name="Visited_20_Internet_20_Link">LexicalDeclaration</text:a><text:a xlink:type="simple" xlink:href="https://262.ecma-international.org/11.0/#prod-LetOrConst" text:style-name="Internet_20_link" text:visited-style-name="Visited_20_Internet_20_Link">LetOrConst</text:a><text:a xlink:type="simple" xlink:href="https://262.ecma-international.org/11.0/#prod-BindingList" text:style-name="Internet_20_link" text:visited-style-name="Visited_20_Internet_20_Link">BindingList</text:a> <text:a xlink:type="simple" xlink:href="https://262.ecma-international.org/11.0/#prod-LetOrConst" text:style-name="Internet_20_link" text:visited-style-name="Visited_20_Internet_20_Link">LetOrConst</text:a> <text:a xlink:type="simple" xlink:href="https://262.ecma-international.org/11.0/#prod-BindingList" text:style-name="Internet_20_link" text:visited-style-name="Visited_20_Internet_20_Link">BindingList</text:a><text:a xlink:type="simple" xlink:href="https://262.ecma-international.org/11.0/#prod-LexicalBinding" text:style-name="Internet_20_link" text:visited-style-name="Visited_20_Internet_20_Link">LexicalBinding</text:a> <text:a xlink:type="simple" xlink:href="https://262.ecma-international.org/11.0/#prod-BindingList" text:style-name="Internet_20_link" text:visited-style-name="Visited_20_Internet_20_Link">BindingList</text:a><text:a xlink:type="simple" xlink:href="https://262.ecma-international.org/11.0/#prod-LexicalBinding" text:style-name="Internet_20_link" text:visited-style-name="Visited_20_Internet_20_Link">LexicalBinding</text:a> <text:a xlink:type="simple" xlink:href="https://262.ecma-international.org/11.0/#prod-LexicalBinding" text:style-name="Internet_20_link" text:visited-style-name="Visited_20_Internet_20_Link">LexicalBinding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BindingPattern" text:style-name="Internet_20_link" text:visited-style-name="Visited_20_Internet_20_Link">BindingPattern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VariableStatement" text:style-name="Internet_20_link" text:visited-style-name="Visited_20_Internet_20_Link">VariableStatement</text:a><text:a xlink:type="simple" xlink:href="https://262.ecma-international.org/11.0/#prod-VariableDeclarationList" text:style-name="Internet_20_link" text:visited-style-name="Visited_20_Internet_20_Link">VariableDeclarationList</text:a> <text:a xlink:type="simple" xlink:href="https://262.ecma-international.org/11.0/#prod-VariableDeclarationList" text:style-name="Internet_20_link" text:visited-style-name="Visited_20_Internet_20_Link">VariableDeclarationList</text:a><text:a xlink:type="simple" xlink:href="https://262.ecma-international.org/11.0/#prod-VariableDeclaration" text:style-name="Internet_20_link" text:visited-style-name="Visited_20_Internet_20_Link">VariableDeclaration</text:a> <text:a xlink:type="simple" xlink:href="https://262.ecma-international.org/11.0/#prod-VariableDeclarationList" text:style-name="Internet_20_link" text:visited-style-name="Visited_20_Internet_20_Link">VariableDeclarationList</text:a><text:a xlink:type="simple" xlink:href="https://262.ecma-international.org/11.0/#prod-VariableDeclaration" text:style-name="Internet_20_link" text:visited-style-name="Visited_20_Internet_20_Link">VariableDeclaration</text:a> <text:a xlink:type="simple" xlink:href="https://262.ecma-international.org/11.0/#prod-VariableDeclaration" text:style-name="Internet_20_link" text:visited-style-name="Visited_20_Internet_20_Link">VariableDeclarat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BindingPattern" text:style-name="Internet_20_link" text:visited-style-name="Visited_20_Internet_20_Link">BindingPattern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BindingPattern" text:style-name="Internet_20_link" text:visited-style-name="Visited_20_Internet_20_Link">BindingPattern</text:a><text:a xlink:type="simple" xlink:href="https://262.ecma-international.org/11.0/#prod-ObjectBindingPattern" text:style-name="Internet_20_link" text:visited-style-name="Visited_20_Internet_20_Link">ObjectBindingPattern</text:a> <text:a xlink:type="simple" xlink:href="https://262.ecma-international.org/11.0/#prod-ArrayBindingPattern" text:style-name="Internet_20_link" text:visited-style-name="Visited_20_Internet_20_Link">ArrayBindingPattern</text:a> <text:a xlink:type="simple" xlink:href="https://262.ecma-international.org/11.0/#prod-ObjectBindingPattern" text:style-name="Internet_20_link" text:visited-style-name="Visited_20_Internet_20_Link">ObjectBindingPattern</text:a> <text:a xlink:type="simple" xlink:href="https://262.ecma-international.org/11.0/#prod-BindingRestProperty" text:style-name="Internet_20_link" text:visited-style-name="Visited_20_Internet_20_Link">BindingRestProperty</text:a> <text:a xlink:type="simple" xlink:href="https://262.ecma-international.org/11.0/#prod-BindingPropertyList" text:style-name="Internet_20_link" text:visited-style-name="Visited_20_Internet_20_Link">BindingPropertyList</text:a> <text:a xlink:type="simple" xlink:href="https://262.ecma-international.org/11.0/#prod-BindingPropertyList" text:style-name="Internet_20_link" text:visited-style-name="Visited_20_Internet_20_Link">BindingPropertyList</text:a><text:a xlink:type="simple" xlink:href="https://262.ecma-international.org/11.0/#prod-BindingRestProperty" text:style-name="Internet_20_link" text:visited-style-name="Visited_20_Internet_20_Link">BindingRestProperty</text:a> <text:a xlink:type="simple" xlink:href="https://262.ecma-international.org/11.0/#prod-ArrayBindingPattern" text:style-name="Internet_20_link" text:visited-style-name="Visited_20_Internet_20_Link">ArrayBindingPattern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BindingRestElement" text:style-name="Internet_20_link" text:visited-style-name="Visited_20_Internet_20_Link">BindingRestElement</text:a> <text:a xlink:type="simple" xlink:href="https://262.ecma-international.org/11.0/#prod-BindingElementList" text:style-name="Internet_20_link" text:visited-style-name="Visited_20_Internet_20_Link">BindingElementList</text:a> <text:a xlink:type="simple" xlink:href="https://262.ecma-international.org/11.0/#prod-BindingElementList" text:style-name="Internet_20_link" text:visited-style-name="Visited_20_Internet_20_Link">BindingElementLis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BindingRestElement" text:style-name="Internet_20_link" text:visited-style-name="Visited_20_Internet_20_Link">BindingRestElement</text:a> <text:a xlink:type="simple" xlink:href="https://262.ecma-international.org/11.0/#prod-BindingRestProperty" text:style-name="Internet_20_link" text:visited-style-name="Visited_20_Internet_20_Link">BindingRestProperty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BindingPropertyList" text:style-name="Internet_20_link" text:visited-style-name="Visited_20_Internet_20_Link">BindingPropertyList</text:a><text:a xlink:type="simple" xlink:href="https://262.ecma-international.org/11.0/#prod-BindingProperty" text:style-name="Internet_20_link" text:visited-style-name="Visited_20_Internet_20_Link">BindingProperty</text:a> <text:a xlink:type="simple" xlink:href="https://262.ecma-international.org/11.0/#prod-BindingPropertyList" text:style-name="Internet_20_link" text:visited-style-name="Visited_20_Internet_20_Link">BindingPropertyList</text:a><text:a xlink:type="simple" xlink:href="https://262.ecma-international.org/11.0/#prod-BindingProperty" text:style-name="Internet_20_link" text:visited-style-name="Visited_20_Internet_20_Link">BindingProperty</text:a> <text:a xlink:type="simple" xlink:href="https://262.ecma-international.org/11.0/#prod-BindingElementList" text:style-name="Internet_20_link" text:visited-style-name="Visited_20_Internet_20_Link">BindingElementList</text:a><text:a xlink:type="simple" xlink:href="https://262.ecma-international.org/11.0/#prod-BindingElisionElement" text:style-name="Internet_20_link" text:visited-style-name="Visited_20_Internet_20_Link">BindingElisionElement</text:a> <text:a xlink:type="simple" xlink:href="https://262.ecma-international.org/11.0/#prod-BindingElementList" text:style-name="Internet_20_link" text:visited-style-name="Visited_20_Internet_20_Link">BindingElementList</text:a><text:a xlink:type="simple" xlink:href="https://262.ecma-international.org/11.0/#prod-BindingElisionElement" text:style-name="Internet_20_link" text:visited-style-name="Visited_20_Internet_20_Link">BindingElisionElement</text:a> <text:a xlink:type="simple" xlink:href="https://262.ecma-international.org/11.0/#prod-BindingElisionElement" text:style-name="Internet_20_link" text:visited-style-name="Visited_20_Internet_20_Link">BindingElisionElement</text:a><text:a xlink:type="simple" xlink:href="https://262.ecma-international.org/11.0/#prod-Elision" text:style-name="Internet_20_link" text:visited-style-name="Visited_20_Internet_20_Link">Elision</text:a><text:a xlink:type="simple" xlink:href="https://262.ecma-international.org/11.0/#prod-BindingElement" text:style-name="Internet_20_link" text:visited-style-name="Visited_20_Internet_20_Link">BindingElement</text:a> <text:a xlink:type="simple" xlink:href="https://262.ecma-international.org/11.0/#prod-BindingProperty" text:style-name="Internet_20_link" text:visited-style-name="Visited_20_Internet_20_Link">BindingProperty</text:a><text:a xlink:type="simple" xlink:href="https://262.ecma-international.org/11.0/#prod-SingleNameBinding" text:style-name="Internet_20_link" text:visited-style-name="Visited_20_Internet_20_Link">SingleNameBinding</text:a> 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BindingElement" text:style-name="Internet_20_link" text:visited-style-name="Visited_20_Internet_20_Link">BindingElement</text:a> <text:a xlink:type="simple" xlink:href="https://262.ecma-international.org/11.0/#prod-BindingElement" text:style-name="Internet_20_link" text:visited-style-name="Visited_20_Internet_20_Link">BindingElement</text:a><text:a xlink:type="simple" xlink:href="https://262.ecma-international.org/11.0/#prod-SingleNameBinding" text:style-name="Internet_20_link" text:visited-style-name="Visited_20_Internet_20_Link">SingleNameBinding</text:a> <text:a xlink:type="simple" xlink:href="https://262.ecma-international.org/11.0/#prod-BindingPattern" text:style-name="Internet_20_link" text:visited-style-name="Visited_20_Internet_20_Link">BindingPattern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SingleNameBinding" text:style-name="Internet_20_link" text:visited-style-name="Visited_20_Internet_20_Link">SingleNameBinding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Initializer" text:style-name="Internet_20_link" text:visited-style-name="Visited_20_Internet_20_Link">Initializer</text:a> <text:a xlink:type="simple" xlink:href="https://262.ecma-international.org/11.0/#prod-BindingRestElement" text:style-name="Internet_20_link" text:visited-style-name="Visited_20_Internet_20_Link">BindingRestElement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BindingPattern" text:style-name="Internet_20_link" text:visited-style-name="Visited_20_Internet_20_Link">BindingPattern</text:a> <text:a xlink:type="simple" xlink:href="https://262.ecma-international.org/11.0/#prod-EmptyStatement" text:style-name="Internet_20_link" text:visited-style-name="Visited_20_Internet_20_Link">EmptyStatement</text:a> <text:a xlink:type="simple" xlink:href="https://262.ecma-international.org/11.0/#prod-ExpressionStatement" text:style-name="Internet_20_link" text:visited-style-name="Visited_20_Internet_20_Link">ExpressionStatement</text:a>, , <text:a xlink:type="simple" xlink:href="https://262.ecma-international.org/11.0/#prod-LineTerminator" text:style-name="Internet_20_link" text:visited-style-name="Visited_20_Internet_20_Link">LineTerminator</text:a> here] , , }]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IfStatement" text:style-name="Internet_20_link" text:visited-style-name="Visited_20_Internet_20_Link">IfStatement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IterationStatement" text:style-name="Internet_20_link" text:visited-style-name="Visited_20_Internet_20_Link">IterationStatement</text:a><text:a xlink:type="simple" xlink:href="https://262.ecma-international.org/11.0/#prod-Statement" text:style-name="Internet_20_link" text:visited-style-name="Visited_20_Internet_20_Link">Statement</text:a>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]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VariableDeclarationList" text:style-name="Internet_20_link" text:visited-style-name="Visited_20_Internet_20_Link">VariableDeclarationList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LexicalDeclaration" text:style-name="Internet_20_link" text:visited-style-name="Visited_20_Internet_20_Link">LexicalDeclarat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]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Binding" text:style-name="Internet_20_link" text:visited-style-name="Visited_20_Internet_20_Link">ForBinding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Declaration" text:style-name="Internet_20_link" text:visited-style-name="Visited_20_Internet_20_Link">ForDeclaration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]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Binding" text:style-name="Internet_20_link" text:visited-style-name="Visited_20_Internet_20_Link">ForBinding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Declaration" text:style-name="Internet_20_link" text:visited-style-name="Visited_20_Internet_20_Link">ForDeclaration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Statement" text:style-name="Internet_20_link" text:visited-style-name="Visited_20_Internet_20_Link">Statement</text:a> ]<text:a xlink:type="simple" xlink:href="https://262.ecma-international.org/11.0/#prod-LeftHandSideExpression" text:style-name="Internet_20_link" text:visited-style-name="Visited_20_Internet_20_Link">LeftHandSideExpression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Binding" text:style-name="Internet_20_link" text:visited-style-name="Visited_20_Internet_20_Link">ForBinding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Declaration" text:style-name="Internet_20_link" text:visited-style-name="Visited_20_Internet_20_Link">ForDeclaration</text:a><text:a xlink:type="simple" xlink:href="https://262.ecma-international.org/11.0/#prod-AssignmentExpression" text:style-name="Internet_20_link" text:visited-style-name="Visited_20_Internet_20_Link">Assignment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orDeclaration" text:style-name="Internet_20_link" text:visited-style-name="Visited_20_Internet_20_Link">ForDeclaration</text:a><text:a xlink:type="simple" xlink:href="https://262.ecma-international.org/11.0/#prod-LetOrConst" text:style-name="Internet_20_link" text:visited-style-name="Visited_20_Internet_20_Link">LetOrConst</text:a><text:a xlink:type="simple" xlink:href="https://262.ecma-international.org/11.0/#prod-ForBinding" text:style-name="Internet_20_link" text:visited-style-name="Visited_20_Internet_20_Link">ForBinding</text:a> <text:a xlink:type="simple" xlink:href="https://262.ecma-international.org/11.0/#prod-ForBinding" text:style-name="Internet_20_link" text:visited-style-name="Visited_20_Internet_20_Link">ForBinding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BindingPattern" text:style-name="Internet_20_link" text:visited-style-name="Visited_20_Internet_20_Link">BindingPattern</text:a> <text:a xlink:type="simple" xlink:href="https://262.ecma-international.org/11.0/#prod-ContinueStatement" text:style-name="Internet_20_link" text:visited-style-name="Visited_20_Internet_20_Link">ContinueStatement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LabelIdentifier" text:style-name="Internet_20_link" text:visited-style-name="Visited_20_Internet_20_Link">LabelIdentifier</text:a> <text:a xlink:type="simple" xlink:href="https://262.ecma-international.org/11.0/#prod-BreakStatement" text:style-name="Internet_20_link" text:visited-style-name="Visited_20_Internet_20_Link">BreakStatement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LabelIdentifier" text:style-name="Internet_20_link" text:visited-style-name="Visited_20_Internet_20_Link">LabelIdentifier</text:a> <text:a xlink:type="simple" xlink:href="https://262.ecma-international.org/11.0/#prod-ReturnStatement" text:style-name="Internet_20_link" text:visited-style-name="Visited_20_Internet_20_Link">ReturnStatement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WithStatement" text:style-name="Internet_20_link" text:visited-style-name="Visited_20_Internet_20_Link">WithStatement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SwitchStatement" text:style-name="Internet_20_link" text:visited-style-name="Visited_20_Internet_20_Link">SwitchStatement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CaseBlock" text:style-name="Internet_20_link" text:visited-style-name="Visited_20_Internet_20_Link">CaseBlock</text:a> <text:a xlink:type="simple" xlink:href="https://262.ecma-international.org/11.0/#prod-CaseBlock" text:style-name="Internet_20_link" text:visited-style-name="Visited_20_Internet_20_Link">CaseBlock</text:a><text:a xlink:type="simple" xlink:href="https://262.ecma-international.org/11.0/#prod-CaseClauses" text:style-name="Internet_20_link" text:visited-style-name="Visited_20_Internet_20_Link">CaseClauses</text:a> <text:a xlink:type="simple" xlink:href="https://262.ecma-international.org/11.0/#prod-CaseClauses" text:style-name="Internet_20_link" text:visited-style-name="Visited_20_Internet_20_Link">CaseClauses</text:a><text:a xlink:type="simple" xlink:href="https://262.ecma-international.org/11.0/#prod-DefaultClause" text:style-name="Internet_20_link" text:visited-style-name="Visited_20_Internet_20_Link">DefaultClause</text:a><text:a xlink:type="simple" xlink:href="https://262.ecma-international.org/11.0/#prod-CaseClauses" text:style-name="Internet_20_link" text:visited-style-name="Visited_20_Internet_20_Link">CaseClauses</text:a> <text:a xlink:type="simple" xlink:href="https://262.ecma-international.org/11.0/#prod-CaseClauses" text:style-name="Internet_20_link" text:visited-style-name="Visited_20_Internet_20_Link">CaseClauses</text:a><text:a xlink:type="simple" xlink:href="https://262.ecma-international.org/11.0/#prod-CaseClause" text:style-name="Internet_20_link" text:visited-style-name="Visited_20_Internet_20_Link">CaseClause</text:a> <text:a xlink:type="simple" xlink:href="https://262.ecma-international.org/11.0/#prod-CaseClauses" text:style-name="Internet_20_link" text:visited-style-name="Visited_20_Internet_20_Link">CaseClauses</text:a><text:a xlink:type="simple" xlink:href="https://262.ecma-international.org/11.0/#prod-CaseClause" text:style-name="Internet_20_link" text:visited-style-name="Visited_20_Internet_20_Link">CaseClause</text:a> <text:a xlink:type="simple" xlink:href="https://262.ecma-international.org/11.0/#prod-CaseClause" text:style-name="Internet_20_link" text:visited-style-name="Visited_20_Internet_20_Link">CaseClause</text:a><text:a xlink:type="simple" xlink:href="https://262.ecma-international.org/11.0/#prod-Expression" text:style-name="Internet_20_link" text:visited-style-name="Visited_20_Internet_20_Link">Expression</text:a><text:a xlink:type="simple" xlink:href="https://262.ecma-international.org/11.0/#prod-StatementList" text:style-name="Internet_20_link" text:visited-style-name="Visited_20_Internet_20_Link">StatementList</text:a> <text:a xlink:type="simple" xlink:href="https://262.ecma-international.org/11.0/#prod-DefaultClause" text:style-name="Internet_20_link" text:visited-style-name="Visited_20_Internet_20_Link">DefaultClause</text:a><text:a xlink:type="simple" xlink:href="https://262.ecma-international.org/11.0/#prod-StatementList" text:style-name="Internet_20_link" text:visited-style-name="Visited_20_Internet_20_Link">StatementList</text:a> <text:a xlink:type="simple" xlink:href="https://262.ecma-international.org/11.0/#prod-LabelledStatement" text:style-name="Internet_20_link" text:visited-style-name="Visited_20_Internet_20_Link">LabelledStatement</text:a><text:a xlink:type="simple" xlink:href="https://262.ecma-international.org/11.0/#prod-LabelIdentifier" text:style-name="Internet_20_link" text:visited-style-name="Visited_20_Internet_20_Link">LabelIdentifier</text:a><text:a xlink:type="simple" xlink:href="https://262.ecma-international.org/11.0/#prod-LabelledItem" text:style-name="Internet_20_link" text:visited-style-name="Visited_20_Internet_20_Link">LabelledItem</text:a> <text:a xlink:type="simple" xlink:href="https://262.ecma-international.org/11.0/#prod-LabelledItem" text:style-name="Internet_20_link" text:visited-style-name="Visited_20_Internet_20_Link">LabelledItem</text:a><text:a xlink:type="simple" xlink:href="https://262.ecma-international.org/11.0/#prod-Statement" text:style-name="Internet_20_link" text:visited-style-name="Visited_20_Internet_20_Link">Statement</text:a> <text:a xlink:type="simple" xlink:href="https://262.ecma-international.org/11.0/#prod-FunctionDeclaration" text:style-name="Internet_20_link" text:visited-style-name="Visited_20_Internet_20_Link">FunctionDeclaration</text:a> <text:a xlink:type="simple" xlink:href="https://262.ecma-international.org/11.0/#prod-ThrowStatement" text:style-name="Internet_20_link" text:visited-style-name="Visited_20_Internet_20_Link">ThrowStatement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Expression" text:style-name="Internet_20_link" text:visited-style-name="Visited_20_Internet_20_Link">Expression</text:a> <text:a xlink:type="simple" xlink:href="https://262.ecma-international.org/11.0/#prod-TryStatement" text:style-name="Internet_20_link" text:visited-style-name="Visited_20_Internet_20_Link">TryStatement</text:a><text:a xlink:type="simple" xlink:href="https://262.ecma-international.org/11.0/#prod-Block" text:style-name="Internet_20_link" text:visited-style-name="Visited_20_Internet_20_Link">Block</text:a><text:a xlink:type="simple" xlink:href="https://262.ecma-international.org/11.0/#prod-Catch" text:style-name="Internet_20_link" text:visited-style-name="Visited_20_Internet_20_Link">Catch</text:a> <text:soft-page-break/><text:a xlink:type="simple" xlink:href="https://262.ecma-international.org/11.0/#prod-Block" text:style-name="Internet_20_link" text:visited-style-name="Visited_20_Internet_20_Link">Block</text:a><text:a xlink:type="simple" xlink:href="https://262.ecma-international.org/11.0/#prod-Finally" text:style-name="Internet_20_link" text:visited-style-name="Visited_20_Internet_20_Link">Finally</text:a> <text:a xlink:type="simple" xlink:href="https://262.ecma-international.org/11.0/#prod-Block" text:style-name="Internet_20_link" text:visited-style-name="Visited_20_Internet_20_Link">Block</text:a><text:a xlink:type="simple" xlink:href="https://262.ecma-international.org/11.0/#prod-Catch" text:style-name="Internet_20_link" text:visited-style-name="Visited_20_Internet_20_Link">Catch</text:a><text:a xlink:type="simple" xlink:href="https://262.ecma-international.org/11.0/#prod-Finally" text:style-name="Internet_20_link" text:visited-style-name="Visited_20_Internet_20_Link">Finally</text:a> <text:a xlink:type="simple" xlink:href="https://262.ecma-international.org/11.0/#prod-Catch" text:style-name="Internet_20_link" text:visited-style-name="Visited_20_Internet_20_Link">Catch</text:a><text:a xlink:type="simple" xlink:href="https://262.ecma-international.org/11.0/#prod-CatchParameter" text:style-name="Internet_20_link" text:visited-style-name="Visited_20_Internet_20_Link">CatchParameter</text:a><text:a xlink:type="simple" xlink:href="https://262.ecma-international.org/11.0/#prod-Block" text:style-name="Internet_20_link" text:visited-style-name="Visited_20_Internet_20_Link">Block</text:a> <text:a xlink:type="simple" xlink:href="https://262.ecma-international.org/11.0/#prod-Block" text:style-name="Internet_20_link" text:visited-style-name="Visited_20_Internet_20_Link">Block</text:a> <text:a xlink:type="simple" xlink:href="https://262.ecma-international.org/11.0/#prod-Finally" text:style-name="Internet_20_link" text:visited-style-name="Visited_20_Internet_20_Link">Finally</text:a><text:a xlink:type="simple" xlink:href="https://262.ecma-international.org/11.0/#prod-Block" text:style-name="Internet_20_link" text:visited-style-name="Visited_20_Internet_20_Link">Block</text:a> <text:a xlink:type="simple" xlink:href="https://262.ecma-international.org/11.0/#prod-CatchParameter" text:style-name="Internet_20_link" text:visited-style-name="Visited_20_Internet_20_Link">CatchParameter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BindingPattern" text:style-name="Internet_20_link" text:visited-style-name="Visited_20_Internet_20_Link">BindingPattern</text:a> <text:a xlink:type="simple" xlink:href="https://262.ecma-international.org/11.0/#prod-DebuggerStatement" text:style-name="Internet_20_link" text:visited-style-name="Visited_20_Internet_20_Link">DebuggerStatement</text:a> </text:p>
      <text:h text:style-name="Heading_20_1" text:outline-level="1">A.4 Functions and Classes</text:h>
      <text:p text:style-name="Text_20_body"><text:a xlink:type="simple" xlink:href="https://262.ecma-international.org/11.0/#prod-FunctionDeclaration" text:style-name="Internet_20_link" text:visited-style-name="Visited_20_Internet_20_Link">FunctionDeclarat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FunctionExpression" text:style-name="Internet_20_link" text:visited-style-name="Visited_20_Internet_20_Link">FunctionExpress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UniqueFormalParameters" text:style-name="Internet_20_link" text:visited-style-name="Visited_20_Internet_20_Link">UniqueFormalParameters</text:a><text:a xlink:type="simple" xlink:href="https://262.ecma-international.org/11.0/#prod-FormalParameters" text:style-name="Internet_20_link" text:visited-style-name="Visited_20_Internet_20_Link">FormalParameters</text:a> <text:a xlink:type="simple" xlink:href="https://262.ecma-international.org/11.0/#prod-FormalParameters" text:style-name="Internet_20_link" text:visited-style-name="Visited_20_Internet_20_Link">FormalParameters</text:a> <text:a xlink:type="simple" xlink:href="https://262.ecma-international.org/11.0/#prod-FunctionRestParameter" text:style-name="Internet_20_link" text:visited-style-name="Visited_20_Internet_20_Link">FunctionRestParameter</text:a> <text:a xlink:type="simple" xlink:href="https://262.ecma-international.org/11.0/#prod-FormalParameterList" text:style-name="Internet_20_link" text:visited-style-name="Visited_20_Internet_20_Link">FormalParameterList</text:a> <text:a xlink:type="simple" xlink:href="https://262.ecma-international.org/11.0/#prod-FormalParameterList" text:style-name="Internet_20_link" text:visited-style-name="Visited_20_Internet_20_Link">FormalParameterList</text:a> <text:a xlink:type="simple" xlink:href="https://262.ecma-international.org/11.0/#prod-FormalParameterList" text:style-name="Internet_20_link" text:visited-style-name="Visited_20_Internet_20_Link">FormalParameterList</text:a><text:a xlink:type="simple" xlink:href="https://262.ecma-international.org/11.0/#prod-FunctionRestParameter" text:style-name="Internet_20_link" text:visited-style-name="Visited_20_Internet_20_Link">FunctionRestParameter</text:a> <text:a xlink:type="simple" xlink:href="https://262.ecma-international.org/11.0/#prod-FormalParameterList" text:style-name="Internet_20_link" text:visited-style-name="Visited_20_Internet_20_Link">FormalParameterList</text:a><text:a xlink:type="simple" xlink:href="https://262.ecma-international.org/11.0/#prod-FormalParameter" text:style-name="Internet_20_link" text:visited-style-name="Visited_20_Internet_20_Link">FormalParameter</text:a> <text:a xlink:type="simple" xlink:href="https://262.ecma-international.org/11.0/#prod-FormalParameterList" text:style-name="Internet_20_link" text:visited-style-name="Visited_20_Internet_20_Link">FormalParameterList</text:a><text:a xlink:type="simple" xlink:href="https://262.ecma-international.org/11.0/#prod-FormalParameter" text:style-name="Internet_20_link" text:visited-style-name="Visited_20_Internet_20_Link">FormalParameter</text:a> <text:a xlink:type="simple" xlink:href="https://262.ecma-international.org/11.0/#prod-FunctionRestParameter" text:style-name="Internet_20_link" text:visited-style-name="Visited_20_Internet_20_Link">FunctionRestParameter</text:a><text:a xlink:type="simple" xlink:href="https://262.ecma-international.org/11.0/#prod-BindingRestElement" text:style-name="Internet_20_link" text:visited-style-name="Visited_20_Internet_20_Link">BindingRestElement</text:a> <text:a xlink:type="simple" xlink:href="https://262.ecma-international.org/11.0/#prod-FormalParameter" text:style-name="Internet_20_link" text:visited-style-name="Visited_20_Internet_20_Link">FormalParameter</text:a><text:a xlink:type="simple" xlink:href="https://262.ecma-international.org/11.0/#prod-BindingElement" text:style-name="Internet_20_link" text:visited-style-name="Visited_20_Internet_20_Link">BindingElement</text:a> <text:a xlink:type="simple" xlink:href="https://262.ecma-international.org/11.0/#prod-FunctionBody" text:style-name="Internet_20_link" text:visited-style-name="Visited_20_Internet_20_Link">FunctionBody</text:a><text:a xlink:type="simple" xlink:href="https://262.ecma-international.org/11.0/#prod-FunctionStatementList" text:style-name="Internet_20_link" text:visited-style-name="Visited_20_Internet_20_Link">FunctionStatementList</text:a> <text:a xlink:type="simple" xlink:href="https://262.ecma-international.org/11.0/#prod-FunctionStatementList" text:style-name="Internet_20_link" text:visited-style-name="Visited_20_Internet_20_Link">FunctionStatementList</text:a><text:a xlink:type="simple" xlink:href="https://262.ecma-international.org/11.0/#prod-StatementList" text:style-name="Internet_20_link" text:visited-style-name="Visited_20_Internet_20_Link">StatementList</text:a> <text:a xlink:type="simple" xlink:href="https://262.ecma-international.org/11.0/#prod-ArrowFunction" text:style-name="Internet_20_link" text:visited-style-name="Visited_20_Internet_20_Link">ArrowFunction</text:a><text:a xlink:type="simple" xlink:href="https://262.ecma-international.org/11.0/#prod-ArrowParameters" text:style-name="Internet_20_link" text:visited-style-name="Visited_20_Internet_20_Link">ArrowParameters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ConciseBody" text:style-name="Internet_20_link" text:visited-style-name="Visited_20_Internet_20_Link">ConciseBody</text:a> <text:a xlink:type="simple" xlink:href="https://262.ecma-international.org/11.0/#prod-ArrowParameters" text:style-name="Internet_20_link" text:visited-style-name="Visited_20_Internet_20_Link">ArrowParameters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 <text:a xlink:type="simple" xlink:href="https://262.ecma-international.org/11.0/#prod-ConciseBody" text:style-name="Internet_20_link" text:visited-style-name="Visited_20_Internet_20_Link">ConciseBody</text:a>]<text:a xlink:type="simple" xlink:href="https://262.ecma-international.org/11.0/#prod-ExpressionBody" text:style-name="Internet_20_link" text:visited-style-name="Visited_20_Internet_20_Link">ExpressionBody</text:a> 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ExpressionBody" text:style-name="Internet_20_link" text:visited-style-name="Visited_20_Internet_20_Link">ExpressionBody</text:a><text:a xlink:type="simple" xlink:href="https://262.ecma-international.org/11.0/#prod-AssignmentExpression" text:style-name="Internet_20_link" text:visited-style-name="Visited_20_Internet_20_Link">AssignmentExpression</text:a> </text:p>
      <text:p text:style-name="Text_20_body">When the production <text:a xlink:type="simple" xlink:href="https://262.ecma-international.org/11.0/#prod-ArrowParameters" text:style-name="Internet_20_link" text:visited-style-name="Visited_20_Internet_20_Link">ArrowParameters</text:a>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 is recognized the following grammar is used to refine the interpretation of <text:a xlink:type="simple" xlink:href="https://262.ecma-international.org/11.0/#prod-CoverParenthesizedExpressionAndArrowParameterList" text:style-name="Internet_20_link" text:visited-style-name="Visited_20_Internet_20_Link">CoverParenthesizedExpressionAndArrowParameterList</text:a>:</text:p>
      <text:p text:style-name="Text_20_body"><text:a xlink:type="simple" xlink:href="https://262.ecma-international.org/11.0/#prod-ArrowFormalParameters" text:style-name="Internet_20_link" text:visited-style-name="Visited_20_Internet_20_Link">ArrowFormalParameters</text:a><text:a xlink:type="simple" xlink:href="https://262.ecma-international.org/11.0/#prod-UniqueFormalParameters" text:style-name="Internet_20_link" text:visited-style-name="Visited_20_Internet_20_Link">UniqueFormalParameters</text:a> </text:p>
      <text:p text:style-name="Text_20_body"> </text:p>
      <text:p text:style-name="Text_20_body"><text:a xlink:type="simple" xlink:href="https://262.ecma-international.org/11.0/#prod-AsyncArrowFunction" text:style-name="Internet_20_link" text:visited-style-name="Visited_20_Internet_20_Link">AsyncArrowFunction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syncArrowBindingIdentifier" text:style-name="Internet_20_link" text:visited-style-name="Visited_20_Internet_20_Link">AsyncArrowBindingIdentifier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syncConciseBody" text:style-name="Internet_20_link" text:visited-style-name="Visited_20_Internet_20_Link">AsyncConciseBody</text:a> <text:a xlink:type="simple" xlink:href="https://262.ecma-international.org/11.0/#prod-CoverCallExpressionAndAsyncArrowHead" text:style-name="Internet_20_link" text:visited-style-name="Visited_20_Internet_20_Link">CoverCallExpressionAndAsyncArrowHead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syncConciseBody" text:style-name="Internet_20_link" text:visited-style-name="Visited_20_Internet_20_Link">AsyncConciseBody</text:a> <text:a xlink:type="simple" xlink:href="https://262.ecma-international.org/11.0/#prod-AsyncConciseBody" text:style-name="Internet_20_link" text:visited-style-name="Visited_20_Internet_20_Link">AsyncConciseBody</text:a>]<text:a xlink:type="simple" xlink:href="https://262.ecma-international.org/11.0/#prod-ExpressionBody" text:style-name="Internet_20_link" text:visited-style-name="Visited_20_Internet_20_Link">ExpressionBody</text:a> <text:a xlink:type="simple" xlink:href="https://262.ecma-international.org/11.0/#prod-AsyncFunctionBody" text:style-name="Internet_20_link" text:visited-style-name="Visited_20_Internet_20_Link">AsyncFunctionBody</text:a> <text:a xlink:type="simple" xlink:href="https://262.ecma-international.org/11.0/#prod-AsyncArrowBindingIdentifier" text:style-name="Internet_20_link" text:visited-style-name="Visited_20_Internet_20_Link">AsyncArrowBindingIdentifier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CoverCallExpressionAndAsyncArrowHead" text:style-name="Internet_20_link" text:visited-style-name="Visited_20_Internet_20_Link">CoverCallExpressionAndAsyncArrowHead</text:a><text:a xlink:type="simple" xlink:href="https://262.ecma-international.org/11.0/#prod-MemberExpression" text:style-name="Internet_20_link" text:visited-style-name="Visited_20_Internet_20_Link">MemberExpression</text:a><text:a xlink:type="simple" xlink:href="https://262.ecma-international.org/11.0/#prod-Arguments" text:style-name="Internet_20_link" text:visited-style-name="Visited_20_Internet_20_Link">Arguments</text:a> </text:p>
      <text:p text:style-name="Text_20_body">When the production <text:a xlink:type="simple" xlink:href="https://262.ecma-international.org/11.0/#prod-AsyncArrowFunction" text:style-name="Internet_20_link" text:visited-style-name="Visited_20_Internet_20_Link">AsyncArrowFunction</text:a><text:a xlink:type="simple" xlink:href="https://262.ecma-international.org/11.0/#prod-CoverCallExpressionAndAsyncArrowHead" text:style-name="Internet_20_link" text:visited-style-name="Visited_20_Internet_20_Link">CoverCallExpressionAndAsyncArrowHead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syncConciseBody" text:style-name="Internet_20_link" text:visited-style-name="Visited_20_Internet_20_Link">AsyncConciseBody</text:a> is recognized the following grammar is used to refine the interpretation of <text:a xlink:type="simple" xlink:href="https://262.ecma-international.org/11.0/#prod-CoverCallExpressionAndAsyncArrowHead" text:style-name="Internet_20_link" text:visited-style-name="Visited_20_Internet_20_Link">CoverCallExpressionAndAsyncArrowHead</text:a>:</text:p>
      <text:p text:style-name="Text_20_body"><text:a xlink:type="simple" xlink:href="https://262.ecma-international.org/11.0/#prod-AsyncArrowHead" text:style-name="Internet_20_link" text:visited-style-name="Visited_20_Internet_20_Link">AsyncArrowHead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rrowFormalParameters" text:style-name="Internet_20_link" text:visited-style-name="Visited_20_Internet_20_Link">ArrowFormalParameters</text:a> </text:p>
      <text:p text:style-name="Text_20_body"> </text:p>
      <text:p text:style-name="Text_20_body"><text:a xlink:type="simple" xlink:href="https://262.ecma-international.org/11.0/#prod-MethodDefinition" text:style-name="Internet_20_link" text:visited-style-name="Visited_20_Internet_20_Link">MethodDefinition</text:a>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UniqueFormalParameters" text:style-name="Internet_20_link" text:visited-style-name="Visited_20_Internet_20_Link">UniqueFormalParameters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GeneratorMethod" text:style-name="Internet_20_link" text:visited-style-name="Visited_20_Internet_20_Link">GeneratorMethod</text:a> <text:a xlink:type="simple" xlink:href="https://262.ecma-international.org/11.0/#prod-AsyncMethod" text:style-name="Internet_20_link" text:visited-style-name="Visited_20_Internet_20_Link">AsyncMethod</text:a> <text:a xlink:type="simple" xlink:href="https://262.ecma-international.org/11.0/#prod-AsyncGeneratorMethod" text:style-name="Internet_20_link" text:visited-style-name="Visited_20_Internet_20_Link">AsyncGeneratorMethod</text:a> 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PropertySetParameterList" text:style-name="Internet_20_link" text:visited-style-name="Visited_20_Internet_20_Link">PropertySetParameterList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PropertySetParameterList" text:style-name="Internet_20_link" text:visited-style-name="Visited_20_Internet_20_Link">PropertySetParameterList</text:a><text:a xlink:type="simple" xlink:href="https://262.ecma-international.org/11.0/#prod-FormalParameter" text:style-name="Internet_20_link" text:visited-style-name="Visited_20_Internet_20_Link">FormalParameter</text:a> <text:a xlink:type="simple" xlink:href="https://262.ecma-international.org/11.0/#prod-GeneratorMethod" text:style-name="Internet_20_link" text:visited-style-name="Visited_20_Internet_20_Link">GeneratorMethod</text:a>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UniqueFormalParameters" text:style-name="Internet_20_link" text:visited-style-name="Visited_20_Internet_20_Link">UniqueFormalParameters</text:a><text:a xlink:type="simple" xlink:href="https://262.ecma-international.org/11.0/#prod-GeneratorBody" text:style-name="Internet_20_link" text:visited-style-name="Visited_20_Internet_20_Link">GeneratorBody</text:a> <text:a xlink:type="simple" xlink:href="https://262.ecma-international.org/11.0/#prod-GeneratorDeclaration" text:style-name="Internet_20_link" text:visited-style-name="Visited_20_Internet_20_Link">GeneratorDeclarat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GeneratorBody" text:style-name="Internet_20_link" text:visited-style-name="Visited_20_Internet_20_Link">GeneratorBody</text:a> 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GeneratorBody" text:style-name="Internet_20_link" text:visited-style-name="Visited_20_Internet_20_Link">GeneratorBody</text:a> <text:a xlink:type="simple" xlink:href="https://262.ecma-international.org/11.0/#prod-GeneratorExpression" text:style-name="Internet_20_link" text:visited-style-name="Visited_20_Internet_20_Link">GeneratorExpress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GeneratorBody" text:style-name="Internet_20_link" text:visited-style-name="Visited_20_Internet_20_Link">GeneratorBody</text:a> <text:a xlink:type="simple" xlink:href="https://262.ecma-international.org/11.0/#prod-GeneratorBody" text:style-name="Internet_20_link" text:visited-style-name="Visited_20_Internet_20_Link">GeneratorBody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YieldExpression" text:style-name="Internet_20_link" text:visited-style-name="Visited_20_Internet_20_Link">YieldExpression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AsyncGeneratorMethod" text:style-name="Internet_20_link" text:visited-style-name="Visited_20_Internet_20_Link">AsyncGeneratorMethod</text:a><text:a xlink:type="simple" xlink:href="https://262.ecma-international.org/11.0/#prod-LineTerminator" text:style-name="Internet_20_link" text:visited-style-name="Visited_20_Internet_20_Link">LineTerminator</text:a> <text:soft-page-break/>here]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UniqueFormalParameters" text:style-name="Internet_20_link" text:visited-style-name="Visited_20_Internet_20_Link">UniqueFormalParameters</text:a><text:a xlink:type="simple" xlink:href="https://262.ecma-international.org/11.0/#prod-AsyncGeneratorBody" text:style-name="Internet_20_link" text:visited-style-name="Visited_20_Internet_20_Link">AsyncGeneratorBody</text:a> <text:a xlink:type="simple" xlink:href="https://262.ecma-international.org/11.0/#prod-AsyncGeneratorDeclaration" text:style-name="Internet_20_link" text:visited-style-name="Visited_20_Internet_20_Link">AsyncGeneratorDeclaration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GeneratorBody" text:style-name="Internet_20_link" text:visited-style-name="Visited_20_Internet_20_Link">AsyncGeneratorBody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GeneratorBody" text:style-name="Internet_20_link" text:visited-style-name="Visited_20_Internet_20_Link">AsyncGeneratorBody</text:a> <text:a xlink:type="simple" xlink:href="https://262.ecma-international.org/11.0/#prod-AsyncGeneratorExpression" text:style-name="Internet_20_link" text:visited-style-name="Visited_20_Internet_20_Link">AsyncGeneratorExpression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GeneratorBody" text:style-name="Internet_20_link" text:visited-style-name="Visited_20_Internet_20_Link">AsyncGeneratorBody</text:a> <text:a xlink:type="simple" xlink:href="https://262.ecma-international.org/11.0/#prod-AsyncGeneratorBody" text:style-name="Internet_20_link" text:visited-style-name="Visited_20_Internet_20_Link">AsyncGeneratorBody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AsyncFunctionDeclaration" text:style-name="Internet_20_link" text:visited-style-name="Visited_20_Internet_20_Link">AsyncFunctionDeclaration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FunctionBody" text:style-name="Internet_20_link" text:visited-style-name="Visited_20_Internet_20_Link">AsyncFunctionBody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FunctionBody" text:style-name="Internet_20_link" text:visited-style-name="Visited_20_Internet_20_Link">AsyncFunctionBody</text:a> <text:a xlink:type="simple" xlink:href="https://262.ecma-international.org/11.0/#prod-AsyncFunctionExpression" text:style-name="Internet_20_link" text:visited-style-name="Visited_20_Internet_20_Link">AsyncFunctionExpression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FunctionBody" text:style-name="Internet_20_link" text:visited-style-name="Visited_20_Internet_20_Link">AsyncFunctionBody</text:a> 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FormalParameters" text:style-name="Internet_20_link" text:visited-style-name="Visited_20_Internet_20_Link">FormalParameters</text:a><text:a xlink:type="simple" xlink:href="https://262.ecma-international.org/11.0/#prod-AsyncFunctionBody" text:style-name="Internet_20_link" text:visited-style-name="Visited_20_Internet_20_Link">AsyncFunctionBody</text:a> <text:a xlink:type="simple" xlink:href="https://262.ecma-international.org/11.0/#prod-AsyncMethod" text:style-name="Internet_20_link" text:visited-style-name="Visited_20_Internet_20_Link">AsyncMethod</text:a><text:a xlink:type="simple" xlink:href="https://262.ecma-international.org/11.0/#prod-LineTerminator" text:style-name="Internet_20_link" text:visited-style-name="Visited_20_Internet_20_Link">LineTerminator</text:a> here]<text:a xlink:type="simple" xlink:href="https://262.ecma-international.org/11.0/#prod-PropertyName" text:style-name="Internet_20_link" text:visited-style-name="Visited_20_Internet_20_Link">PropertyName</text:a><text:a xlink:type="simple" xlink:href="https://262.ecma-international.org/11.0/#prod-UniqueFormalParameters" text:style-name="Internet_20_link" text:visited-style-name="Visited_20_Internet_20_Link">UniqueFormalParameters</text:a><text:a xlink:type="simple" xlink:href="https://262.ecma-international.org/11.0/#prod-AsyncFunctionBody" text:style-name="Internet_20_link" text:visited-style-name="Visited_20_Internet_20_Link">AsyncFunctionBody</text:a> <text:a xlink:type="simple" xlink:href="https://262.ecma-international.org/11.0/#prod-AsyncFunctionBody" text:style-name="Internet_20_link" text:visited-style-name="Visited_20_Internet_20_Link">AsyncFunctionBody</text:a><text:a xlink:type="simple" xlink:href="https://262.ecma-international.org/11.0/#prod-FunctionBody" text:style-name="Internet_20_link" text:visited-style-name="Visited_20_Internet_20_Link">FunctionBody</text:a> <text:a xlink:type="simple" xlink:href="https://262.ecma-international.org/11.0/#prod-AwaitExpression" text:style-name="Internet_20_link" text:visited-style-name="Visited_20_Internet_20_Link">AwaitExpression</text:a><text:a xlink:type="simple" xlink:href="https://262.ecma-international.org/11.0/#prod-UnaryExpression" text:style-name="Internet_20_link" text:visited-style-name="Visited_20_Internet_20_Link">UnaryExpression</text:a> <text:a xlink:type="simple" xlink:href="https://262.ecma-international.org/11.0/#prod-ClassDeclaration" text:style-name="Internet_20_link" text:visited-style-name="Visited_20_Internet_20_Link">ClassDeclarat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ClassTail" text:style-name="Internet_20_link" text:visited-style-name="Visited_20_Internet_20_Link">ClassTail</text:a> <text:a xlink:type="simple" xlink:href="https://262.ecma-international.org/11.0/#prod-ClassTail" text:style-name="Internet_20_link" text:visited-style-name="Visited_20_Internet_20_Link">ClassTail</text:a> <text:a xlink:type="simple" xlink:href="https://262.ecma-international.org/11.0/#prod-ClassExpression" text:style-name="Internet_20_link" text:visited-style-name="Visited_20_Internet_20_Link">ClassExpression</text:a><text:a xlink:type="simple" xlink:href="https://262.ecma-international.org/11.0/#prod-BindingIdentifier" text:style-name="Internet_20_link" text:visited-style-name="Visited_20_Internet_20_Link">BindingIdentifier</text:a><text:a xlink:type="simple" xlink:href="https://262.ecma-international.org/11.0/#prod-ClassTail" text:style-name="Internet_20_link" text:visited-style-name="Visited_20_Internet_20_Link">ClassTail</text:a> <text:a xlink:type="simple" xlink:href="https://262.ecma-international.org/11.0/#prod-ClassTail" text:style-name="Internet_20_link" text:visited-style-name="Visited_20_Internet_20_Link">ClassTail</text:a><text:a xlink:type="simple" xlink:href="https://262.ecma-international.org/11.0/#prod-ClassHeritage" text:style-name="Internet_20_link" text:visited-style-name="Visited_20_Internet_20_Link">ClassHeritage</text:a><text:a xlink:type="simple" xlink:href="https://262.ecma-international.org/11.0/#prod-ClassBody" text:style-name="Internet_20_link" text:visited-style-name="Visited_20_Internet_20_Link">ClassBody</text:a> <text:a xlink:type="simple" xlink:href="https://262.ecma-international.org/11.0/#prod-ClassHeritage" text:style-name="Internet_20_link" text:visited-style-name="Visited_20_Internet_20_Link">ClassHeritage</text:a><text:a xlink:type="simple" xlink:href="https://262.ecma-international.org/11.0/#prod-LeftHandSideExpression" text:style-name="Internet_20_link" text:visited-style-name="Visited_20_Internet_20_Link">LeftHandSideExpression</text:a> <text:a xlink:type="simple" xlink:href="https://262.ecma-international.org/11.0/#prod-ClassBody" text:style-name="Internet_20_link" text:visited-style-name="Visited_20_Internet_20_Link">ClassBody</text:a><text:a xlink:type="simple" xlink:href="https://262.ecma-international.org/11.0/#prod-ClassElementList" text:style-name="Internet_20_link" text:visited-style-name="Visited_20_Internet_20_Link">ClassElementList</text:a> <text:a xlink:type="simple" xlink:href="https://262.ecma-international.org/11.0/#prod-ClassElementList" text:style-name="Internet_20_link" text:visited-style-name="Visited_20_Internet_20_Link">ClassElementList</text:a><text:a xlink:type="simple" xlink:href="https://262.ecma-international.org/11.0/#prod-ClassElement" text:style-name="Internet_20_link" text:visited-style-name="Visited_20_Internet_20_Link">ClassElement</text:a> <text:a xlink:type="simple" xlink:href="https://262.ecma-international.org/11.0/#prod-ClassElementList" text:style-name="Internet_20_link" text:visited-style-name="Visited_20_Internet_20_Link">ClassElementList</text:a><text:a xlink:type="simple" xlink:href="https://262.ecma-international.org/11.0/#prod-ClassElement" text:style-name="Internet_20_link" text:visited-style-name="Visited_20_Internet_20_Link">ClassElement</text:a> <text:a xlink:type="simple" xlink:href="https://262.ecma-international.org/11.0/#prod-ClassElement" text:style-name="Internet_20_link" text:visited-style-name="Visited_20_Internet_20_Link">ClassElement</text:a><text:a xlink:type="simple" xlink:href="https://262.ecma-international.org/11.0/#prod-MethodDefinition" text:style-name="Internet_20_link" text:visited-style-name="Visited_20_Internet_20_Link">MethodDefinition</text:a> <text:a xlink:type="simple" xlink:href="https://262.ecma-international.org/11.0/#prod-MethodDefinition" text:style-name="Internet_20_link" text:visited-style-name="Visited_20_Internet_20_Link">MethodDefinition</text:a> </text:p>
      <text:h text:style-name="Heading_20_1" text:outline-level="1">A.5 Scripts and Modules</text:h>
      <text:p text:style-name="Text_20_body"><text:a xlink:type="simple" xlink:href="https://262.ecma-international.org/11.0/#prod-Script" text:style-name="Internet_20_link" text:visited-style-name="Visited_20_Internet_20_Link">Script</text:a><text:a xlink:type="simple" xlink:href="https://262.ecma-international.org/11.0/#prod-ScriptBody" text:style-name="Internet_20_link" text:visited-style-name="Visited_20_Internet_20_Link">ScriptBody</text:a> <text:a xlink:type="simple" xlink:href="https://262.ecma-international.org/11.0/#prod-ScriptBody" text:style-name="Internet_20_link" text:visited-style-name="Visited_20_Internet_20_Link">ScriptBody</text:a><text:a xlink:type="simple" xlink:href="https://262.ecma-international.org/11.0/#prod-StatementList" text:style-name="Internet_20_link" text:visited-style-name="Visited_20_Internet_20_Link">StatementList</text:a> <text:a xlink:type="simple" xlink:href="https://262.ecma-international.org/11.0/#prod-Module" text:style-name="Internet_20_link" text:visited-style-name="Visited_20_Internet_20_Link">Module</text:a><text:a xlink:type="simple" xlink:href="https://262.ecma-international.org/11.0/#prod-ModuleBody" text:style-name="Internet_20_link" text:visited-style-name="Visited_20_Internet_20_Link">ModuleBody</text:a> <text:a xlink:type="simple" xlink:href="https://262.ecma-international.org/11.0/#prod-ModuleBody" text:style-name="Internet_20_link" text:visited-style-name="Visited_20_Internet_20_Link">ModuleBody</text:a><text:a xlink:type="simple" xlink:href="https://262.ecma-international.org/11.0/#prod-ModuleItemList" text:style-name="Internet_20_link" text:visited-style-name="Visited_20_Internet_20_Link">ModuleItemList</text:a> <text:a xlink:type="simple" xlink:href="https://262.ecma-international.org/11.0/#prod-ModuleItemList" text:style-name="Internet_20_link" text:visited-style-name="Visited_20_Internet_20_Link">ModuleItemList</text:a><text:a xlink:type="simple" xlink:href="https://262.ecma-international.org/11.0/#prod-ModuleItem" text:style-name="Internet_20_link" text:visited-style-name="Visited_20_Internet_20_Link">ModuleItem</text:a> <text:a xlink:type="simple" xlink:href="https://262.ecma-international.org/11.0/#prod-ModuleItemList" text:style-name="Internet_20_link" text:visited-style-name="Visited_20_Internet_20_Link">ModuleItemList</text:a><text:a xlink:type="simple" xlink:href="https://262.ecma-international.org/11.0/#prod-ModuleItem" text:style-name="Internet_20_link" text:visited-style-name="Visited_20_Internet_20_Link">ModuleItem</text:a> <text:a xlink:type="simple" xlink:href="https://262.ecma-international.org/11.0/#prod-ModuleItem" text:style-name="Internet_20_link" text:visited-style-name="Visited_20_Internet_20_Link">ModuleItem</text:a><text:a xlink:type="simple" xlink:href="https://262.ecma-international.org/11.0/#prod-ImportDeclaration" text:style-name="Internet_20_link" text:visited-style-name="Visited_20_Internet_20_Link">ImportDeclaration</text:a> <text:a xlink:type="simple" xlink:href="https://262.ecma-international.org/11.0/#prod-ExportDeclaration" text:style-name="Internet_20_link" text:visited-style-name="Visited_20_Internet_20_Link">ExportDeclaration</text:a> <text:a xlink:type="simple" xlink:href="https://262.ecma-international.org/11.0/#prod-StatementListItem" text:style-name="Internet_20_link" text:visited-style-name="Visited_20_Internet_20_Link">StatementListItem</text:a> <text:a xlink:type="simple" xlink:href="https://262.ecma-international.org/11.0/#prod-ImportDeclaration" text:style-name="Internet_20_link" text:visited-style-name="Visited_20_Internet_20_Link">ImportDeclaration</text:a><text:a xlink:type="simple" xlink:href="https://262.ecma-international.org/11.0/#prod-ImportClause" text:style-name="Internet_20_link" text:visited-style-name="Visited_20_Internet_20_Link">ImportClause</text:a><text:a xlink:type="simple" xlink:href="https://262.ecma-international.org/11.0/#prod-FromClause" text:style-name="Internet_20_link" text:visited-style-name="Visited_20_Internet_20_Link">FromClause</text:a> <text:a xlink:type="simple" xlink:href="https://262.ecma-international.org/11.0/#prod-ModuleSpecifier" text:style-name="Internet_20_link" text:visited-style-name="Visited_20_Internet_20_Link">ModuleSpecifier</text:a> <text:a xlink:type="simple" xlink:href="https://262.ecma-international.org/11.0/#prod-ImportClause" text:style-name="Internet_20_link" text:visited-style-name="Visited_20_Internet_20_Link">ImportClause</text:a><text:a xlink:type="simple" xlink:href="https://262.ecma-international.org/11.0/#prod-ImportedDefaultBinding" text:style-name="Internet_20_link" text:visited-style-name="Visited_20_Internet_20_Link">ImportedDefaultBinding</text:a> <text:a xlink:type="simple" xlink:href="https://262.ecma-international.org/11.0/#prod-NameSpaceImport" text:style-name="Internet_20_link" text:visited-style-name="Visited_20_Internet_20_Link">NameSpaceImport</text:a> <text:a xlink:type="simple" xlink:href="https://262.ecma-international.org/11.0/#prod-NamedImports" text:style-name="Internet_20_link" text:visited-style-name="Visited_20_Internet_20_Link">NamedImports</text:a> <text:a xlink:type="simple" xlink:href="https://262.ecma-international.org/11.0/#prod-ImportedDefaultBinding" text:style-name="Internet_20_link" text:visited-style-name="Visited_20_Internet_20_Link">ImportedDefaultBinding</text:a><text:a xlink:type="simple" xlink:href="https://262.ecma-international.org/11.0/#prod-NameSpaceImport" text:style-name="Internet_20_link" text:visited-style-name="Visited_20_Internet_20_Link">NameSpaceImport</text:a> <text:a xlink:type="simple" xlink:href="https://262.ecma-international.org/11.0/#prod-ImportedDefaultBinding" text:style-name="Internet_20_link" text:visited-style-name="Visited_20_Internet_20_Link">ImportedDefaultBinding</text:a><text:a xlink:type="simple" xlink:href="https://262.ecma-international.org/11.0/#prod-NamedImports" text:style-name="Internet_20_link" text:visited-style-name="Visited_20_Internet_20_Link">NamedImports</text:a> <text:a xlink:type="simple" xlink:href="https://262.ecma-international.org/11.0/#prod-ImportedDefaultBinding" text:style-name="Internet_20_link" text:visited-style-name="Visited_20_Internet_20_Link">ImportedDefaultBinding</text:a><text:a xlink:type="simple" xlink:href="https://262.ecma-international.org/11.0/#prod-ImportedBinding" text:style-name="Internet_20_link" text:visited-style-name="Visited_20_Internet_20_Link">ImportedBinding</text:a> <text:a xlink:type="simple" xlink:href="https://262.ecma-international.org/11.0/#prod-NameSpaceImport" text:style-name="Internet_20_link" text:visited-style-name="Visited_20_Internet_20_Link">NameSpaceImport</text:a><text:a xlink:type="simple" xlink:href="https://262.ecma-international.org/11.0/#prod-ImportedBinding" text:style-name="Internet_20_link" text:visited-style-name="Visited_20_Internet_20_Link">ImportedBinding</text:a> <text:a xlink:type="simple" xlink:href="https://262.ecma-international.org/11.0/#prod-NamedImports" text:style-name="Internet_20_link" text:visited-style-name="Visited_20_Internet_20_Link">NamedImports</text:a> <text:a xlink:type="simple" xlink:href="https://262.ecma-international.org/11.0/#prod-ImportsList" text:style-name="Internet_20_link" text:visited-style-name="Visited_20_Internet_20_Link">ImportsList</text:a> <text:a xlink:type="simple" xlink:href="https://262.ecma-international.org/11.0/#prod-ImportsList" text:style-name="Internet_20_link" text:visited-style-name="Visited_20_Internet_20_Link">ImportsList</text:a> <text:a xlink:type="simple" xlink:href="https://262.ecma-international.org/11.0/#prod-FromClause" text:style-name="Internet_20_link" text:visited-style-name="Visited_20_Internet_20_Link">FromClause</text:a><text:a xlink:type="simple" xlink:href="https://262.ecma-international.org/11.0/#prod-ModuleSpecifier" text:style-name="Internet_20_link" text:visited-style-name="Visited_20_Internet_20_Link">ModuleSpecifier</text:a> <text:a xlink:type="simple" xlink:href="https://262.ecma-international.org/11.0/#prod-ImportsList" text:style-name="Internet_20_link" text:visited-style-name="Visited_20_Internet_20_Link">ImportsList</text:a><text:a xlink:type="simple" xlink:href="https://262.ecma-international.org/11.0/#prod-ImportSpecifier" text:style-name="Internet_20_link" text:visited-style-name="Visited_20_Internet_20_Link">ImportSpecifier</text:a> <text:a xlink:type="simple" xlink:href="https://262.ecma-international.org/11.0/#prod-ImportsList" text:style-name="Internet_20_link" text:visited-style-name="Visited_20_Internet_20_Link">ImportsList</text:a><text:a xlink:type="simple" xlink:href="https://262.ecma-international.org/11.0/#prod-ImportSpecifier" text:style-name="Internet_20_link" text:visited-style-name="Visited_20_Internet_20_Link">ImportSpecifier</text:a> <text:a xlink:type="simple" xlink:href="https://262.ecma-international.org/11.0/#prod-ImportSpecifier" text:style-name="Internet_20_link" text:visited-style-name="Visited_20_Internet_20_Link">ImportSpecifier</text:a><text:a xlink:type="simple" xlink:href="https://262.ecma-international.org/11.0/#prod-ImportedBinding" text:style-name="Internet_20_link" text:visited-style-name="Visited_20_Internet_20_Link">ImportedBinding</text:a> <text:a xlink:type="simple" xlink:href="https://262.ecma-international.org/11.0/#prod-IdentifierName" text:style-name="Internet_20_link" text:visited-style-name="Visited_20_Internet_20_Link">IdentifierName</text:a><text:a xlink:type="simple" xlink:href="https://262.ecma-international.org/11.0/#prod-ImportedBinding" text:style-name="Internet_20_link" text:visited-style-name="Visited_20_Internet_20_Link">ImportedBinding</text:a> <text:a xlink:type="simple" xlink:href="https://262.ecma-international.org/11.0/#prod-ModuleSpecifier" text:style-name="Internet_20_link" text:visited-style-name="Visited_20_Internet_20_Link">ModuleSpecifier</text:a><text:a xlink:type="simple" xlink:href="https://262.ecma-international.org/11.0/#prod-StringLiteral" text:style-name="Internet_20_link" text:visited-style-name="Visited_20_Internet_20_Link">StringLiteral</text:a> <text:a xlink:type="simple" xlink:href="https://262.ecma-international.org/11.0/#prod-ImportedBinding" text:style-name="Internet_20_link" text:visited-style-name="Visited_20_Internet_20_Link">ImportedBinding</text:a><text:a xlink:type="simple" xlink:href="https://262.ecma-international.org/11.0/#prod-BindingIdentifier" text:style-name="Internet_20_link" text:visited-style-name="Visited_20_Internet_20_Link">BindingIdentifier</text:a> <text:a xlink:type="simple" xlink:href="https://262.ecma-international.org/11.0/#prod-ExportDeclaration" text:style-name="Internet_20_link" text:visited-style-name="Visited_20_Internet_20_Link">ExportDeclaration</text:a><text:a xlink:type="simple" xlink:href="https://262.ecma-international.org/11.0/#prod-ExportFromClause" text:style-name="Internet_20_link" text:visited-style-name="Visited_20_Internet_20_Link">ExportFromClause</text:a><text:a xlink:type="simple" xlink:href="https://262.ecma-international.org/11.0/#prod-FromClause" text:style-name="Internet_20_link" text:visited-style-name="Visited_20_Internet_20_Link">FromClause</text:a> <text:a xlink:type="simple" xlink:href="https://262.ecma-international.org/11.0/#prod-NamedExports" text:style-name="Internet_20_link" text:visited-style-name="Visited_20_Internet_20_Link">NamedExports</text:a> <text:a xlink:type="simple" xlink:href="https://262.ecma-international.org/11.0/#prod-VariableStatement" text:style-name="Internet_20_link" text:visited-style-name="Visited_20_Internet_20_Link">VariableStatement</text:a> <text:a xlink:type="simple" xlink:href="https://262.ecma-international.org/11.0/#prod-Declaration" text:style-name="Internet_20_link" text:visited-style-name="Visited_20_Internet_20_Link">Declaration</text:a> <text:a xlink:type="simple" xlink:href="https://262.ecma-international.org/11.0/#prod-HoistableDeclaration" text:style-name="Internet_20_link" text:visited-style-name="Visited_20_Internet_20_Link">HoistableDeclaration</text:a> <text:a xlink:type="simple" xlink:href="https://262.ecma-international.org/11.0/#prod-ClassDeclaration" text:style-name="Internet_20_link" text:visited-style-name="Visited_20_Internet_20_Link">ClassDeclaration</text:a> , <text:a xlink:type="simple" xlink:href="https://262.ecma-international.org/11.0/#prod-LineTerminator" text:style-name="Internet_20_link" text:visited-style-name="Visited_20_Internet_20_Link">LineTerminator</text:a> here] , }]<text:a xlink:type="simple" xlink:href="https://262.ecma-international.org/11.0/#prod-AssignmentExpression" text:style-name="Internet_20_link" text:visited-style-name="Visited_20_Internet_20_Link">AssignmentExpression</text:a> <text:a xlink:type="simple" xlink:href="https://262.ecma-international.org/11.0/#prod-ExportFromClause" text:style-name="Internet_20_link" text:visited-style-name="Visited_20_Internet_20_Link">ExportFromClause</text:a> 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NamedExports" text:style-name="Internet_20_link" text:visited-style-name="Visited_20_Internet_20_Link">NamedExports</text:a> <text:a xlink:type="simple" xlink:href="https://262.ecma-international.org/11.0/#prod-NamedExports" text:style-name="Internet_20_link" text:visited-style-name="Visited_20_Internet_20_Link">NamedExports</text:a> <text:a xlink:type="simple" xlink:href="https://262.ecma-international.org/11.0/#prod-ExportsList" text:style-name="Internet_20_link" text:visited-style-name="Visited_20_Internet_20_Link">ExportsList</text:a> <text:a xlink:type="simple" xlink:href="https://262.ecma-international.org/11.0/#prod-ExportsList" text:style-name="Internet_20_link" text:visited-style-name="Visited_20_Internet_20_Link">ExportsList</text:a> <text:a xlink:type="simple" xlink:href="https://262.ecma-international.org/11.0/#prod-ExportsList" text:style-name="Internet_20_link" text:visited-style-name="Visited_20_Internet_20_Link">ExportsList</text:a><text:a xlink:type="simple" xlink:href="https://262.ecma-international.org/11.0/#prod-ExportSpecifier" text:style-name="Internet_20_link" text:visited-style-name="Visited_20_Internet_20_Link">ExportSpecifier</text:a> <text:a xlink:type="simple" xlink:href="https://262.ecma-international.org/11.0/#prod-ExportsList" text:style-name="Internet_20_link" text:visited-style-name="Visited_20_Internet_20_Link">ExportsList</text:a><text:a xlink:type="simple" xlink:href="https://262.ecma-international.org/11.0/#prod-ExportSpecifier" text:style-name="Internet_20_link" text:visited-style-name="Visited_20_Internet_20_Link">ExportSpecifier</text:a> <text:a xlink:type="simple" xlink:href="https://262.ecma-international.org/11.0/#prod-ExportSpecifier" text:style-name="Internet_20_link" text:visited-style-name="Visited_20_Internet_20_Link">ExportSpecifier</text:a><text:a xlink:type="simple" xlink:href="https://262.ecma-international.org/11.0/#prod-IdentifierName" text:style-name="Internet_20_link" text:visited-style-name="Visited_20_Internet_20_Link">IdentifierName</text:a> <text:a xlink:type="simple" xlink:href="https://262.ecma-international.org/11.0/#prod-IdentifierName" text:style-name="Internet_20_link" text:visited-style-name="Visited_20_Internet_20_Link">IdentifierName</text:a><text:a xlink:type="simple" xlink:href="https://262.ecma-international.org/11.0/#prod-IdentifierName" text:style-name="Internet_20_link" text:visited-style-name="Visited_20_Internet_20_Link">IdentifierName</text:a> </text:p>
      <text:h text:style-name="Heading_20_1" text:outline-level="1">A.6 Number Conversions</text:h>
      <text:p text:style-name="Text_20_body"><text:a xlink:type="simple" xlink:href="https://262.ecma-international.org/11.0/#prod-StringNumericLiteral" text:style-name="Internet_20_link" text:visited-style-name="Visited_20_Internet_20_Link">StringNumericLiteral</text:a><text:a xlink:type="simple" xlink:href="https://262.ecma-international.org/11.0/#prod-StrWhiteSpace" text:style-name="Internet_20_link" text:visited-style-name="Visited_20_Internet_20_Link">StrWhiteSpace</text:a> <text:a xlink:type="simple" xlink:href="https://262.ecma-international.org/11.0/#prod-StrWhiteSpace" text:style-name="Internet_20_link" text:visited-style-name="Visited_20_Internet_20_Link">StrWhiteSpace</text:a><text:a xlink:type="simple" xlink:href="https://262.ecma-international.org/11.0/#prod-StrNumericLiteral" text:style-name="Internet_20_link" text:visited-style-name="Visited_20_Internet_20_Link">StrNumericLiteral</text:a><text:a xlink:type="simple" xlink:href="https://262.ecma-international.org/11.0/#prod-StrWhiteSpace" text:style-name="Internet_20_link" text:visited-style-name="Visited_20_Internet_20_Link">StrWhiteSpace</text:a> <text:a xlink:type="simple" xlink:href="https://262.ecma-international.org/11.0/#prod-StrWhiteSpace" text:style-name="Internet_20_link" text:visited-style-name="Visited_20_Internet_20_Link">StrWhiteSpace</text:a><text:a xlink:type="simple" xlink:href="https://262.ecma-international.org/11.0/#prod-StrWhiteSpaceChar" text:style-name="Internet_20_link" text:visited-style-name="Visited_20_Internet_20_Link">StrWhiteSpaceChar</text:a><text:a xlink:type="simple" xlink:href="https://262.ecma-international.org/11.0/#prod-StrWhiteSpace" text:style-name="Internet_20_link" text:visited-style-name="Visited_20_Internet_20_Link">StrWhiteSpace</text:a> <text:a xlink:type="simple" xlink:href="https://262.ecma-international.org/11.0/#prod-StrWhiteSpaceChar" text:style-name="Internet_20_link" text:visited-style-name="Visited_20_Internet_20_Link">StrWhiteSpaceChar</text:a><text:a xlink:type="simple" xlink:href="https://262.ecma-international.org/11.0/#prod-WhiteSpace" text:style-name="Internet_20_link" text:visited-style-name="Visited_20_Internet_20_Link">WhiteSpace</text:a> <text:a xlink:type="simple" xlink:href="https://262.ecma-international.org/11.0/#prod-LineTerminator" text:style-name="Internet_20_link" text:visited-style-name="Visited_20_Internet_20_Link">LineTerminator</text:a> <text:a xlink:type="simple" xlink:href="https://262.ecma-international.org/11.0/#prod-StrNumericLiteral" text:style-name="Internet_20_link" text:visited-style-name="Visited_20_Internet_20_Link">StrNumericLiteral</text:a><text:a xlink:type="simple" xlink:href="https://262.ecma-international.org/11.0/#prod-StrDecimalLiteral" text:style-name="Internet_20_link" text:visited-style-name="Visited_20_Internet_20_Link">StrDecimalLiteral</text:a> <text:a xlink:type="simple" xlink:href="https://262.ecma-international.org/11.0/#prod-NonDecimalIntegerLiteral" text:style-name="Internet_20_link" text:visited-style-name="Visited_20_Internet_20_Link">NonDecimalIntegerLiteral</text:a> <text:a xlink:type="simple" xlink:href="https://262.ecma-international.org/11.0/#prod-StrDecimalLiteral" text:style-name="Internet_20_link" text:visited-style-name="Visited_20_Internet_20_Link">StrDecimalLiteral</text:a><text:a xlink:type="simple" xlink:href="https://262.ecma-international.org/11.0/#prod-StrUnsignedDecimalLiteral" text:style-name="Internet_20_link" text:visited-style-name="Visited_20_Internet_20_Link">StrUnsignedDecimalLiteral</text:a> <text:a xlink:type="simple" xlink:href="https://262.ecma-international.org/11.0/#prod-StrUnsignedDecimalLiteral" text:style-name="Internet_20_link" text:visited-style-name="Visited_20_Internet_20_Link">StrUnsignedDecimalLiteral</text:a> <text:a xlink:type="simple" xlink:href="https://262.ecma-international.org/11.0/#prod-StrUnsignedDecimalLiteral" text:style-name="Internet_20_link" text:visited-style-name="Visited_20_Internet_20_Link">StrUnsignedDecimalLiteral</text:a> <text:a xlink:type="simple" xlink:href="https://262.ecma-international.org/11.0/#prod-StrUnsignedDecimalLiteral" text:style-name="Internet_20_link" text:visited-style-name="Visited_20_Internet_20_Link">StrUnsignedDecimalLiteral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ExponentPart" text:style-name="Internet_20_link" text:visited-style-name="Visited_20_Internet_20_Link">ExponentPart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ExponentPart" text:style-name="Internet_20_link" text:visited-style-name="Visited_20_Internet_20_Link">ExponentPart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ExponentPart" text:style-name="Internet_20_link" text:visited-style-name="Visited_20_Internet_20_Link">ExponentPart</text:a> </text:p>
      <text:p text:style-name="Text_20_body"><text:soft-page-break/>All grammar symbols not explicitly defined by the <text:a xlink:type="simple" xlink:href="https://262.ecma-international.org/11.0/#prod-StringNumericLiteral" text:style-name="Internet_20_link" text:visited-style-name="Visited_20_Internet_20_Link">StringNumericLiteral</text:a> grammar have the definitions used in the <text:a xlink:type="simple" xlink:href="https://262.ecma-international.org/11.0/#sec-literals-numeric-literals" text:style-name="Internet_20_link" text:visited-style-name="Visited_20_Internet_20_Link">Lexical Grammar for numeric literals</text:a>.</text:p>
      <text:h text:style-name="Heading_20_1" text:outline-level="1">A.7 Universal Resource Identifier Character Classes</text:h>
      <text:p text:style-name="Text_20_body"><text:a xlink:type="simple" xlink:href="https://262.ecma-international.org/11.0/#prod-uri" text:style-name="Internet_20_link" text:visited-style-name="Visited_20_Internet_20_Link">uri</text:a><text:a xlink:type="simple" xlink:href="https://262.ecma-international.org/11.0/#prod-uriCharacters" text:style-name="Internet_20_link" text:visited-style-name="Visited_20_Internet_20_Link">uriCharacters</text:a> <text:a xlink:type="simple" xlink:href="https://262.ecma-international.org/11.0/#prod-uriCharacters" text:style-name="Internet_20_link" text:visited-style-name="Visited_20_Internet_20_Link">uriCharacters</text:a><text:a xlink:type="simple" xlink:href="https://262.ecma-international.org/11.0/#prod-uriCharacter" text:style-name="Internet_20_link" text:visited-style-name="Visited_20_Internet_20_Link">uriCharacter</text:a><text:a xlink:type="simple" xlink:href="https://262.ecma-international.org/11.0/#prod-uriCharacters" text:style-name="Internet_20_link" text:visited-style-name="Visited_20_Internet_20_Link">uriCharacters</text:a> <text:a xlink:type="simple" xlink:href="https://262.ecma-international.org/11.0/#prod-uriCharacter" text:style-name="Internet_20_link" text:visited-style-name="Visited_20_Internet_20_Link">uriCharacter</text:a><text:a xlink:type="simple" xlink:href="https://262.ecma-international.org/11.0/#prod-uriReserved" text:style-name="Internet_20_link" text:visited-style-name="Visited_20_Internet_20_Link">uriReserved</text:a> <text:a xlink:type="simple" xlink:href="https://262.ecma-international.org/11.0/#prod-uriUnescaped" text:style-name="Internet_20_link" text:visited-style-name="Visited_20_Internet_20_Link">uriUnescaped</text:a> <text:a xlink:type="simple" xlink:href="https://262.ecma-international.org/11.0/#prod-uriEscaped" text:style-name="Internet_20_link" text:visited-style-name="Visited_20_Internet_20_Link">uriEscaped</text:a> <text:a xlink:type="simple" xlink:href="https://262.ecma-international.org/11.0/#prod-uriReserved" text:style-name="Internet_20_link" text:visited-style-name="Visited_20_Internet_20_Link">uriReserved</text:a> <text:a xlink:type="simple" xlink:href="https://262.ecma-international.org/11.0/#prod-uriUnescaped" text:style-name="Internet_20_link" text:visited-style-name="Visited_20_Internet_20_Link">uriUnescaped</text:a><text:a xlink:type="simple" xlink:href="https://262.ecma-international.org/11.0/#prod-uriAlpha" text:style-name="Internet_20_link" text:visited-style-name="Visited_20_Internet_20_Link">uriAlpha</text:a> 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uriMark" text:style-name="Internet_20_link" text:visited-style-name="Visited_20_Internet_20_Link">uriMark</text:a> <text:a xlink:type="simple" xlink:href="https://262.ecma-international.org/11.0/#prod-uriEscaped" text:style-name="Internet_20_link" text:visited-style-name="Visited_20_Internet_20_Link">uriEscaped</text:a><text:a xlink:type="simple" xlink:href="https://262.ecma-international.org/11.0/#prod-HexDigit" text:style-name="Internet_20_link" text:visited-style-name="Visited_20_Internet_20_Link">HexDigit</text:a><text:a xlink:type="simple" xlink:href="https://262.ecma-international.org/11.0/#prod-HexDigit" text:style-name="Internet_20_link" text:visited-style-name="Visited_20_Internet_20_Link">HexDigit</text:a> <text:a xlink:type="simple" xlink:href="https://262.ecma-international.org/11.0/#prod-uriAlpha" text:style-name="Internet_20_link" text:visited-style-name="Visited_20_Internet_20_Link">uriAlpha</text:a> <text:a xlink:type="simple" xlink:href="https://262.ecma-international.org/11.0/#prod-uriMark" text:style-name="Internet_20_link" text:visited-style-name="Visited_20_Internet_20_Link">uriMark</text:a> </text:p>
      <text:h text:style-name="Heading_20_1" text:outline-level="1">A.8 Regular Expressions</text:h>
      <text:p text:style-name="Text_20_body"><text:a xlink:type="simple" xlink:href="https://262.ecma-international.org/11.0/#prod-Pattern" text:style-name="Internet_20_link" text:visited-style-name="Visited_20_Internet_20_Link">Pattern</text:a>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Disjunction" text:style-name="Internet_20_link" text:visited-style-name="Visited_20_Internet_20_Link">Disjunction</text:a><text:a xlink:type="simple" xlink:href="https://262.ecma-international.org/11.0/#prod-Alternative" text:style-name="Internet_20_link" text:visited-style-name="Visited_20_Internet_20_Link">Alternative</text:a> <text:a xlink:type="simple" xlink:href="https://262.ecma-international.org/11.0/#prod-Alternative" text:style-name="Internet_20_link" text:visited-style-name="Visited_20_Internet_20_Link">Alternative</text:a>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Alternative" text:style-name="Internet_20_link" text:visited-style-name="Visited_20_Internet_20_Link">Alternative</text:a> <text:a xlink:type="simple" xlink:href="https://262.ecma-international.org/11.0/#prod-Alternative" text:style-name="Internet_20_link" text:visited-style-name="Visited_20_Internet_20_Link">Alternative</text:a><text:a xlink:type="simple" xlink:href="https://262.ecma-international.org/11.0/#prod-Term" text:style-name="Internet_20_link" text:visited-style-name="Visited_20_Internet_20_Link">Term</text:a> <text:a xlink:type="simple" xlink:href="https://262.ecma-international.org/11.0/#prod-Term" text:style-name="Internet_20_link" text:visited-style-name="Visited_20_Internet_20_Link">Term</text:a><text:a xlink:type="simple" xlink:href="https://262.ecma-international.org/11.0/#prod-Assertion" text:style-name="Internet_20_link" text:visited-style-name="Visited_20_Internet_20_Link">Assertion</text:a> <text:a xlink:type="simple" xlink:href="https://262.ecma-international.org/11.0/#prod-Atom" text:style-name="Internet_20_link" text:visited-style-name="Visited_20_Internet_20_Link">Atom</text:a> <text:a xlink:type="simple" xlink:href="https://262.ecma-international.org/11.0/#prod-Atom" text:style-name="Internet_20_link" text:visited-style-name="Visited_20_Internet_20_Link">Atom</text:a><text:a xlink:type="simple" xlink:href="https://262.ecma-international.org/11.0/#prod-Quantifier" text:style-name="Internet_20_link" text:visited-style-name="Visited_20_Internet_20_Link">Quantifier</text:a> <text:a xlink:type="simple" xlink:href="https://262.ecma-international.org/11.0/#prod-Assertion" text:style-name="Internet_20_link" text:visited-style-name="Visited_20_Internet_20_Link">Assertion</text:a> 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Quantifier" text:style-name="Internet_20_link" text:visited-style-name="Visited_20_Internet_20_Link">Quantifier</text:a><text:a xlink:type="simple" xlink:href="https://262.ecma-international.org/11.0/#prod-QuantifierPrefix" text:style-name="Internet_20_link" text:visited-style-name="Visited_20_Internet_20_Link">QuantifierPrefix</text:a> <text:a xlink:type="simple" xlink:href="https://262.ecma-international.org/11.0/#prod-QuantifierPrefix" text:style-name="Internet_20_link" text:visited-style-name="Visited_20_Internet_20_Link">QuantifierPrefix</text:a> <text:a xlink:type="simple" xlink:href="https://262.ecma-international.org/11.0/#prod-QuantifierPrefix" text:style-name="Internet_20_link" text:visited-style-name="Visited_20_Internet_20_Link">QuantifierPrefix</text:a> 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Atom" text:style-name="Internet_20_link" text:visited-style-name="Visited_20_Internet_20_Link">Atom</text:a><text:a xlink:type="simple" xlink:href="https://262.ecma-international.org/11.0/#prod-PatternCharacter" text:style-name="Internet_20_link" text:visited-style-name="Visited_20_Internet_20_Link">PatternCharacter</text:a> <text:a xlink:type="simple" xlink:href="https://262.ecma-international.org/11.0/#prod-AtomEscape" text:style-name="Internet_20_link" text:visited-style-name="Visited_20_Internet_20_Link">AtomEscape</text:a> <text:a xlink:type="simple" xlink:href="https://262.ecma-international.org/11.0/#prod-CharacterClass" text:style-name="Internet_20_link" text:visited-style-name="Visited_20_Internet_20_Link">CharacterClass</text:a> <text:a xlink:type="simple" xlink:href="https://262.ecma-international.org/11.0/#prod-GroupSpecifier" text:style-name="Internet_20_link" text:visited-style-name="Visited_20_Internet_20_Link">GroupSpecifier</text:a>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Disjunction" text:style-name="Internet_20_link" text:visited-style-name="Visited_20_Internet_20_Link">Disjunction</text:a> <text:a xlink:type="simple" xlink:href="https://262.ecma-international.org/11.0/#prod-SyntaxCharacter" text:style-name="Internet_20_link" text:visited-style-name="Visited_20_Internet_20_Link">SyntaxCharacter</text:a> <text:a xlink:type="simple" xlink:href="https://262.ecma-international.org/11.0/#prod-PatternCharacter" text:style-name="Internet_20_link" text:visited-style-name="Visited_20_Internet_20_Link">PatternCharacter</text:a><text:a xlink:type="simple" xlink:href="https://262.ecma-international.org/11.0/#prod-SourceCharacter" text:style-name="Internet_20_link" text:visited-style-name="Visited_20_Internet_20_Link">SourceCharacter</text:a><text:a xlink:type="simple" xlink:href="https://262.ecma-international.org/11.0/#prod-SyntaxCharacter" text:style-name="Internet_20_link" text:visited-style-name="Visited_20_Internet_20_Link">SyntaxCharacter</text:a> <text:a xlink:type="simple" xlink:href="https://262.ecma-international.org/11.0/#prod-AtomEscape" text:style-name="Internet_20_link" text:visited-style-name="Visited_20_Internet_20_Link">AtomEscape</text:a><text:a xlink:type="simple" xlink:href="https://262.ecma-international.org/11.0/#prod-DecimalEscape" text:style-name="Internet_20_link" text:visited-style-name="Visited_20_Internet_20_Link">DecimalEscape</text:a> <text:a xlink:type="simple" xlink:href="https://262.ecma-international.org/11.0/#prod-CharacterClassEscape" text:style-name="Internet_20_link" text:visited-style-name="Visited_20_Internet_20_Link">CharacterClassEscape</text:a> <text:a xlink:type="simple" xlink:href="https://262.ecma-international.org/11.0/#prod-CharacterEscape" text:style-name="Internet_20_link" text:visited-style-name="Visited_20_Internet_20_Link">CharacterEscape</text:a> <text:a xlink:type="simple" xlink:href="https://262.ecma-international.org/11.0/#prod-GroupName" text:style-name="Internet_20_link" text:visited-style-name="Visited_20_Internet_20_Link">GroupName</text:a> <text:a xlink:type="simple" xlink:href="https://262.ecma-international.org/11.0/#prod-CharacterEscape" text:style-name="Internet_20_link" text:visited-style-name="Visited_20_Internet_20_Link">CharacterEscape</text:a><text:a xlink:type="simple" xlink:href="https://262.ecma-international.org/11.0/#prod-ControlEscape" text:style-name="Internet_20_link" text:visited-style-name="Visited_20_Internet_20_Link">ControlEscape</text:a> <text:a xlink:type="simple" xlink:href="https://262.ecma-international.org/11.0/#prod-ControlLetter" text:style-name="Internet_20_link" text:visited-style-name="Visited_20_Internet_20_Link">ControlLetter</text:a> <text:a xlink:type="simple" xlink:href="https://262.ecma-international.org/11.0/#prod-DecimalDigit" text:style-name="Internet_20_link" text:visited-style-name="Visited_20_Internet_20_Link">DecimalDigit</text:a>] <text:a xlink:type="simple" xlink:href="https://262.ecma-international.org/11.0/#prod-HexEscapeSequence" text:style-name="Internet_20_link" text:visited-style-name="Visited_20_Internet_20_Link">HexEscapeSequence</text:a> <text:a xlink:type="simple" xlink:href="https://262.ecma-international.org/11.0/#prod-RegExpUnicodeEscapeSequence" text:style-name="Internet_20_link" text:visited-style-name="Visited_20_Internet_20_Link">RegExpUnicodeEscapeSequence</text:a> <text:a xlink:type="simple" xlink:href="https://262.ecma-international.org/11.0/#prod-IdentityEscape" text:style-name="Internet_20_link" text:visited-style-name="Visited_20_Internet_20_Link">IdentityEscape</text:a> <text:a xlink:type="simple" xlink:href="https://262.ecma-international.org/11.0/#prod-ControlEscape" text:style-name="Internet_20_link" text:visited-style-name="Visited_20_Internet_20_Link">ControlEscape</text:a> <text:a xlink:type="simple" xlink:href="https://262.ecma-international.org/11.0/#prod-ControlLetter" text:style-name="Internet_20_link" text:visited-style-name="Visited_20_Internet_20_Link">ControlLetter</text:a> <text:a xlink:type="simple" xlink:href="https://262.ecma-international.org/11.0/#prod-GroupSpecifier" text:style-name="Internet_20_link" text:visited-style-name="Visited_20_Internet_20_Link">GroupSpecifier</text:a> <text:a xlink:type="simple" xlink:href="https://262.ecma-international.org/11.0/#prod-GroupName" text:style-name="Internet_20_link" text:visited-style-name="Visited_20_Internet_20_Link">GroupName</text:a> <text:a xlink:type="simple" xlink:href="https://262.ecma-international.org/11.0/#prod-GroupName" text:style-name="Internet_20_link" text:visited-style-name="Visited_20_Internet_20_Link">GroupName</text:a><text:a xlink:type="simple" xlink:href="https://262.ecma-international.org/11.0/#prod-RegExpIdentifierName" text:style-name="Internet_20_link" text:visited-style-name="Visited_20_Internet_20_Link">RegExpIdentifierName</text:a> <text:a xlink:type="simple" xlink:href="https://262.ecma-international.org/11.0/#prod-RegExpIdentifierName" text:style-name="Internet_20_link" text:visited-style-name="Visited_20_Internet_20_Link">RegExpIdentifierName</text:a><text:a xlink:type="simple" xlink:href="https://262.ecma-international.org/11.0/#prod-RegExpIdentifierStart" text:style-name="Internet_20_link" text:visited-style-name="Visited_20_Internet_20_Link">RegExpIdentifierStart</text:a> <text:a xlink:type="simple" xlink:href="https://262.ecma-international.org/11.0/#prod-RegExpIdentifierName" text:style-name="Internet_20_link" text:visited-style-name="Visited_20_Internet_20_Link">RegExpIdentifierName</text:a><text:a xlink:type="simple" xlink:href="https://262.ecma-international.org/11.0/#prod-RegExpIdentifierPart" text:style-name="Internet_20_link" text:visited-style-name="Visited_20_Internet_20_Link">RegExpIdentifierPart</text:a> <text:a xlink:type="simple" xlink:href="https://262.ecma-international.org/11.0/#prod-RegExpIdentifierStart" text:style-name="Internet_20_link" text:visited-style-name="Visited_20_Internet_20_Link">RegExpIdentifierStart</text:a><text:a xlink:type="simple" xlink:href="https://262.ecma-international.org/11.0/#prod-UnicodeIDStart" text:style-name="Internet_20_link" text:visited-style-name="Visited_20_Internet_20_Link">UnicodeIDStart</text:a> <text:a xlink:type="simple" xlink:href="https://262.ecma-international.org/11.0/#prod-RegExpUnicodeEscapeSequence" text:style-name="Internet_20_link" text:visited-style-name="Visited_20_Internet_20_Link">RegExpUnicodeEscapeSequence</text:a> <text:a xlink:type="simple" xlink:href="https://262.ecma-international.org/11.0/#prod-UnicodeLeadSurrogate" text:style-name="Internet_20_link" text:visited-style-name="Visited_20_Internet_20_Link">UnicodeLeadSurrogate</text:a> <text:a xlink:type="simple" xlink:href="https://262.ecma-international.org/11.0/#prod-RegExpIdentifierPart" text:style-name="Internet_20_link" text:visited-style-name="Visited_20_Internet_20_Link">RegExpIdentifierPart</text:a><text:a xlink:type="simple" xlink:href="https://262.ecma-international.org/11.0/#prod-UnicodeIDContinue" text:style-name="Internet_20_link" text:visited-style-name="Visited_20_Internet_20_Link">UnicodeIDContinue</text:a> <text:a xlink:type="simple" xlink:href="https://262.ecma-international.org/11.0/#prod-RegExpUnicodeEscapeSequence" text:style-name="Internet_20_link" text:visited-style-name="Visited_20_Internet_20_Link">RegExpUnicodeEscapeSequence</text:a> <text:a xlink:type="simple" xlink:href="https://262.ecma-international.org/11.0/#prod-UnicodeLeadSurrogate" text:style-name="Internet_20_link" text:visited-style-name="Visited_20_Internet_20_Link">UnicodeLeadSurrogate</text:a> <text:a xlink:type="simple" xlink:href="https://262.ecma-international.org/11.0/#prod-RegExpUnicodeEscapeSequence" text:style-name="Internet_20_link" text:visited-style-name="Visited_20_Internet_20_Link">RegExpUnicodeEscapeSequence</text:a><text:a xlink:type="simple" xlink:href="https://262.ecma-international.org/11.0/#prod-LeadSurrogate" text:style-name="Internet_20_link" text:visited-style-name="Visited_20_Internet_20_Link">LeadSurrogate</text:a><text:a xlink:type="simple" xlink:href="https://262.ecma-international.org/11.0/#prod-TrailSurrogate" text:style-name="Internet_20_link" text:visited-style-name="Visited_20_Internet_20_Link">TrailSurrogate</text:a> <text:a xlink:type="simple" xlink:href="https://262.ecma-international.org/11.0/#prod-LeadSurrogate" text:style-name="Internet_20_link" text:visited-style-name="Visited_20_Internet_20_Link">LeadSurrogate</text:a> <text:a xlink:type="simple" xlink:href="https://262.ecma-international.org/11.0/#prod-TrailSurrogate" text:style-name="Internet_20_link" text:visited-style-name="Visited_20_Internet_20_Link">TrailSurrogate</text:a> <text:a xlink:type="simple" xlink:href="https://262.ecma-international.org/11.0/#prod-NonSurrogate" text:style-name="Internet_20_link" text:visited-style-name="Visited_20_Internet_20_Link">NonSurrogate</text:a> <text:a xlink:type="simple" xlink:href="https://262.ecma-international.org/11.0/#prod-Hex4Digits" text:style-name="Internet_20_link" text:visited-style-name="Visited_20_Internet_20_Link">Hex4Digits</text:a> <text:a xlink:type="simple" xlink:href="https://262.ecma-international.org/11.0/#prod-CodePoint" text:style-name="Internet_20_link" text:visited-style-name="Visited_20_Internet_20_Link">CodePoint</text:a> </text:p>
      <text:p text:style-name="Text_20_body">Each <text:span text:style-name="Source_20_Text">\u</text:span> <text:a xlink:type="simple" xlink:href="https://262.ecma-international.org/11.0/#prod-TrailSurrogate" text:style-name="Internet_20_link" text:visited-style-name="Visited_20_Internet_20_Link">TrailSurrogate</text:a> for which the choice of associated <text:span text:style-name="Source_20_Text">u</text:span> <text:a xlink:type="simple" xlink:href="https://262.ecma-international.org/11.0/#prod-LeadSurrogate" text:style-name="Internet_20_link" text:visited-style-name="Visited_20_Internet_20_Link">LeadSurrogate</text:a> is ambiguous shall be associated with the nearest possible <text:span text:style-name="Source_20_Text">u</text:span> <text:a xlink:type="simple" xlink:href="https://262.ecma-international.org/11.0/#prod-LeadSurrogate" text:style-name="Internet_20_link" text:visited-style-name="Visited_20_Internet_20_Link">LeadSurrogate</text:a> that would otherwise have no corresponding <text:span text:style-name="Source_20_Text">\u</text:span> <text:a xlink:type="simple" xlink:href="https://262.ecma-international.org/11.0/#prod-TrailSurrogate" text:style-name="Internet_20_link" text:visited-style-name="Visited_20_Internet_20_Link">TrailSurrogate</text:a>.</text:p>
      <text:p text:style-name="Text_20_body"> </text:p>
      <text:p text:style-name="Text_20_body"><text:a xlink:type="simple" xlink:href="https://262.ecma-international.org/11.0/#prod-LeadSurrogate" text:style-name="Internet_20_link" text:visited-style-name="Visited_20_Internet_20_Link">LeadSurrogate</text:a><text:a xlink:type="simple" xlink:href="https://262.ecma-international.org/11.0/#prod-Hex4Digits" text:style-name="Internet_20_link" text:visited-style-name="Visited_20_Internet_20_Link">Hex4Digits</text:a><text:a xlink:type="simple" xlink:href="https://262.ecma-international.org/11.0/#prod-Hex4Digits" text:style-name="Internet_20_link" text:visited-style-name="Visited_20_Internet_20_Link">Hex4Digits</text:a> is in the inclusive range 0xD800 to 0xDBFF <text:a xlink:type="simple" xlink:href="https://262.ecma-international.org/11.0/#prod-TrailSurrogate" text:style-name="Internet_20_link" text:visited-style-name="Visited_20_Internet_20_Link">TrailSurrogate</text:a><text:a xlink:type="simple" xlink:href="https://262.ecma-international.org/11.0/#prod-Hex4Digits" text:style-name="Internet_20_link" text:visited-style-name="Visited_20_Internet_20_Link">Hex4Digits</text:a><text:a xlink:type="simple" xlink:href="https://262.ecma-international.org/11.0/#prod-Hex4Digits" text:style-name="Internet_20_link" text:visited-style-name="Visited_20_Internet_20_Link">Hex4Digits</text:a> is in the inclusive range 0xDC00 to 0xDFFF <text:a xlink:type="simple" xlink:href="https://262.ecma-international.org/11.0/#prod-NonSurrogate" text:style-name="Internet_20_link" text:visited-style-name="Visited_20_Internet_20_Link">NonSurrogate</text:a><text:a xlink:type="simple" xlink:href="https://262.ecma-international.org/11.0/#prod-Hex4Digits" text:style-name="Internet_20_link" text:visited-style-name="Visited_20_Internet_20_Link">Hex4Digits</text:a><text:a xlink:type="simple" xlink:href="https://262.ecma-international.org/11.0/#prod-Hex4Digits" text:style-name="Internet_20_link" text:visited-style-name="Visited_20_Internet_20_Link">Hex4Digits</text:a> is not in the inclusive range 0xD800 to 0xDFFF <text:a xlink:type="simple" xlink:href="https://262.ecma-international.org/11.0/#prod-IdentityEscape" text:style-name="Internet_20_link" text:visited-style-name="Visited_20_Internet_20_Link">IdentityEscape</text:a><text:a xlink:type="simple" xlink:href="https://262.ecma-international.org/11.0/#prod-SyntaxCharacter" text:style-name="Internet_20_link" text:visited-style-name="Visited_20_Internet_20_Link">SyntaxCharacter</text:a> <text:a xlink:type="simple" xlink:href="https://262.ecma-international.org/11.0/#prod-SourceCharacter" text:style-name="Internet_20_link" text:visited-style-name="Visited_20_Internet_20_Link">SourceCharacter</text:a><text:a xlink:type="simple" xlink:href="https://262.ecma-international.org/11.0/#prod-UnicodeIDContinue" text:style-name="Internet_20_link" text:visited-style-name="Visited_20_Internet_20_Link">UnicodeIDContinue</text:a> <text:a xlink:type="simple" xlink:href="https://262.ecma-international.org/11.0/#prod-DecimalEscape" text:style-name="Internet_20_link" text:visited-style-name="Visited_20_Internet_20_Link">DecimalEscape</text:a><text:a xlink:type="simple" xlink:href="https://262.ecma-international.org/11.0/#prod-NonZeroDigit" text:style-name="Internet_20_link" text:visited-style-name="Visited_20_Internet_20_Link">NonZeroDigit</text:a><text:a xlink:type="simple" xlink:href="https://262.ecma-international.org/11.0/#prod-DecimalDigits" text:style-name="Internet_20_link" text:visited-style-name="Visited_20_Internet_20_Link">DecimalDigits</text:a><text:a xlink:type="simple" xlink:href="https://262.ecma-international.org/11.0/#prod-DecimalDigit" text:style-name="Internet_20_link" text:visited-style-name="Visited_20_Internet_20_Link">DecimalDigit</text:a>] <text:a xlink:type="simple" xlink:href="https://262.ecma-international.org/11.0/#prod-CharacterClassEscape" text:style-name="Internet_20_link" text:visited-style-name="Visited_20_Internet_20_Link">CharacterClassEscape</text:a> <text:a xlink:type="simple" xlink:href="https://262.ecma-international.org/11.0/#prod-UnicodePropertyValueExpression" text:style-name="Internet_20_link" text:visited-style-name="Visited_20_Internet_20_Link">UnicodePropertyValueExpression</text:a> <text:a xlink:type="simple" xlink:href="https://262.ecma-international.org/11.0/#prod-UnicodePropertyValueExpression" text:style-name="Internet_20_link" text:visited-style-name="Visited_20_Internet_20_Link">UnicodePropertyValueExpression</text:a> <text:a xlink:type="simple" xlink:href="https://262.ecma-international.org/11.0/#prod-UnicodePropertyValueExpression" text:style-name="Internet_20_link" text:visited-style-name="Visited_20_Internet_20_Link">UnicodePropertyValueExpression</text:a><text:a xlink:type="simple" xlink:href="https://262.ecma-international.org/11.0/#prod-UnicodePropertyName" text:style-name="Internet_20_link" text:visited-style-name="Visited_20_Internet_20_Link">UnicodePropertyName</text:a><text:a xlink:type="simple" xlink:href="https://262.ecma-international.org/11.0/#prod-UnicodePropertyValue" text:style-name="Internet_20_link" text:visited-style-name="Visited_20_Internet_20_Link">UnicodePropertyValue</text:a> <text:a xlink:type="simple" xlink:href="https://262.ecma-international.org/11.0/#prod-LoneUnicodePropertyNameOrValue" text:style-name="Internet_20_link" text:visited-style-name="Visited_20_Internet_20_Link">LoneUnicodePropertyNameOrValue</text:a> <text:a xlink:type="simple" xlink:href="https://262.ecma-international.org/11.0/#prod-UnicodePropertyName" text:style-name="Internet_20_link" text:visited-style-name="Visited_20_Internet_20_Link">UnicodePropertyName</text:a><text:a xlink:type="simple" xlink:href="https://262.ecma-international.org/11.0/#prod-UnicodePropertyNameCharacters" text:style-name="Internet_20_link" text:visited-style-name="Visited_20_Internet_20_Link">UnicodePropertyNameCharacters</text:a> <text:a xlink:type="simple" xlink:href="https://262.ecma-international.org/11.0/#prod-UnicodePropertyNameCharacters" text:style-name="Internet_20_link" text:visited-style-name="Visited_20_Internet_20_Link">UnicodePropertyNameCharacters</text:a><text:a xlink:type="simple" xlink:href="https://262.ecma-international.org/11.0/#prod-UnicodePropertyNameCharacter" text:style-name="Internet_20_link" text:visited-style-name="Visited_20_Internet_20_Link">UnicodePropertyNameCharacter</text:a><text:a xlink:type="simple" xlink:href="https://262.ecma-international.org/11.0/#prod-UnicodePropertyNameCharacters" text:style-name="Internet_20_link" text:visited-style-name="Visited_20_Internet_20_Link">UnicodePropertyNameCharacters</text:a> <text:a xlink:type="simple" xlink:href="https://262.ecma-international.org/11.0/#prod-UnicodePropertyValue" text:style-name="Internet_20_link" text:visited-style-name="Visited_20_Internet_20_Link">UnicodePropertyValue</text:a><text:a xlink:type="simple" xlink:href="https://262.ecma-international.org/11.0/#prod-UnicodePropertyValueCharacters" text:style-name="Internet_20_link" text:visited-style-name="Visited_20_Internet_20_Link">UnicodePropertyValueCharacters</text:a> <text:soft-page-break/><text:a xlink:type="simple" xlink:href="https://262.ecma-international.org/11.0/#prod-LoneUnicodePropertyNameOrValue" text:style-name="Internet_20_link" text:visited-style-name="Visited_20_Internet_20_Link">LoneUnicodePropertyNameOrValue</text:a><text:a xlink:type="simple" xlink:href="https://262.ecma-international.org/11.0/#prod-UnicodePropertyValueCharacters" text:style-name="Internet_20_link" text:visited-style-name="Visited_20_Internet_20_Link">UnicodePropertyValueCharacters</text:a> <text:a xlink:type="simple" xlink:href="https://262.ecma-international.org/11.0/#prod-UnicodePropertyValueCharacters" text:style-name="Internet_20_link" text:visited-style-name="Visited_20_Internet_20_Link">UnicodePropertyValueCharacters</text:a><text:a xlink:type="simple" xlink:href="https://262.ecma-international.org/11.0/#prod-UnicodePropertyValueCharacter" text:style-name="Internet_20_link" text:visited-style-name="Visited_20_Internet_20_Link">UnicodePropertyValueCharacter</text:a><text:a xlink:type="simple" xlink:href="https://262.ecma-international.org/11.0/#prod-UnicodePropertyValueCharacters" text:style-name="Internet_20_link" text:visited-style-name="Visited_20_Internet_20_Link">UnicodePropertyValueCharacters</text:a> <text:a xlink:type="simple" xlink:href="https://262.ecma-international.org/11.0/#prod-UnicodePropertyValueCharacter" text:style-name="Internet_20_link" text:visited-style-name="Visited_20_Internet_20_Link">UnicodePropertyValueCharacter</text:a><text:a xlink:type="simple" xlink:href="https://262.ecma-international.org/11.0/#prod-UnicodePropertyNameCharacter" text:style-name="Internet_20_link" text:visited-style-name="Visited_20_Internet_20_Link">UnicodePropertyNameCharacter</text:a> 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UnicodePropertyNameCharacter" text:style-name="Internet_20_link" text:visited-style-name="Visited_20_Internet_20_Link">UnicodePropertyNameCharacter</text:a><text:a xlink:type="simple" xlink:href="https://262.ecma-international.org/11.0/#prod-ControlLetter" text:style-name="Internet_20_link" text:visited-style-name="Visited_20_Internet_20_Link">ControlLetter</text:a> <text:a xlink:type="simple" xlink:href="https://262.ecma-international.org/11.0/#prod-CharacterClass" text:style-name="Internet_20_link" text:visited-style-name="Visited_20_Internet_20_Link">CharacterClass</text:a>]<text:a xlink:type="simple" xlink:href="https://262.ecma-international.org/11.0/#prod-ClassRanges" text:style-name="Internet_20_link" text:visited-style-name="Visited_20_Internet_20_Link">ClassRanges</text:a> <text:a xlink:type="simple" xlink:href="https://262.ecma-international.org/11.0/#prod-ClassRanges" text:style-name="Internet_20_link" text:visited-style-name="Visited_20_Internet_20_Link">ClassRanges</text:a> <text:a xlink:type="simple" xlink:href="https://262.ecma-international.org/11.0/#prod-ClassRanges" text:style-name="Internet_20_link" text:visited-style-name="Visited_20_Internet_20_Link">ClassRanges</text:a> <text:a xlink:type="simple" xlink:href="https://262.ecma-international.org/11.0/#prod-NonemptyClassRanges" text:style-name="Internet_20_link" text:visited-style-name="Visited_20_Internet_20_Link">NonemptyClassRanges</text:a> <text:a xlink:type="simple" xlink:href="https://262.ecma-international.org/11.0/#prod-NonemptyClassRanges" text:style-name="Internet_20_link" text:visited-style-name="Visited_20_Internet_20_Link">NonemptyClassRanges</text:a><text:a xlink:type="simple" xlink:href="https://262.ecma-international.org/11.0/#prod-ClassAtom" text:style-name="Internet_20_link" text:visited-style-name="Visited_20_Internet_20_Link">ClassAtom</text:a> <text:a xlink:type="simple" xlink:href="https://262.ecma-international.org/11.0/#prod-ClassAtom" text:style-name="Internet_20_link" text:visited-style-name="Visited_20_Internet_20_Link">ClassAtom</text:a><text:a xlink:type="simple" xlink:href="https://262.ecma-international.org/11.0/#prod-NonemptyClassRangesNoDash" text:style-name="Internet_20_link" text:visited-style-name="Visited_20_Internet_20_Link">NonemptyClassRangesNoDash</text:a> <text:a xlink:type="simple" xlink:href="https://262.ecma-international.org/11.0/#prod-ClassAtom" text:style-name="Internet_20_link" text:visited-style-name="Visited_20_Internet_20_Link">ClassAtom</text:a><text:a xlink:type="simple" xlink:href="https://262.ecma-international.org/11.0/#prod-ClassAtom" text:style-name="Internet_20_link" text:visited-style-name="Visited_20_Internet_20_Link">ClassAtom</text:a><text:a xlink:type="simple" xlink:href="https://262.ecma-international.org/11.0/#prod-ClassRanges" text:style-name="Internet_20_link" text:visited-style-name="Visited_20_Internet_20_Link">ClassRanges</text:a> <text:a xlink:type="simple" xlink:href="https://262.ecma-international.org/11.0/#prod-NonemptyClassRangesNoDash" text:style-name="Internet_20_link" text:visited-style-name="Visited_20_Internet_20_Link">NonemptyClassRangesNoDash</text:a><text:a xlink:type="simple" xlink:href="https://262.ecma-international.org/11.0/#prod-ClassAtom" text:style-name="Internet_20_link" text:visited-style-name="Visited_20_Internet_20_Link">ClassAtom</text:a> <text:a xlink:type="simple" xlink:href="https://262.ecma-international.org/11.0/#prod-ClassAtomNoDash" text:style-name="Internet_20_link" text:visited-style-name="Visited_20_Internet_20_Link">ClassAtomNoDash</text:a><text:a xlink:type="simple" xlink:href="https://262.ecma-international.org/11.0/#prod-NonemptyClassRangesNoDash" text:style-name="Internet_20_link" text:visited-style-name="Visited_20_Internet_20_Link">NonemptyClassRangesNoDash</text:a> <text:a xlink:type="simple" xlink:href="https://262.ecma-international.org/11.0/#prod-ClassAtomNoDash" text:style-name="Internet_20_link" text:visited-style-name="Visited_20_Internet_20_Link">ClassAtomNoDash</text:a><text:a xlink:type="simple" xlink:href="https://262.ecma-international.org/11.0/#prod-ClassAtom" text:style-name="Internet_20_link" text:visited-style-name="Visited_20_Internet_20_Link">ClassAtom</text:a><text:a xlink:type="simple" xlink:href="https://262.ecma-international.org/11.0/#prod-ClassRanges" text:style-name="Internet_20_link" text:visited-style-name="Visited_20_Internet_20_Link">ClassRanges</text:a> <text:a xlink:type="simple" xlink:href="https://262.ecma-international.org/11.0/#prod-ClassAtom" text:style-name="Internet_20_link" text:visited-style-name="Visited_20_Internet_20_Link">ClassAtom</text:a> <text:a xlink:type="simple" xlink:href="https://262.ecma-international.org/11.0/#prod-ClassAtomNoDash" text:style-name="Internet_20_link" text:visited-style-name="Visited_20_Internet_20_Link">ClassAtomNoDash</text:a> <text:a xlink:type="simple" xlink:href="https://262.ecma-international.org/11.0/#prod-ClassAtomNoDash" text:style-name="Internet_20_link" text:visited-style-name="Visited_20_Internet_20_Link">ClassAtomNoDash</text:a><text:a xlink:type="simple" xlink:href="https://262.ecma-international.org/11.0/#prod-SourceCharacter" text:style-name="Internet_20_link" text:visited-style-name="Visited_20_Internet_20_Link">SourceCharacter</text:a> or or <text:a xlink:type="simple" xlink:href="https://262.ecma-international.org/11.0/#prod-ClassEscape" text:style-name="Internet_20_link" text:visited-style-name="Visited_20_Internet_20_Link">ClassEscape</text:a> <text:a xlink:type="simple" xlink:href="https://262.ecma-international.org/11.0/#prod-ClassEscape" text:style-name="Internet_20_link" text:visited-style-name="Visited_20_Internet_20_Link">ClassEscape</text:a> <text:a xlink:type="simple" xlink:href="https://262.ecma-international.org/11.0/#prod-CharacterClassEscape" text:style-name="Internet_20_link" text:visited-style-name="Visited_20_Internet_20_Link">CharacterClassEscape</text:a> <text:a xlink:type="simple" xlink:href="https://262.ecma-international.org/11.0/#prod-CharacterEscape" text:style-name="Internet_20_link" text:visited-style-name="Visited_20_Internet_20_Link">CharacterEscape</text:a> </text:p>
      <text:p text:style-name="Text_20_body"/>
      <text:h text:style-name="Heading_20_1" text:outline-level="1">B.1 Additional Syntax</text:h>
      <text:h text:style-name="Heading_20_1" text:outline-level="1">B.1.1 Numeric Literals</text:h>
      <text:p text:style-name="Text_20_body">The syntax and semantics of <text:a xlink:type="simple" xlink:href="https://262.ecma-international.org/11.0/#sec-literals-numeric-literals" text:style-name="Internet_20_link" text:visited-style-name="Visited_20_Internet_20_Link">11.8.3</text:a> is extended as follows except that this extension is not allowed for <text:a xlink:type="simple" xlink:href="https://262.ecma-international.org/11.0/#sec-strict-mode-code" text:style-name="Internet_20_link" text:visited-style-name="Visited_20_Internet_20_Link">strict mode code</text:a>:</text:p>
      <text:h text:style-name="Heading_20_2" text:outline-level="2">Syntax</text:h>
      <text:p text:style-name="Text_20_body"><text:a xlink:type="simple" xlink:href="https://262.ecma-international.org/11.0/#prod-annexB-NumericLiteral" text:style-name="Internet_20_link" text:visited-style-name="Visited_20_Internet_20_Link">NumericLiteral</text:a><text:a xlink:type="simple" xlink:href="https://262.ecma-international.org/11.0/#prod-DecimalLiteral" text:style-name="Internet_20_link" text:visited-style-name="Visited_20_Internet_20_Link">DecimalLiteral</text:a> <text:a xlink:type="simple" xlink:href="https://262.ecma-international.org/11.0/#prod-DecimalBigIntegerLiteral" text:style-name="Internet_20_link" text:visited-style-name="Visited_20_Internet_20_Link">DecimalBigIntegerLiteral</text:a> <text:a xlink:type="simple" xlink:href="https://262.ecma-international.org/11.0/#prod-NonDecimalIntegerLiteral" text:style-name="Internet_20_link" text:visited-style-name="Visited_20_Internet_20_Link">NonDecimalIntegerLiteral</text:a> <text:a xlink:type="simple" xlink:href="https://262.ecma-international.org/11.0/#prod-NonDecimalIntegerLiteral" text:style-name="Internet_20_link" text:visited-style-name="Visited_20_Internet_20_Link">NonDecimalIntegerLiteral</text:a><text:a xlink:type="simple" xlink:href="https://262.ecma-international.org/11.0/#prod-BigIntLiteralSuffix" text:style-name="Internet_20_link" text:visited-style-name="Visited_20_Internet_20_Link">BigIntLiteralSuffix</text:a> <text:a xlink:type="simple" xlink:href="https://262.ecma-international.org/11.0/#prod-annexB-LegacyOctalIntegerLiteral" text:style-name="Internet_20_link" text:visited-style-name="Visited_20_Internet_20_Link">LegacyOctalIntegerLiteral</text:a> <text:a xlink:type="simple" xlink:href="https://262.ecma-international.org/11.0/#prod-annexB-LegacyOctalIntegerLiteral" text:style-name="Internet_20_link" text:visited-style-name="Visited_20_Internet_20_Link">LegacyOctalIntegerLiteral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annexB-LegacyOctalIntegerLiteral" text:style-name="Internet_20_link" text:visited-style-name="Visited_20_Internet_20_Link">LegacyOctalIntegerLiteral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annexB-DecimalIntegerLiteral" text:style-name="Internet_20_link" text:visited-style-name="Visited_20_Internet_20_Link">DecimalIntegerLiteral</text:a> <text:a xlink:type="simple" xlink:href="https://262.ecma-international.org/11.0/#prod-NonZeroDigit" text:style-name="Internet_20_link" text:visited-style-name="Visited_20_Internet_20_Link">NonZeroDigit</text:a><text:a xlink:type="simple" xlink:href="https://262.ecma-international.org/11.0/#prod-DecimalDigits" text:style-name="Internet_20_link" text:visited-style-name="Visited_20_Internet_20_Link">DecimalDigits</text:a> <text:a xlink:type="simple" xlink:href="https://262.ecma-international.org/11.0/#prod-annexB-NonOctalDecimalIntegerLiteral" text:style-name="Internet_20_link" text:visited-style-name="Visited_20_Internet_20_Link">NonOctalDecimalIntegerLiteral</text:a> <text:a xlink:type="simple" xlink:href="https://262.ecma-international.org/11.0/#prod-annexB-NonOctalDecimalIntegerLiteral" text:style-name="Internet_20_link" text:visited-style-name="Visited_20_Internet_20_Link">NonOctalDecimalIntegerLiteral</text:a><text:a xlink:type="simple" xlink:href="https://262.ecma-international.org/11.0/#prod-annexB-NonOctalDigit" text:style-name="Internet_20_link" text:visited-style-name="Visited_20_Internet_20_Link">NonOctalDigit</text:a> 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annexB-NonOctalDigit" text:style-name="Internet_20_link" text:visited-style-name="Visited_20_Internet_20_Link">NonOctalDigit</text:a> <text:a xlink:type="simple" xlink:href="https://262.ecma-international.org/11.0/#prod-annexB-NonOctalDecimalIntegerLiteral" text:style-name="Internet_20_link" text:visited-style-name="Visited_20_Internet_20_Link">NonOctalDecimalIntegerLiteral</text:a><text:a xlink:type="simple" xlink:href="https://262.ecma-international.org/11.0/#prod-DecimalDigit" text:style-name="Internet_20_link" text:visited-style-name="Visited_20_Internet_20_Link">DecimalDigit</text:a> 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annexB-NonOctalDigit" text:style-name="Internet_20_link" text:visited-style-name="Visited_20_Internet_20_Link">NonOctalDigit</text:a> </text:p>
      <text:h text:style-name="Heading_20_1" text:outline-level="1">B.1.1.1 Static Semantics</text:h>
      <text:list xml:id="list104339607" text:style-name="L1">
        <text:list-item>
          <text:p text:style-name="P2">The MV of <text:a xlink:type="simple" xlink:href="https://262.ecma-international.org/11.0/#prod-annexB-LegacyOctalIntegerLiteral" text:style-name="Internet_20_link" text:visited-style-name="Visited_20_Internet_20_Link">LegacyOctalIntegerLiteral</text:a><text:a xlink:type="simple" xlink:href="https://262.ecma-international.org/11.0/#prod-OctalDigit" text:style-name="Internet_20_link" text:visited-style-name="Visited_20_Internet_20_Link">OctalDigit</text:a> is the MV of <text:a xlink:type="simple" xlink:href="https://262.ecma-international.org/11.0/#prod-OctalDigit" text:style-name="Internet_20_link" text:visited-style-name="Visited_20_Internet_20_Link">OctalDigit</text:a>. </text:p>
        </text:list-item>
        <text:list-item>
          <text:p text:style-name="P2">The MV of <text:a xlink:type="simple" xlink:href="https://262.ecma-international.org/11.0/#prod-annexB-LegacyOctalIntegerLiteral" text:style-name="Internet_20_link" text:visited-style-name="Visited_20_Internet_20_Link">LegacyOctalIntegerLiteral</text:a><text:a xlink:type="simple" xlink:href="https://262.ecma-international.org/11.0/#prod-annexB-LegacyOctalIntegerLiteral" text:style-name="Internet_20_link" text:visited-style-name="Visited_20_Internet_20_Link">LegacyOctalIntegerLiteral</text:a><text:a xlink:type="simple" xlink:href="https://262.ecma-international.org/11.0/#prod-OctalDigit" text:style-name="Internet_20_link" text:visited-style-name="Visited_20_Internet_20_Link">OctalDigit</text:a> is (the MV of <text:a xlink:type="simple" xlink:href="https://262.ecma-international.org/11.0/#prod-annexB-LegacyOctalIntegerLiteral" text:style-name="Internet_20_link" text:visited-style-name="Visited_20_Internet_20_Link">LegacyOctalIntegerLiteral</text:a> times 8) plus the MV of <text:a xlink:type="simple" xlink:href="https://262.ecma-international.org/11.0/#prod-OctalDigit" text:style-name="Internet_20_link" text:visited-style-name="Visited_20_Internet_20_Link">OctalDigit</text:a>. </text:p>
        </text:list-item>
        <text:list-item>
          <text:p text:style-name="P2">The MV of <text:a xlink:type="simple" xlink:href="https://262.ecma-international.org/11.0/#prod-annexB-DecimalIntegerLiteral" text:style-name="Internet_20_link" text:visited-style-name="Visited_20_Internet_20_Link">DecimalIntegerLiteral</text:a><text:a xlink:type="simple" xlink:href="https://262.ecma-international.org/11.0/#prod-annexB-NonOctalDecimalIntegerLiteral" text:style-name="Internet_20_link" text:visited-style-name="Visited_20_Internet_20_Link">NonOctalDecimalIntegerLiteral</text:a> is the MV of <text:a xlink:type="simple" xlink:href="https://262.ecma-international.org/11.0/#prod-annexB-NonOctalDecimalIntegerLiteral" text:style-name="Internet_20_link" text:visited-style-name="Visited_20_Internet_20_Link">NonOctalDecimalIntegerLiteral</text:a>. </text:p>
        </text:list-item>
        <text:list-item>
          <text:p text:style-name="P2">The MV of <text:a xlink:type="simple" xlink:href="https://262.ecma-international.org/11.0/#prod-annexB-NonOctalDecimalIntegerLiteral" text:style-name="Internet_20_link" text:visited-style-name="Visited_20_Internet_20_Link">NonOctalDecimalIntegerLiteral</text:a><text:a xlink:type="simple" xlink:href="https://262.ecma-international.org/11.0/#prod-annexB-NonOctalDigit" text:style-name="Internet_20_link" text:visited-style-name="Visited_20_Internet_20_Link">NonOctalDigit</text:a> is the MV of <text:a xlink:type="simple" xlink:href="https://262.ecma-international.org/11.0/#prod-annexB-NonOctalDigit" text:style-name="Internet_20_link" text:visited-style-name="Visited_20_Internet_20_Link">NonOctalDigit</text:a>. </text:p>
        </text:list-item>
        <text:list-item>
          <text:p text:style-name="P2">The MV of <text:a xlink:type="simple" xlink:href="https://262.ecma-international.org/11.0/#prod-annexB-NonOctalDecimalIntegerLiteral" text:style-name="Internet_20_link" text:visited-style-name="Visited_20_Internet_20_Link">NonOctalDecimalIntegerLiteral</text:a>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annexB-NonOctalDigit" text:style-name="Internet_20_link" text:visited-style-name="Visited_20_Internet_20_Link">NonOctalDigit</text:a> is (the MV of <text:a xlink:type="simple" xlink:href="https://262.ecma-international.org/11.0/#prod-annexB-LegacyOctalLikeDecimalIntegerLiteral" text:style-name="Internet_20_link" text:visited-style-name="Visited_20_Internet_20_Link">LegacyOctalLikeDecimalIntegerLiteral</text:a> times 10) plus the MV of <text:a xlink:type="simple" xlink:href="https://262.ecma-international.org/11.0/#prod-annexB-NonOctalDigit" text:style-name="Internet_20_link" text:visited-style-name="Visited_20_Internet_20_Link">NonOctalDigit</text:a>. </text:p>
        </text:list-item>
        <text:list-item>
          <text:p text:style-name="P2">The MV of <text:a xlink:type="simple" xlink:href="https://262.ecma-international.org/11.0/#prod-annexB-NonOctalDecimalIntegerLiteral" text:style-name="Internet_20_link" text:visited-style-name="Visited_20_Internet_20_Link">NonOctalDecimalIntegerLiteral</text:a><text:a xlink:type="simple" xlink:href="https://262.ecma-international.org/11.0/#prod-annexB-NonOctalDecimalIntegerLiteral" text:style-name="Internet_20_link" text:visited-style-name="Visited_20_Internet_20_Link">NonOctalDecimalIntegerLiteral</text:a><text:a xlink:type="simple" xlink:href="https://262.ecma-international.org/11.0/#prod-DecimalDigit" text:style-name="Internet_20_link" text:visited-style-name="Visited_20_Internet_20_Link">DecimalDigit</text:a> is (the MV of <text:a xlink:type="simple" xlink:href="https://262.ecma-international.org/11.0/#prod-annexB-NonOctalDecimalIntegerLiteral" text:style-name="Internet_20_link" text:visited-style-name="Visited_20_Internet_20_Link">NonOctalDecimalIntegerLiteral</text:a> times 10) plus the MV of <text:a xlink:type="simple" xlink:href="https://262.ecma-international.org/11.0/#prod-DecimalDigit" text:style-name="Internet_20_link" text:visited-style-name="Visited_20_Internet_20_Link">DecimalDigit</text:a>. </text:p>
        </text:list-item>
        <text:list-item>
          <text:p text:style-name="P2"><text:soft-page-break/>The MV of 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OctalDigit" text:style-name="Internet_20_link" text:visited-style-name="Visited_20_Internet_20_Link">OctalDigit</text:a> is the MV of <text:a xlink:type="simple" xlink:href="https://262.ecma-international.org/11.0/#prod-OctalDigit" text:style-name="Internet_20_link" text:visited-style-name="Visited_20_Internet_20_Link">OctalDigit</text:a>. </text:p>
        </text:list-item>
        <text:list-item>
          <text:p text:style-name="P2">The MV of 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annexB-LegacyOctalLikeDecimalIntegerLiteral" text:style-name="Internet_20_link" text:visited-style-name="Visited_20_Internet_20_Link">LegacyOctalLikeDecimalIntegerLiteral</text:a><text:a xlink:type="simple" xlink:href="https://262.ecma-international.org/11.0/#prod-OctalDigit" text:style-name="Internet_20_link" text:visited-style-name="Visited_20_Internet_20_Link">OctalDigit</text:a> is (the MV of <text:a xlink:type="simple" xlink:href="https://262.ecma-international.org/11.0/#prod-annexB-LegacyOctalLikeDecimalIntegerLiteral" text:style-name="Internet_20_link" text:visited-style-name="Visited_20_Internet_20_Link">LegacyOctalLikeDecimalIntegerLiteral</text:a> times 10) plus the MV of <text:a xlink:type="simple" xlink:href="https://262.ecma-international.org/11.0/#prod-OctalDigit" text:style-name="Internet_20_link" text:visited-style-name="Visited_20_Internet_20_Link">OctalDigit</text:a>. </text:p>
        </text:list-item>
        <text:list-item>
          <text:p text:style-name="P2">The MV of <text:a xlink:type="simple" xlink:href="https://262.ecma-international.org/11.0/#prod-annexB-NonOctalDigit" text:style-name="Internet_20_link" text:visited-style-name="Visited_20_Internet_20_Link">NonOctalDigit</text:a> is 8. </text:p>
        </text:list-item>
        <text:list-item>
          <text:p text:style-name="P1">The MV of <text:a xlink:type="simple" xlink:href="https://262.ecma-international.org/11.0/#prod-annexB-NonOctalDigit" text:style-name="Internet_20_link" text:visited-style-name="Visited_20_Internet_20_Link">NonOctalDigit</text:a> is 9. </text:p>
        </text:list-item>
      </text:list>
      <text:h text:style-name="Heading_20_1" text:outline-level="1">B.1.2 String Literals</text:h>
      <text:p text:style-name="Text_20_body">The syntax and semantics of <text:a xlink:type="simple" xlink:href="https://262.ecma-international.org/11.0/#sec-literals-string-literals" text:style-name="Internet_20_link" text:visited-style-name="Visited_20_Internet_20_Link">11.8.4</text:a> is extended as follows except that this extension is not allowed for <text:a xlink:type="simple" xlink:href="https://262.ecma-international.org/11.0/#sec-strict-mode-code" text:style-name="Internet_20_link" text:visited-style-name="Visited_20_Internet_20_Link">strict mode code</text:a>:</text:p>
      <text:h text:style-name="Heading_20_2" text:outline-level="2">Syntax</text:h>
      <text:p text:style-name="Text_20_body"><text:a xlink:type="simple" xlink:href="https://262.ecma-international.org/11.0/#prod-annexB-EscapeSequence" text:style-name="Internet_20_link" text:visited-style-name="Visited_20_Internet_20_Link">EscapeSequence</text:a><text:a xlink:type="simple" xlink:href="https://262.ecma-international.org/11.0/#prod-CharacterEscapeSequence" text:style-name="Internet_20_link" text:visited-style-name="Visited_20_Internet_20_Link">CharacterEscapeSequence</text:a> <text:a xlink:type="simple" xlink:href="https://262.ecma-international.org/11.0/#prod-annexB-LegacyOctalEscapeSequence" text:style-name="Internet_20_link" text:visited-style-name="Visited_20_Internet_20_Link">LegacyOctalEscapeSequence</text:a> <text:a xlink:type="simple" xlink:href="https://262.ecma-international.org/11.0/#prod-HexEscapeSequence" text:style-name="Internet_20_link" text:visited-style-name="Visited_20_Internet_20_Link">HexEscapeSequence</text:a> <text:a xlink:type="simple" xlink:href="https://262.ecma-international.org/11.0/#prod-UnicodeEscapeSequence" text:style-name="Internet_20_link" text:visited-style-name="Visited_20_Internet_20_Link">UnicodeEscapeSequence</text:a> <text:a xlink:type="simple" xlink:href="https://262.ecma-international.org/11.0/#prod-annexB-LegacyOctalEscapeSequence" text:style-name="Internet_20_link" text:visited-style-name="Visited_20_Internet_20_Link">LegacyOctalEscapeSequence</text:a><text:a xlink:type="simple" xlink:href="https://262.ecma-international.org/11.0/#prod-OctalDigit" text:style-name="Internet_20_link" text:visited-style-name="Visited_20_Internet_20_Link">OctalDigit</text:a><text:a xlink:type="simple" xlink:href="https://262.ecma-international.org/11.0/#prod-OctalDigit" text:style-name="Internet_20_link" text:visited-style-name="Visited_20_Internet_20_Link">OctalDigit</text:a>] <text:a xlink:type="simple" xlink:href="https://262.ecma-international.org/11.0/#prod-annexB-ZeroToThree" text:style-name="Internet_20_link" text:visited-style-name="Visited_20_Internet_20_Link">ZeroToThree</text:a><text:a xlink:type="simple" xlink:href="https://262.ecma-international.org/11.0/#prod-OctalDigit" text:style-name="Internet_20_link" text:visited-style-name="Visited_20_Internet_20_Link">OctalDigit</text:a><text:a xlink:type="simple" xlink:href="https://262.ecma-international.org/11.0/#prod-OctalDigit" text:style-name="Internet_20_link" text:visited-style-name="Visited_20_Internet_20_Link">OctalDigit</text:a>] <text:a xlink:type="simple" xlink:href="https://262.ecma-international.org/11.0/#prod-annexB-FourToSeven" text:style-name="Internet_20_link" text:visited-style-name="Visited_20_Internet_20_Link">FourToSeven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annexB-ZeroToThree" text:style-name="Internet_20_link" text:visited-style-name="Visited_20_Internet_20_Link">ZeroToThree</text:a><text:a xlink:type="simple" xlink:href="https://262.ecma-international.org/11.0/#prod-OctalDigit" text:style-name="Internet_20_link" text:visited-style-name="Visited_20_Internet_20_Link">OctalDigit</text:a><text:a xlink:type="simple" xlink:href="https://262.ecma-international.org/11.0/#prod-OctalDigit" text:style-name="Internet_20_link" text:visited-style-name="Visited_20_Internet_20_Link">OctalDigit</text:a> <text:a xlink:type="simple" xlink:href="https://262.ecma-international.org/11.0/#prod-annexB-ZeroToThree" text:style-name="Internet_20_link" text:visited-style-name="Visited_20_Internet_20_Link">ZeroToThree</text:a> <text:a xlink:type="simple" xlink:href="https://262.ecma-international.org/11.0/#prod-annexB-FourToSeven" text:style-name="Internet_20_link" text:visited-style-name="Visited_20_Internet_20_Link">FourToSeven</text:a> </text:p>
      <text:p text:style-name="Text_20_body">This definition of <text:a xlink:type="simple" xlink:href="https://262.ecma-international.org/11.0/#prod-annexB-EscapeSequence" text:style-name="Internet_20_link" text:visited-style-name="Visited_20_Internet_20_Link">EscapeSequence</text:a> is not used in strict mode or when parsing <text:a xlink:type="simple" xlink:href="https://262.ecma-international.org/11.0/#prod-TemplateCharacter" text:style-name="Internet_20_link" text:visited-style-name="Visited_20_Internet_20_Link">TemplateCharacter</text:a>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0:51:09.899649594</meta:creation-date>
    <dc:date>2021-03-30T20:53:14.854216367</dc:date>
    <meta:editing-duration>PT2M5S</meta:editing-duration>
    <meta:editing-cycles>1</meta:editing-cycles>
    <meta:document-statistic meta:table-count="0" meta:image-count="0" meta:object-count="0" meta:page-count="10" meta:paragraph-count="62" meta:word-count="1179" meta:character-count="24805" meta:non-whitespace-character-count="23655"/>
    <meta:generator>LibreOffice/7.0.3.1$Linux_X86_64 LibreOffice_project/00$Build-1</meta:generator>
  </office:meta>
</office:document-meta>
</file>